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" svg:font-family="'Gill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pt"/>
    </style:style>
    <style:style style:name="co2" style:family="table-column">
      <style:table-column-properties fo:break-before="auto" style:column-width="180.79pt"/>
    </style:style>
    <style:style style:name="co3" style:family="table-column">
      <style:table-column-properties fo:break-before="auto" style:column-width="43.65pt"/>
    </style:style>
    <style:style style:name="co4" style:family="table-column">
      <style:table-column-properties fo:break-before="auto" style:column-width="65pt"/>
    </style:style>
    <style:style style:name="co5" style:family="table-column">
      <style:table-column-properties fo:break-before="auto" style:column-width="46.69pt"/>
    </style:style>
    <style:style style:name="co6" style:family="table-column">
      <style:table-column-properties fo:break-before="auto" style:column-width="77.19pt"/>
    </style:style>
    <style:style style:name="co7" style:family="table-column">
      <style:table-column-properties fo:break-before="auto" style:column-width="67.04pt"/>
    </style:style>
    <style:style style:name="co8" style:family="table-column">
      <style:table-column-properties fo:break-before="auto" style:column-width="124.95pt"/>
    </style:style>
    <style:style style:name="co9" style:family="table-column">
      <style:table-column-properties fo:break-before="auto" style:column-width="64.69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Blat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" fo:font-size="14pt" fo:font-style="normal" fo:text-shadow="none" style:text-underline-style="none" fo:font-weight="bold" style:font-size-asian="14pt" style:font-style-asian="normal" style:font-weight-asian="bold" style:font-name-complex="Gill Sans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ill Sans" fo:font-size="12pt" fo:font-style="normal" fo:text-shadow="none" style:text-underline-style="none" fo:font-weight="bold" style:font-size-asian="12pt" style:font-style-asian="normal" style:font-weight-asian="bold" style:font-name-complex="Gill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bf1de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ebf1de" style:diagonal-bl-tr="none" style:diagonal-tl-br="none" fo:border-left="0.74pt solid #000000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ebf1d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ebf1de" style:diagonal-bl-tr="none" style:diagonal-tl-br="none" fo:border-left="0.0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5" style:family="table-cell" style:parent-style-name="Default" style:data-style-name="N10128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7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8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0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1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3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6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57" style:family="table-cell" style:parent-style-name="Default" style:data-style-name="N10128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65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6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8" style:family="table-cell" style:parent-style-name="Default" style:data-style-name="N127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9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0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6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7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0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8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25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89" style:family="table-cell" style:parent-style-name="Default" style:data-style-name="N125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0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1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3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4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5" style:family="table-cell" style:parent-style-name="Default" style:data-style-name="N10128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 style:data-style-name="N10128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3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 style:data-style-name="N10128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6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9" style:family="table-cell" style:parent-style-name="Default" style:data-style-name="N125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4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6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7" style:family="table-cell" style:parent-style-name="Default" style:data-style-name="N128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18" style:family="table-cell" style:parent-style-name="Default" style:data-style-name="N10128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25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3" style:family="table-cell" style:parent-style-name="Default" style:data-style-name="N10128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125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2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6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7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8" style:family="table-cell" style:parent-style-name="Default" style:data-style-name="N10128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25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3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3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34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128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36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7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8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rotation-align="none"/>
    </style:style>
    <style:style style:name="ce140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1" style:family="table-cell" style:parent-style-name="Default" style:data-style-name="N0">
      <style:table-cell-properties fo:border-bottom="0.74pt solid #000000" fo:background-color="#ebf1d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2" style:family="table-cell" style:parent-style-name="Default" style:data-style-name="N1">
      <style:table-cell-properties fo:border-bottom="0.06pt solid #000000" fo:background-color="#fdea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43" style:family="table-cell" style:parent-style-name="Default" style:data-style-name="N1">
      <style:table-cell-properties fo:border-bottom="0.74pt solid #000000" fo:background-color="#fdea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5" style:family="table-cell" style:parent-style-name="Default" style:data-style-name="N129">
      <style:table-cell-properties fo:border-bottom="0.06pt solid #000000" fo:background-color="#fdea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46" style:family="table-cell" style:parent-style-name="Default" style:data-style-name="N129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8" style:family="table-cell" style:parent-style-name="Default" style:data-style-name="N126">
      <style:table-cell-properties fo:border-bottom="0.06pt solid #000000" style:diagonal-bl-tr="none" style:diagonal-tl-br="none" fo:background-color="transparent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49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50" style:family="table-cell" style:parent-style-name="Default">
      <style:table-cell-properties fo:background-color="transparent" style:rotation-align="none"/>
    </style:style>
    <style:style style:name="T1" style:family="text">
      <style:text-properties fo:color="#000000" style:font-name="Gill Sans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Gill Sans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style:font-style-complex="italic" style:font-name="Gill Sans" style:font-style-asian="italic" style:font-weight-complex="normal" style:font-weight-asian="normal" style:font-size-complex="10pt" style:font-size-asian="10pt" style:font-name-complex="Gill Sans" style:text-position="0% 100%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Gill Sans" style:font-weight-complex="normal" style:font-weight-asian="normal" style:font-size-complex="10pt" style:font-size-asian="10pt" style:font-name-complex="Gill Sans" style:text-position="0% 100%" fo:color="#000000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  <style:style style:name="T4" style:family="text">
      <style:text-properties style:use-window-font-color="true" style:font-name="Gill Sans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Gill Sans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style:font-style-complex="normal" style:font-name="Gill Sans" style:font-style-asian="normal" style:font-weight-complex="normal" style:font-weight-asian="normal" style:font-size-complex="10pt" style:font-size-asian="10pt" style:font-name-complex="Gill Sans" style:text-position="0% 100%" style:use-window-font-color="true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" style:family="text">
      <style:text-properties style:font-name="Gill Sans" style:font-weight-complex="normal" style:font-weight-asian="normal" style:font-size-complex="10pt" style:font-size-asian="10pt" style:font-name-complex="Gill Sans" style:text-position="0% 100%" style:use-window-font-color="true" style:text-outline="false" style:text-line-through-type="none" style:text-underline-style="none" style:text-underline-color="font-color" fo:font-weight="normal" fo:font-size="10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78"/>
        <table:table-column table:style-name="co6" table:default-cell-style-name="ce86"/>
        <table:table-column table:style-name="co6" table:default-cell-style-name="ce78"/>
        <table:table-column table:style-name="co6" table:default-cell-style-name="ce86"/>
        <table:table-column table:style-name="co6" table:default-cell-style-name="ce78"/>
        <table:table-column table:style-name="co6" table:number-columns-repeated="10" table:default-cell-style-name="ce86"/>
        <table:table-column table:style-name="co6" table:default-cell-style-name="ce134"/>
        <table:table-column table:style-name="co7" table:default-cell-style-name="ce139"/>
        <table:table-column table:style-name="co6" table:default-cell-style-name="Default"/>
        <table:table-column table:style-name="co8" table:default-cell-style-name="Default"/>
        <table:table-column table:style-name="co9" table:number-columns-repeated="995" table:default-cell-style-name="Default"/>
        <table:table-row table:style-name="ro1">
          <table:table-cell table:style-name="ce1" office:value-type="string" calcext:value-type="string">
            <text:p>Verkäufe Bookwire Gesamt 2017 und Autorenhonorar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3"/>
          <table:table-cell table:style-name="ce2"/>
          <table:table-cell table:number-columns-repeated="1022"/>
        </table:table-row>
        <table:table-row table:style-name="ro3">
          <table:table-cell table:style-name="ce4" office:value-type="string" calcext:value-type="string">
            <text:p>ISBN</text:p>
          </table:table-cell>
          <table:table-cell table:style-name="ce20" office:value-type="string" calcext:value-type="string">
            <text:p>Autor, Titel</text:p>
          </table:table-cell>
          <table:table-cell table:style-name="ce35" office:value-type="date" office:date-value="2017-01-01" calcext:value-type="date" table:number-columns-spanned="2" table:number-rows-spanned="1">
            <text:p>Jan-17</text:p>
          </table:table-cell>
          <table:covered-table-cell table:style-name="ce45"/>
          <table:table-cell table:style-name="ce57" office:value-type="date" office:date-value="2017-02-01" calcext:value-type="date" table:number-columns-spanned="2" table:number-rows-spanned="1">
            <text:p>Feb-17</text:p>
          </table:table-cell>
          <table:covered-table-cell table:style-name="ce63"/>
          <table:table-cell table:style-name="ce35" office:value-type="date" office:date-value="2017-03-01" calcext:value-type="date" table:number-columns-spanned="2" table:number-rows-spanned="1">
            <text:p>Mar-17</text:p>
          </table:table-cell>
          <table:covered-table-cell table:style-name="ce45"/>
          <table:table-cell table:style-name="ce35" office:value-type="date" office:date-value="2017-04-01" calcext:value-type="date" table:number-columns-spanned="2" table:number-rows-spanned="1">
            <text:p>Apr-17</text:p>
          </table:table-cell>
          <table:covered-table-cell table:style-name="ce45"/>
          <table:table-cell table:style-name="ce35" office:value-type="date" office:date-value="2017-05-01" calcext:value-type="date" table:number-columns-spanned="2" table:number-rows-spanned="1">
            <text:p>May-17</text:p>
          </table:table-cell>
          <table:covered-table-cell table:style-name="ce87"/>
          <table:table-cell table:style-name="ce95" office:value-type="date" office:date-value="2017-06-01" calcext:value-type="date" table:number-columns-spanned="2" table:number-rows-spanned="1">
            <text:p>Jun-17</text:p>
          </table:table-cell>
          <table:covered-table-cell table:style-name="ce98"/>
          <table:table-cell table:style-name="ce95" office:value-type="date" office:date-value="2017-07-01" calcext:value-type="date" table:number-columns-spanned="2" table:number-rows-spanned="1">
            <text:p>Jul-17</text:p>
          </table:table-cell>
          <table:covered-table-cell table:style-name="ce101"/>
          <table:table-cell table:style-name="ce102" office:value-type="date" office:date-value="2017-08-01" calcext:value-type="date" table:number-columns-spanned="2" table:number-rows-spanned="1">
            <text:p>Aug-17</text:p>
          </table:table-cell>
          <table:covered-table-cell table:style-name="ce104"/>
          <table:table-cell table:style-name="ce105" office:value-type="date" office:date-value="2017-09-01" calcext:value-type="date" table:number-columns-spanned="2" table:number-rows-spanned="1">
            <text:p>Sep-17</text:p>
          </table:table-cell>
          <table:covered-table-cell table:style-name="ce104"/>
          <table:table-cell table:style-name="ce102" office:value-type="date" office:date-value="2017-10-01" calcext:value-type="date" table:number-columns-spanned="2" table:number-rows-spanned="1">
            <text:p>Oct-17</text:p>
          </table:table-cell>
          <table:covered-table-cell table:style-name="ce115"/>
          <table:table-cell table:style-name="ce118" office:value-type="date" office:date-value="2017-11-01" calcext:value-type="date" table:number-columns-spanned="2" table:number-rows-spanned="1">
            <text:p>Nov-17</text:p>
          </table:table-cell>
          <table:covered-table-cell table:style-name="ce123"/>
          <table:table-cell table:style-name="ce128" office:value-type="date" office:date-value="2017-12-01" calcext:value-type="date" table:number-columns-spanned="2" table:number-rows-spanned="1">
            <text:p>Dec-17</text:p>
          </table:table-cell>
          <table:covered-table-cell table:style-name="ce115"/>
          <table:table-cell table:style-name="ce140" office:value-type="string" calcext:value-type="string" table:number-columns-spanned="2" table:number-rows-spanned="1">
            <text:p>Gesamt 2017</text:p>
          </table:table-cell>
          <table:covered-table-cell table:style-name="ce140"/>
          <table:table-cell table:style-name="ce147" office:value-type="string" calcext:value-type="string">
            <text:p>Autorenhonorar</text:p>
          </table:table-cell>
          <table:table-cell table:number-columns-repeated="995"/>
        </table:table-row>
        <table:table-row table:style-name="ro4">
          <table:table-cell table:style-name="ce5"/>
          <table:table-cell table:style-name="ce21"/>
          <table:table-cell table:style-name="ce36" office:value-type="string" calcext:value-type="string">
            <text:p>Anzahl</text:p>
          </table:table-cell>
          <table:table-cell table:style-name="ce46" office:value-type="string" calcext:value-type="string">
            <text:p>Betrag</text:p>
          </table:table-cell>
          <table:table-cell table:style-name="ce58" office:value-type="string" calcext:value-type="string">
            <text:p>Anzahl</text:p>
          </table:table-cell>
          <table:table-cell table:style-name="ce64" office:value-type="string" calcext:value-type="string">
            <text:p>Betrag</text:p>
          </table:table-cell>
          <table:table-cell table:style-name="ce36" office:value-type="string" calcext:value-type="string">
            <text:p>Anzahl</text:p>
          </table:table-cell>
          <table:table-cell table:style-name="ce46" office:value-type="string" calcext:value-type="string">
            <text:p>Betrag</text:p>
          </table:table-cell>
          <table:table-cell table:style-name="ce36" office:value-type="string" calcext:value-type="string">
            <text:p>Anzahl </text:p>
          </table:table-cell>
          <table:table-cell table:style-name="ce46" office:value-type="string" calcext:value-type="string">
            <text:p>Betrag</text:p>
          </table:table-cell>
          <table:table-cell table:style-name="ce79" office:value-type="string" calcext:value-type="string">
            <text:p>Anzahl</text:p>
          </table:table-cell>
          <table:table-cell table:style-name="ce88" office:value-type="string" calcext:value-type="string">
            <text:p>Betrag</text:p>
          </table:table-cell>
          <table:table-cell table:style-name="ce79" office:value-type="string" calcext:value-type="string">
            <text:p>Anzahl</text:p>
          </table:table-cell>
          <table:table-cell table:style-name="ce88" office:value-type="string" calcext:value-type="string">
            <text:p>Betrag</text:p>
          </table:table-cell>
          <table:table-cell table:style-name="ce79" office:value-type="string" calcext:value-type="string">
            <text:p>Anzahl</text:p>
          </table:table-cell>
          <table:table-cell table:style-name="ce88" office:value-type="string" calcext:value-type="string">
            <text:p>Betrag</text:p>
          </table:table-cell>
          <table:table-cell table:style-name="ce88" office:value-type="string" calcext:value-type="string">
            <text:p>Anzahl</text:p>
          </table:table-cell>
          <table:table-cell table:style-name="ce88" office:value-type="string" calcext:value-type="string">
            <text:p>Betrag</text:p>
          </table:table-cell>
          <table:table-cell table:style-name="ce88" office:value-type="string" calcext:value-type="string">
            <text:p>Anzahl</text:p>
          </table:table-cell>
          <table:table-cell table:style-name="ce88" office:value-type="string" calcext:value-type="string">
            <text:p>Betrag</text:p>
          </table:table-cell>
          <table:table-cell table:style-name="ce109" office:value-type="string" calcext:value-type="string">
            <text:p>Anzahl</text:p>
          </table:table-cell>
          <table:table-cell table:style-name="ce88" office:value-type="string" calcext:value-type="string">
            <text:p>Betrag</text:p>
          </table:table-cell>
          <table:table-cell table:style-name="ce119" office:value-type="string" calcext:value-type="string">
            <text:p>Anzahl</text:p>
          </table:table-cell>
          <table:table-cell table:style-name="ce124" office:value-type="string" calcext:value-type="string">
            <text:p>Betrag</text:p>
          </table:table-cell>
          <table:table-cell table:style-name="ce129" office:value-type="string" calcext:value-type="string">
            <text:p>Anzahl</text:p>
          </table:table-cell>
          <table:table-cell table:style-name="ce135" office:value-type="string" calcext:value-type="string">
            <text:p>Betrag</text:p>
          </table:table-cell>
          <table:table-cell table:style-name="ce141" office:value-type="string" calcext:value-type="string">
            <text:p>Anzahl 2017</text:p>
          </table:table-cell>
          <table:table-cell table:style-name="ce144" office:value-type="string" calcext:value-type="string">
            <text:p>Summe <text:s text:c="2"/>2017</text:p>
          </table:table-cell>
          <table:table-cell table:style-name="ce144" office:value-type="string" calcext:value-type="string">
            <text:p>25 Prozent</text:p>
          </table:table-cell>
          <table:table-cell table:number-columns-repeated="995"/>
        </table:table-row>
        <table:table-row table:style-name="ro3">
          <table:table-cell table:style-name="ce6" office:value-type="string" calcext:value-type="string">
            <text:p>978-3-908778-61-5</text:p>
          </table:table-cell>
          <table:table-cell table:style-name="ce22" office:value-type="string" calcext:value-type="string">
            <text:p>al-Azzawi, <text:span text:style-name="T1">Der Letzte der Engel</text:span></text:p>
          </table:table-cell>
          <table:table-cell table:style-name="ce37" office:value-type="float" office:value="0" calcext:value-type="float">
            <text:p>0</text:p>
          </table:table-cell>
          <table:table-cell table:style-name="ce47" office:value-type="currency" office:currency="EUR" office:value="0" calcext:value-type="currency">
            <text:p>0.00 €</text:p>
          </table:table-cell>
          <table:table-cell table:style-name="ce59"/>
          <table:table-cell table:style-name="ce65"/>
          <table:table-cell table:style-name="ce72"/>
          <table:table-cell table:style-name="ce76"/>
          <table:table-cell table:style-name="ce72"/>
          <table:table-cell table:style-name="ce76"/>
          <table:table-cell table:style-name="ce80"/>
          <table:table-cell table:style-name="ce89"/>
          <table:table-cell table:style-name="ce80"/>
          <table:table-cell table:style-name="ce89"/>
          <table:table-cell table:style-name="ce80"/>
          <table:table-cell table:style-name="ce89"/>
          <table:table-cell table:style-name="ce80"/>
          <table:table-cell table:style-name="ce89"/>
          <table:table-cell table:style-name="ce106"/>
          <table:table-cell table:style-name="ce89"/>
          <table:table-cell table:style-name="ce110"/>
          <table:table-cell table:style-name="ce89"/>
          <table:table-cell table:style-name="ce120"/>
          <table:table-cell table:style-name="ce125"/>
          <table:table-cell table:style-name="ce130" office:value-type="float" office:value="0" calcext:value-type="float">
            <text:p>0</text:p>
          </table:table-cell>
          <table:table-cell table:style-name="ce136" office:value-type="currency" office:currency="EUR" office:value="0" calcext:value-type="currency">
            <text:p>0.00 €</text:p>
          </table:table-cell>
          <table:table-cell table:style-name="ce142" table:formula="of:=[.C6]+[.E6]+[.G6]+[.I6]+[.K6]+[.M6]+[.O6]+[.Q6]+[.S6]+[.U6]+[.W6]+[.Y6]" office:value-type="float" office:value="0" calcext:value-type="float">
            <text:p>0</text:p>
          </table:table-cell>
          <table:table-cell table:style-name="ce145" table:formula="of:=[.D6]+[.F6]+[.H6]+[.J6]+[.L6]+[.N6]+[.P6]+[.R6]+[.T6]+[.V6]+[.X6]+[.Z6]" office:value-type="currency" office:currency="EUR" office:value="0" calcext:value-type="currency">
            <text:p>0.00 €</text:p>
          </table:table-cell>
          <table:table-cell table:style-name="ce148" table:formula="of:=[.AB6]*0.25" office:value-type="currency" office:currency="EUR" office:value="0" calcext:value-type="currency">
            <text:p>0.00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40-0</text:p>
          </table:table-cell>
          <table:table-cell table:style-name="ce23" office:value-type="string" calcext:value-type="string">
            <text:p>Ali, <text:span text:style-name="T1">Madonna</text:span></text:p>
          </table:table-cell>
          <table:table-cell table:style-name="ce38" office:value-type="float" office:value="5" calcext:value-type="float">
            <text:p>5</text:p>
          </table:table-cell>
          <table:table-cell table:style-name="ce48" office:value-type="currency" office:currency="EUR" office:value="23.84" calcext:value-type="currency">
            <text:p>23.84 €</text:p>
          </table:table-cell>
          <table:table-cell table:style-name="ce43" office:value-type="float" office:value="4" calcext:value-type="float">
            <text:p>4</text:p>
          </table:table-cell>
          <table:table-cell table:style-name="ce66" table:formula="of:=SUM(22.8-10.99)" office:value-type="currency" office:currency="EUR" office:value="11.81" calcext:value-type="currency">
            <text:p>11.81 €</text:p>
          </table:table-cell>
          <table:table-cell table:style-name="ce38" office:value-type="float" office:value="15" calcext:value-type="float">
            <text:p>15</text:p>
          </table:table-cell>
          <table:table-cell table:style-name="ce66" office:value-type="currency" office:currency="EUR" office:value="94" calcext:value-type="currency">
            <text:p>94.00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55" calcext:value-type="currency">
            <text:p>6.55 €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21.12" calcext:value-type="currency">
            <text:p>21.12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13.82" calcext:value-type="currency">
            <text:p>13.82 €</text:p>
          </table:table-cell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27.73" calcext:value-type="currency">
            <text:p>27.73 €</text:p>
          </table:table-cell>
          <table:table-cell table:style-name="ce81" office:value-type="float" office:value="7" calcext:value-type="float">
            <text:p>7</text:p>
          </table:table-cell>
          <table:table-cell table:style-name="ce90" office:value-type="currency" office:currency="EUR" office:value="41.06" calcext:value-type="currency">
            <text:p>41.06 €</text:p>
          </table:table-cell>
          <table:table-cell table:style-name="ce107" office:value-type="float" office:value="3" calcext:value-type="float">
            <text:p>3</text:p>
          </table:table-cell>
          <table:table-cell table:style-name="ce90" office:value-type="currency" office:currency="EUR" office:value="9.49" calcext:value-type="currency">
            <text:p>9.49 €</text:p>
          </table:table-cell>
          <table:table-cell table:style-name="ce107" office:value-type="float" office:value="5" calcext:value-type="float">
            <text:p>5</text:p>
          </table:table-cell>
          <table:table-cell table:style-name="ce90" office:value-type="currency" office:currency="EUR" office:value="25.01" calcext:value-type="currency">
            <text:p>25.01 €</text:p>
          </table:table-cell>
          <table:table-cell table:style-name="ce121" office:value-type="float" office:value="4" calcext:value-type="float">
            <text:p>4</text:p>
          </table:table-cell>
          <table:table-cell table:style-name="ce116" office:value-type="currency" office:currency="EUR" office:value="25.25" calcext:value-type="currency">
            <text:p>25.25 €</text:p>
          </table:table-cell>
          <table:table-cell table:style-name="ce131" office:value-type="float" office:value="6" calcext:value-type="float">
            <text:p>6</text:p>
          </table:table-cell>
          <table:table-cell table:style-name="ce137" office:value-type="currency" office:currency="EUR" office:value="38.88" calcext:value-type="currency">
            <text:p>38.88 €</text:p>
          </table:table-cell>
          <table:table-cell table:style-name="ce142" table:formula="of:=[.C7]+[.E7]+[.G7]+[.I7]+[.K7]+[.M7]+[.O7]+[.Q7]+[.S7]+[.U7]+[.W7]+[.Y7]" office:value-type="float" office:value="63" calcext:value-type="float">
            <text:p>63</text:p>
          </table:table-cell>
          <table:table-cell table:style-name="ce145" table:formula="of:=[.D7]+[.F7]+[.H7]+[.J7]+[.L7]+[.N7]+[.P7]+[.R7]+[.T7]+[.V7]+[.X7]+[.Z7]" office:value-type="currency" office:currency="EUR" office:value="338.56" calcext:value-type="currency">
            <text:p>338.56 €</text:p>
          </table:table-cell>
          <table:table-cell table:style-name="ce148" table:formula="of:=[.AB7]*0.25" office:value-type="currency" office:currency="EUR" office:value="84.64" calcext:value-type="currency">
            <text:p>84.64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36-3</text:p>
          </table:table-cell>
          <table:table-cell table:style-name="ce23" office:value-type="string" calcext:value-type="string">
            <text:p>Ali, <text:span text:style-name="T1">Yusuf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48" office:value-type="currency" office:currency="EUR" office:value="6.66" calcext:value-type="currency">
            <text:p>6.66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6.66" calcext:value-type="currency">
            <text:p>6.66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05" calcext:value-type="currency">
            <text:p>6.05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05" calcext:value-type="currency">
            <text:p>6.05 €</text:p>
          </table:table-cell>
          <table:table-cell table:style-name="ce82"/>
          <table:table-cell table:style-name="ce91"/>
          <table:table-cell table:style-name="ce81"/>
          <table:table-cell table:style-name="ce90"/>
          <table:table-cell table:style-name="ce82"/>
          <table:table-cell table:style-name="ce90"/>
          <table:table-cell table:style-name="ce82"/>
          <table:table-cell table:style-name="ce90"/>
          <table:table-cell table:style-name="ce107" office:value-type="float" office:value="2" calcext:value-type="float">
            <text:p>2</text:p>
          </table:table-cell>
          <table:table-cell table:style-name="ce90" office:value-type="currency" office:currency="EUR" office:value="11.97" calcext:value-type="currency">
            <text:p>11.97 €</text:p>
          </table:table-cell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3.07" calcext:value-type="currency">
            <text:p>13.07 €</text:p>
          </table:table-cell>
          <table:table-cell table:style-name="ce142" table:formula="of:=[.C8]+[.E8]+[.G8]+[.I8]+[.K8]+[.M8]+[.O8]+[.Q8]+[.S8]+[.U8]+[.W8]+[.Y8]" office:value-type="float" office:value="8" calcext:value-type="float">
            <text:p>8</text:p>
          </table:table-cell>
          <table:table-cell table:style-name="ce145" table:formula="of:=[.D8]+[.F8]+[.H8]+[.J8]+[.L8]+[.N8]+[.P8]+[.R8]+[.T8]+[.V8]+[.X8]+[.Z8]" office:value-type="currency" office:currency="EUR" office:value="50.46" calcext:value-type="currency">
            <text:p>50.46 €</text:p>
          </table:table-cell>
          <table:table-cell table:style-name="ce148" table:formula="of:=[.AB8]*0.25" office:value-type="currency" office:currency="EUR" office:value="12.615" calcext:value-type="currency">
            <text:p>12.62 €</text:p>
          </table:table-cell>
          <table:table-cell table:number-columns-repeated="995"/>
        </table:table-row>
        <table:table-row table:style-name="ro3">
          <table:table-cell table:style-name="ce8" office:value-type="string" calcext:value-type="string">
            <text:p>978-3-03820-042-0</text:p>
          </table:table-cell>
          <table:table-cell table:style-name="ce24" office:value-type="string" calcext:value-type="string">
            <text:p>Bail, <text:span text:style-name="T1">Die Reise</text:span></text:p>
          </table:table-cell>
          <table:table-cell table:style-name="ce39"/>
          <table:table-cell table:style-name="ce49"/>
          <table:table-cell table:style-name="ce43"/>
          <table:table-cell table:style-name="ce67"/>
          <table:table-cell table:style-name="ce39"/>
          <table:table-cell table:style-name="ce67"/>
          <table:table-cell table:style-name="ce39"/>
          <table:table-cell table:style-name="ce67"/>
          <table:table-cell table:style-name="ce83" office:value-type="float" office:value="1" calcext:value-type="float">
            <text:p>1</text:p>
          </table:table-cell>
          <table:table-cell table:style-name="ce92" office:value-type="currency" office:currency="EUR" office:value="7.42" calcext:value-type="currency">
            <text:p>7.42 €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currency" office:currency="EUR" office:value="74.52" calcext:value-type="currency">
            <text:p>74.52 €</text:p>
          </table:table-cell>
          <table:table-cell table:style-name="ce83" office:value-type="float" office:value="10" calcext:value-type="float">
            <text:p>10</text:p>
          </table:table-cell>
          <table:table-cell table:style-name="ce91" office:value-type="currency" office:currency="EUR" office:value="75.36" calcext:value-type="currency">
            <text:p>75.36 €</text:p>
          </table:table-cell>
          <table:table-cell table:style-name="ce82" office:value-type="float" office:value="6" calcext:value-type="float">
            <text:p>6</text:p>
          </table:table-cell>
          <table:table-cell table:style-name="ce91" office:value-type="currency" office:currency="EUR" office:value="44.34" calcext:value-type="currency">
            <text:p>44.34 €</text:p>
          </table:table-cell>
          <table:table-cell table:style-name="ce108" office:value-type="float" office:value="4" calcext:value-type="float">
            <text:p>4</text:p>
          </table:table-cell>
          <table:table-cell table:style-name="ce91" office:value-type="currency" office:currency="EUR" office:value="31.54" calcext:value-type="currency">
            <text:p>31.54 €</text:p>
          </table:table-cell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7.42" calcext:value-type="currency">
            <text:p>7.42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9]+[.E9]+[.G9]+[.I9]+[.K9]+[.M9]+[.O9]+[.Q9]+[.S9]+[.U9]+[.W9]+[.Y9]" office:value-type="float" office:value="32" calcext:value-type="float">
            <text:p>32</text:p>
          </table:table-cell>
          <table:table-cell table:style-name="ce145" table:formula="of:=[.D9]+[.F9]+[.H9]+[.J9]+[.L9]+[.N9]+[.P9]+[.R9]+[.T9]+[.V9]+[.X9]+[.Z9]" office:value-type="currency" office:currency="EUR" office:value="240.6" calcext:value-type="currency">
            <text:p>240.60 €</text:p>
          </table:table-cell>
          <table:table-cell table:style-name="ce148" table:formula="of:=[.AB9]*0.25" office:value-type="currency" office:currency="EUR" office:value="60.15" calcext:value-type="currency">
            <text:p>60.15 €</text:p>
          </table:table-cell>
          <table:table-cell table:number-columns-repeated="995"/>
        </table:table-row>
        <table:table-row table:style-name="ro3">
          <table:table-cell table:style-name="ce8" office:value-type="string" calcext:value-type="string">
            <text:p>978-3-908778-38-7</text:p>
          </table:table-cell>
          <table:table-cell table:style-name="ce24" office:value-type="string" calcext:value-type="string">
            <text:p>Barker, <text:span text:style-name="T1">Tobys Zimmer</text:span></text:p>
          </table:table-cell>
          <table:table-cell table:style-name="ce39" office:value-type="float" office:value="1" calcext:value-type="float">
            <text:p>1</text:p>
          </table:table-cell>
          <table:table-cell table:style-name="ce49" office:value-type="currency" office:currency="EUR" office:value="1.51" calcext:value-type="currency">
            <text:p>1.51 €</text:p>
          </table:table-cell>
          <table:table-cell table:style-name="ce43"/>
          <table:table-cell table:style-name="ce67"/>
          <table:table-cell table:style-name="ce39" office:value-type="float" office:value="1" calcext:value-type="float">
            <text:p>1</text:p>
          </table:table-cell>
          <table:table-cell table:style-name="ce67" office:value-type="currency" office:currency="EUR" office:value="1.51" calcext:value-type="currency">
            <text:p>1.51 €</text:p>
          </table:table-cell>
          <table:table-cell table:style-name="ce39"/>
          <table:table-cell table:style-name="ce67"/>
          <table:table-cell table:style-name="ce83" office:value-type="float" office:value="2" calcext:value-type="float">
            <text:p>2</text:p>
          </table:table-cell>
          <table:table-cell table:style-name="ce92" office:value-type="currency" office:currency="EUR" office:value="13.21" calcext:value-type="currency">
            <text:p>13.21 €</text:p>
          </table:table-cell>
          <table:table-cell table:style-name="ce96"/>
          <table:table-cell table:style-name="ce99"/>
          <table:table-cell table:style-name="ce96"/>
          <table:table-cell table:style-name="ce99"/>
          <table:table-cell table:style-name="ce96" office:value-type="float" office:value="1" calcext:value-type="float">
            <text:p>1</text:p>
          </table:table-cell>
          <table:table-cell table:style-name="ce92" office:value-type="currency" office:currency="EUR" office:value="5.9" calcext:value-type="currency">
            <text:p>5.90 €</text:p>
          </table:table-cell>
          <table:table-cell table:style-name="ce96" office:value-type="float" office:value="1" calcext:value-type="float">
            <text:p>1</text:p>
          </table:table-cell>
          <table:table-cell table:style-name="ce99" office:value-type="currency" office:currency="EUR" office:value="5.9" calcext:value-type="currency">
            <text:p>5.90 €</text:p>
          </table:table-cell>
          <table:table-cell table:style-name="ce111"/>
          <table:table-cell table:style-name="ce99"/>
          <table:table-cell table:style-name="ce120"/>
          <table:table-cell table:style-name="ce12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10]+[.E10]+[.G10]+[.I10]+[.K10]+[.M10]+[.O10]+[.Q10]+[.S10]+[.U10]+[.W10]+[.Y10]" office:value-type="float" office:value="6" calcext:value-type="float">
            <text:p>6</text:p>
          </table:table-cell>
          <table:table-cell table:style-name="ce145" table:formula="of:=[.D10]+[.F10]+[.H10]+[.J10]+[.L10]+[.N10]+[.P10]+[.R10]+[.T10]+[.V10]+[.X10]+[.Z10]" office:value-type="currency" office:currency="EUR" office:value="28.03" calcext:value-type="currency">
            <text:p>28.03 €</text:p>
          </table:table-cell>
          <table:table-cell table:style-name="ce148" table:formula="of:=[.AB10]*0.25" office:value-type="currency" office:currency="EUR" office:value="7.0075" calcext:value-type="currency">
            <text:p>7.01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37-0</text:p>
          </table:table-cell>
          <table:table-cell table:style-name="ce23" office:value-type="string" calcext:value-type="string">
            <text:p>Beeler, <text:span text:style-name="T2">Balzacs Roma</text:span><text:span text:style-name="T3">ne</text:span></text:p>
          </table:table-cell>
          <table:table-cell table:style-name="ce40" office:value-type="float" office:value="0" calcext:value-type="float">
            <text:p>0</text:p>
          </table:table-cell>
          <table:table-cell table:style-name="ce48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4"/>
          <table:table-cell table:style-name="ce93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7.85" calcext:value-type="currency">
            <text:p>7.85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116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11]+[.E11]+[.G11]+[.I11]+[.K11]+[.M11]+[.O11]+[.Q11]+[.S11]+[.U11]+[.W11]+[.Y11]" office:value-type="float" office:value="1" calcext:value-type="float">
            <text:p>1</text:p>
          </table:table-cell>
          <table:table-cell table:style-name="ce145" table:formula="of:=[.D11]+[.F11]+[.H11]+[.J11]+[.L11]+[.N11]+[.P11]+[.R11]+[.T11]+[.V11]+[.X11]+[.Z11]" office:value-type="currency" office:currency="EUR" office:value="7.85" calcext:value-type="currency">
            <text:p>7.85 €</text:p>
          </table:table-cell>
          <table:table-cell table:style-name="ce148" table:formula="of:=[.AB11]*0.25" office:value-type="currency" office:currency="EUR" office:value="1.9625" calcext:value-type="currency">
            <text:p>1.96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66-0</text:p>
          </table:table-cell>
          <table:table-cell table:style-name="ce23" office:value-type="string" calcext:value-type="string">
            <text:p>Bergmann,<text:span text:style-name="T1"> Weinhebers Koffer</text:span>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currency" office:currency="EUR" office:value="35.48" calcext:value-type="currency">
            <text:p>35.48 €</text:p>
          </table:table-cell>
          <table:table-cell table:style-name="ce43" office:value-type="float" office:value="4" calcext:value-type="float">
            <text:p>4</text:p>
          </table:table-cell>
          <table:table-cell table:style-name="ce66" office:value-type="currency" office:currency="EUR" office:value="20.79" calcext:value-type="currency">
            <text:p>20.79 €</text:p>
          </table:table-cell>
          <table:table-cell table:style-name="ce38" office:value-type="float" office:value="7" calcext:value-type="float">
            <text:p>7</text:p>
          </table:table-cell>
          <table:table-cell table:style-name="ce66" office:value-type="currency" office:currency="EUR" office:value="35.03" calcext:value-type="currency">
            <text:p>35.03 €</text:p>
          </table:table-cell>
          <table:table-cell table:style-name="ce38" office:value-type="float" office:value="8" calcext:value-type="float">
            <text:p>8</text:p>
          </table:table-cell>
          <table:table-cell table:style-name="ce66" office:value-type="currency" office:currency="EUR" office:value="40.86" calcext:value-type="currency">
            <text:p>40.86 €</text:p>
          </table:table-cell>
          <table:table-cell table:style-name="ce84" office:value-type="float" office:value="7" calcext:value-type="float">
            <text:p>7</text:p>
          </table:table-cell>
          <table:table-cell table:style-name="ce93" office:value-type="currency" office:currency="EUR" office:value="34.63" calcext:value-type="currency">
            <text:p>34.63 €</text:p>
          </table:table-cell>
          <table:table-cell table:style-name="ce81" table:formula="of:=11-1" office:value-type="float" office:value="10" calcext:value-type="float">
            <text:p>10</text:p>
          </table:table-cell>
          <table:table-cell table:style-name="ce90" table:formula="of:=53.44-7.98" office:value-type="currency" office:currency="EUR" office:value="45.46" calcext:value-type="currency">
            <text:p>45.46 €</text:p>
          </table:table-cell>
          <table:table-cell table:style-name="ce81" table:formula="of:=6-1" office:value-type="float" office:value="5" calcext:value-type="float">
            <text:p>5</text:p>
          </table:table-cell>
          <table:table-cell table:style-name="ce90" table:formula="of:=30.81-7.98" office:value-type="currency" office:currency="EUR" office:value="22.83" calcext:value-type="currency">
            <text:p>22.83 €</text:p>
          </table:table-cell>
          <table:table-cell table:style-name="ce81" office:value-type="float" office:value="7" calcext:value-type="float">
            <text:p>7</text:p>
          </table:table-cell>
          <table:table-cell table:style-name="ce90" office:value-type="currency" office:currency="EUR" office:value="34.55" calcext:value-type="currency">
            <text:p>34.55 €</text:p>
          </table:table-cell>
          <table:table-cell table:style-name="ce83" office:value-type="float" office:value="3" calcext:value-type="float">
            <text:p>3</text:p>
          </table:table-cell>
          <table:table-cell table:style-name="ce90" office:value-type="currency" office:currency="EUR" office:value="16.51" calcext:value-type="currency">
            <text:p>16.51 €</text:p>
          </table:table-cell>
          <table:table-cell table:style-name="ce107" office:value-type="float" office:value="4" calcext:value-type="float">
            <text:p>4</text:p>
          </table:table-cell>
          <table:table-cell table:style-name="ce116" office:value-type="currency" office:currency="EUR" office:value="20.44" calcext:value-type="currency">
            <text:p>20.44 €</text:p>
          </table:table-cell>
          <table:table-cell table:style-name="ce121" office:value-type="float" office:value="6" calcext:value-type="float">
            <text:p>6</text:p>
          </table:table-cell>
          <table:table-cell table:style-name="ce116" office:value-type="currency" office:currency="EUR" office:value="30.11" calcext:value-type="currency">
            <text:p>30.11 €</text:p>
          </table:table-cell>
          <table:table-cell table:style-name="ce131" office:value-type="float" office:value="3" calcext:value-type="float">
            <text:p>3</text:p>
          </table:table-cell>
          <table:table-cell table:style-name="ce137" office:value-type="currency" office:currency="EUR" office:value="14.63" calcext:value-type="currency">
            <text:p>14.63 €</text:p>
          </table:table-cell>
          <table:table-cell table:style-name="ce142" table:formula="of:=[.C12]+[.E12]+[.G12]+[.I12]+[.K12]+[.M12]+[.O12]+[.Q12]+[.S12]+[.U12]+[.W12]+[.Y12]" office:value-type="float" office:value="71" calcext:value-type="float">
            <text:p>71</text:p>
          </table:table-cell>
          <table:table-cell table:style-name="ce145" table:formula="of:=[.D12]+[.F12]+[.H12]+[.J12]+[.L12]+[.N12]+[.P12]+[.R12]+[.T12]+[.V12]+[.X12]+[.Z12]" office:value-type="currency" office:currency="EUR" office:value="351.32" calcext:value-type="currency">
            <text:p>351.32 €</text:p>
          </table:table-cell>
          <table:table-cell table:style-name="ce148" table:formula="of:=[.AB12]*0.25" office:value-type="currency" office:currency="EUR" office:value="87.83" calcext:value-type="currency">
            <text:p>87.83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27-1</text:p>
          </table:table-cell>
          <table:table-cell table:style-name="ce25" office:value-type="string" calcext:value-type="string">
            <text:p>Bost, <text:span text:style-name="T4">Ein Sonntag auf dem Lande</text:span></text:p>
          </table:table-cell>
          <table:table-cell table:style-name="ce40" office:value-type="float" office:value="1" calcext:value-type="float">
            <text:p>1</text:p>
          </table:table-cell>
          <table:table-cell table:style-name="ce50" office:value-type="currency" office:currency="EUR" office:value="1.29" calcext:value-type="currency">
            <text:p>1.29 €</text:p>
          </table:table-cell>
          <table:table-cell table:style-name="ce43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4.36" calcext:value-type="currency">
            <text:p>4.36 €</text:p>
          </table:table-cell>
          <table:table-cell table:style-name="ce38"/>
          <table:table-cell table:style-name="ce66"/>
          <table:table-cell table:style-name="ce84"/>
          <table:table-cell table:style-name="ce93"/>
          <table:table-cell table:style-name="ce81"/>
          <table:table-cell table:style-name="ce90"/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11.76" calcext:value-type="currency">
            <text:p>11.76 €</text:p>
          </table:table-cell>
          <table:table-cell table:style-name="ce81"/>
          <table:table-cell table:style-name="ce90"/>
          <table:table-cell table:style-name="ce96"/>
          <table:table-cell table:style-name="ce90"/>
          <table:table-cell table:style-name="ce107" office:value-type="float" office:value="1" calcext:value-type="float">
            <text:p>1</text:p>
          </table:table-cell>
          <table:table-cell table:style-name="ce116" office:value-type="currency" office:currency="EUR" office:value="3.93" calcext:value-type="currency">
            <text:p>3.93 €</text:p>
          </table:table-cell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1.64" calcext:value-type="currency">
            <text:p>1.64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13]+[.E13]+[.G13]+[.I13]+[.K13]+[.M13]+[.O13]+[.Q13]+[.S13]+[.U13]+[.W13]+[.Y13]" office:value-type="float" office:value="7" calcext:value-type="float">
            <text:p>7</text:p>
          </table:table-cell>
          <table:table-cell table:style-name="ce145" table:formula="of:=[.D13]+[.F13]+[.H13]+[.J13]+[.L13]+[.N13]+[.P13]+[.R13]+[.T13]+[.V13]+[.X13]+[.Z13]" office:value-type="currency" office:currency="EUR" office:value="22.98" calcext:value-type="currency">
            <text:p>22.98 €</text:p>
          </table:table-cell>
          <table:table-cell table:style-name="ce148" table:formula="of:=[.AB13]*0.25" office:value-type="currency" office:currency="EUR" office:value="5.745" calcext:value-type="currency">
            <text:p>5.75 €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978-3-03820-918-8</text:p>
          </table:table-cell>
          <table:table-cell table:style-name="ce26" office:value-type="string" calcext:value-type="string">
            <text:p>Bost, <text:span text:style-name="T4">Bankrott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1" office:value-type="currency" office:currency="EUR" office:value="6.05" calcext:value-type="currency">
            <text:p>6.05 €</text:p>
          </table:table-cell>
          <table:table-cell table:style-name="ce60" office:value-type="float" office:value="1" calcext:value-type="float">
            <text:p>1</text:p>
          </table:table-cell>
          <table:table-cell table:style-name="ce68" office:value-type="currency" office:currency="EUR" office:value="6.55" calcext:value-type="currency">
            <text:p>6.55 €</text:p>
          </table:table-cell>
          <table:table-cell table:style-name="ce41"/>
          <table:table-cell table:style-name="ce77"/>
          <table:table-cell table:style-name="ce41"/>
          <table:table-cell table:style-name="ce77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55" calcext:value-type="currency">
            <text:p>6.55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4.97" calcext:value-type="currency">
            <text:p>14.97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9" calcext:value-type="currency">
            <text:p>5.90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4.36" calcext:value-type="currency">
            <text:p>4.36 €</text:p>
          </table:table-cell>
          <table:table-cell table:style-name="ce142" table:formula="of:=[.C14]+[.E14]+[.G14]+[.I14]+[.K14]+[.M14]+[.O14]+[.Q14]+[.S14]+[.U14]+[.W14]+[.Y14]" office:value-type="float" office:value="7" calcext:value-type="float">
            <text:p>7</text:p>
          </table:table-cell>
          <table:table-cell table:style-name="ce145" table:formula="of:=[.D14]+[.F14]+[.H14]+[.J14]+[.L14]+[.N14]+[.P14]+[.R14]+[.T14]+[.V14]+[.X14]+[.Z14]" office:value-type="currency" office:currency="EUR" office:value="44.38" calcext:value-type="currency">
            <text:p>44.38 €</text:p>
          </table:table-cell>
          <table:table-cell table:style-name="ce148" table:formula="of:=[.AB14]*0.25" office:value-type="currency" office:currency="EUR" office:value="11.095" calcext:value-type="currency">
            <text:p>11.10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51-6</text:p>
          </table:table-cell>
          <table:table-cell table:style-name="ce25" office:value-type="string" calcext:value-type="string">
            <text:p>Bunin, <text:span text:style-name="T4">Am Ursprung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5.99" calcext:value-type="currency">
            <text:p>5.99 €</text:p>
          </table:table-cell>
          <table:table-cell table:style-name="ce38"/>
          <table:table-cell table:style-name="ce66"/>
          <table:table-cell table:style-name="ce38"/>
          <table:table-cell table:style-name="ce66"/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12.54" calcext:value-type="currency">
            <text:p>12.54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7.37" calcext:value-type="currency">
            <text:p>7.37 €</text:p>
          </table:table-cell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3.65" calcext:value-type="currency">
            <text:p>13.65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5.85" calcext:value-type="currency">
            <text:p>5.85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15]+[.E15]+[.G15]+[.I15]+[.K15]+[.M15]+[.O15]+[.Q15]+[.S15]+[.U15]+[.W15]+[.Y15]" office:value-type="float" office:value="8" calcext:value-type="float">
            <text:p>8</text:p>
          </table:table-cell>
          <table:table-cell table:style-name="ce145" table:formula="of:=[.D15]+[.F15]+[.H15]+[.J15]+[.L15]+[.N15]+[.P15]+[.R15]+[.T15]+[.V15]+[.X15]+[.Z15]" office:value-type="currency" office:currency="EUR" office:value="45.4" calcext:value-type="currency">
            <text:p>45.40 €</text:p>
          </table:table-cell>
          <table:table-cell table:style-name="ce148" table:formula="of:=[.AB15]*0.25" office:value-type="currency" office:currency="EUR" office:value="11.35" calcext:value-type="currency">
            <text:p>11.35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52-3</text:p>
          </table:table-cell>
          <table:table-cell table:style-name="ce25" office:value-type="string" calcext:value-type="string">
            <text:p>Bunin, <text:span text:style-name="T4">Dorf/Suchodol</text:span>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currency" office:currency="EUR" office:value="19.32" calcext:value-type="currency">
            <text:p>19.32 €</text:p>
          </table:table-cell>
          <table:table-cell table:style-name="ce43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8.06" calcext:value-type="currency">
            <text:p>8.06 €</text:p>
          </table:table-cell>
          <table:table-cell table:style-name="ce38"/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8.06" calcext:value-type="currency">
            <text:p>8.06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8.15" calcext:value-type="currency">
            <text:p>8.15 €</text:p>
          </table:table-cell>
          <table:table-cell table:style-name="ce81"/>
          <table:table-cell table:style-name="ce90"/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26.28" calcext:value-type="currency">
            <text:p>26.28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7.86" calcext:value-type="currency">
            <text:p>7.86 €</text:p>
          </table:table-cell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8.74" calcext:value-type="currency">
            <text:p>8.74 €</text:p>
          </table:table-cell>
          <table:table-cell table:style-name="ce121" office:value-type="float" office:value="2" calcext:value-type="float">
            <text:p>2</text:p>
          </table:table-cell>
          <table:table-cell table:style-name="ce116" office:value-type="currency" office:currency="EUR" office:value="17.4" calcext:value-type="currency">
            <text:p>17.40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5.11" calcext:value-type="currency">
            <text:p>5.11 €</text:p>
          </table:table-cell>
          <table:table-cell table:style-name="ce142" table:formula="of:=[.C16]+[.E16]+[.G16]+[.I16]+[.K16]+[.M16]+[.O16]+[.Q16]+[.S16]+[.U16]+[.W16]+[.Y16]" office:value-type="float" office:value="14" calcext:value-type="float">
            <text:p>14</text:p>
          </table:table-cell>
          <table:table-cell table:style-name="ce145" table:formula="of:=[.D16]+[.F16]+[.H16]+[.J16]+[.L16]+[.N16]+[.P16]+[.R16]+[.T16]+[.V16]+[.X16]+[.Z16]" office:value-type="currency" office:currency="EUR" office:value="108.98" calcext:value-type="currency">
            <text:p>108.98 €</text:p>
          </table:table-cell>
          <table:table-cell table:style-name="ce148" table:formula="of:=[.AB16]*0.25" office:value-type="currency" office:currency="EUR" office:value="27.245" calcext:value-type="currency">
            <text:p>27.25 €</text:p>
          </table:table-cell>
          <table:table-cell table:style-name="ce150" table:number-columns-repeated="995"/>
        </table:table-row>
        <table:table-row table:style-name="ro3">
          <table:table-cell table:style-name="ce9" office:value-type="string" calcext:value-type="string">
            <text:p>978-3-908778-55-4</text:p>
          </table:table-cell>
          <table:table-cell table:style-name="ce25" office:value-type="string" calcext:value-type="string">
            <text:p>Bunin, <text:span text:style-name="T4">Freund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currency" office:currency="EUR" office:value="1.29" calcext:value-type="currency">
            <text:p>1.29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3.99" calcext:value-type="currency">
            <text:p>3.99 €</text:p>
          </table:table-cell>
          <table:table-cell table:style-name="ce38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.01" calcext:value-type="currency">
            <text:p>1.01 €</text:p>
          </table:table-cell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4.02" calcext:value-type="currency">
            <text:p>4.02 €</text:p>
          </table:table-cell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5.34" calcext:value-type="currency">
            <text:p>5.34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0.98" calcext:value-type="currency">
            <text:p>0.98 €</text:p>
          </table:table-cell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4.53" calcext:value-type="currency">
            <text:p>4.53 €</text:p>
          </table:table-cell>
          <table:table-cell table:style-name="ce142" table:formula="of:=[.C17]+[.E17]+[.G17]+[.I17]+[.K17]+[.M17]+[.O17]+[.Q17]+[.S17]+[.U17]+[.W17]+[.Y17]" office:value-type="float" office:value="8" calcext:value-type="float">
            <text:p>8</text:p>
          </table:table-cell>
          <table:table-cell table:style-name="ce145" table:formula="of:=[.D17]+[.F17]+[.H17]+[.J17]+[.L17]+[.N17]+[.P17]+[.R17]+[.T17]+[.V17]+[.X17]+[.Z17]" office:value-type="currency" office:currency="EUR" office:value="21.16" calcext:value-type="currency">
            <text:p>21.16 €</text:p>
          </table:table-cell>
          <table:table-cell table:style-name="ce148" table:formula="of:=[.AB17]*0.25" office:value-type="currency" office:currency="EUR" office:value="5.29" calcext:value-type="currency">
            <text:p>5.29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31-7</text:p>
          </table:table-cell>
          <table:table-cell table:style-name="ce25" office:value-type="string" calcext:value-type="string">
            <text:p>Bunin, <text:span text:style-name="T4">Frühling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38" office:value-type="float" office:value="4" calcext:value-type="float">
            <text:p>4</text:p>
          </table:table-cell>
          <table:table-cell table:style-name="ce66" office:value-type="currency" office:currency="EUR" office:value="31.84" calcext:value-type="currency">
            <text:p>31.84 €</text:p>
          </table:table-cell>
          <table:table-cell table:style-name="ce38"/>
          <table:table-cell table:style-name="ce66"/>
          <table:table-cell table:style-name="ce38"/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7.66" calcext:value-type="currency">
            <text:p>7.66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71" calcext:value-type="currency">
            <text:p>6.71 €</text:p>
          </table:table-cell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9" calcext:value-type="currency">
            <text:p>9.00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4.94" calcext:value-type="currency">
            <text:p>14.94 €</text:p>
          </table:table-cell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8.22" calcext:value-type="currency">
            <text:p>8.22 €</text:p>
          </table:table-cell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7.47" calcext:value-type="currency">
            <text:p>7.47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18]+[.E18]+[.G18]+[.I18]+[.K18]+[.M18]+[.O18]+[.Q18]+[.S18]+[.U18]+[.W18]+[.Y18]" office:value-type="float" office:value="11" calcext:value-type="float">
            <text:p>11</text:p>
          </table:table-cell>
          <table:table-cell table:style-name="ce145" table:formula="of:=[.D18]+[.F18]+[.H18]+[.J18]+[.L18]+[.N18]+[.P18]+[.R18]+[.T18]+[.V18]+[.X18]+[.Z18]" office:value-type="currency" office:currency="EUR" office:value="85.84" calcext:value-type="currency">
            <text:p>85.84 €</text:p>
          </table:table-cell>
          <table:table-cell table:style-name="ce148" table:formula="of:=[.AB18]*0.25" office:value-type="currency" office:currency="EUR" office:value="21.46" calcext:value-type="currency">
            <text:p>21.46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53-0</text:p>
          </table:table-cell>
          <table:table-cell table:style-name="ce25" office:value-type="string" calcext:value-type="string">
            <text:p>Bunin, <text:span text:style-name="T4">Gespräch in der Nacht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currency" office:currency="EUR" office:value="8.74" calcext:value-type="currency">
            <text:p>8.74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8.06" calcext:value-type="currency">
            <text:p>8.06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8.06" calcext:value-type="currency">
            <text:p>8.06 €</text:p>
          </table:table-cell>
          <table:table-cell table:style-name="ce38"/>
          <table:table-cell table:style-name="ce66"/>
          <table:table-cell table:style-name="ce82"/>
          <table:table-cell table:style-name="ce91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8.15" calcext:value-type="currency">
            <text:p>8.15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19]+[.E19]+[.G19]+[.I19]+[.K19]+[.M19]+[.O19]+[.Q19]+[.S19]+[.U19]+[.W19]+[.Y19]" office:value-type="float" office:value="4" calcext:value-type="float">
            <text:p>4</text:p>
          </table:table-cell>
          <table:table-cell table:style-name="ce145" table:formula="of:=[.D19]+[.F19]+[.H19]+[.J19]+[.L19]+[.N19]+[.P19]+[.R19]+[.T19]+[.V19]+[.X19]+[.Z19]" office:value-type="currency" office:currency="EUR" office:value="33.01" calcext:value-type="currency">
            <text:p>33.01 €</text:p>
          </table:table-cell>
          <table:table-cell table:style-name="ce148" table:formula="of:=[.AB19]*0.25" office:value-type="currency" office:currency="EUR" office:value="8.2525" calcext:value-type="currency">
            <text:p>8.25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47-9</text:p>
          </table:table-cell>
          <table:table-cell table:style-name="ce25" office:value-type="string" calcext:value-type="string">
            <text:p>Bunin, <text:span text:style-name="T4">Herr aus San Francisco</text:span></text:p>
          </table:table-cell>
          <table:table-cell table:style-name="ce38"/>
          <table:table-cell table:style-name="ce50"/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6.66" calcext:value-type="currency">
            <text:p>16.66 €</text:p>
          </table:table-cell>
          <table:table-cell table:style-name="ce107" office:value-type="float" office:value="3" calcext:value-type="float">
            <text:p>3</text:p>
          </table:table-cell>
          <table:table-cell table:style-name="ce90" office:value-type="currency" office:currency="EUR" office:value="23.81" calcext:value-type="currency">
            <text:p>23.81 €</text:p>
          </table:table-cell>
          <table:table-cell table:style-name="ce121" office:value-type="float" office:value="4" calcext:value-type="float">
            <text:p>4</text:p>
          </table:table-cell>
          <table:table-cell table:style-name="ce116" office:value-type="currency" office:currency="EUR" office:value="32.67" calcext:value-type="currency">
            <text:p>32.67 €</text:p>
          </table:table-cell>
          <table:table-cell table:style-name="ce131" table:formula="of:=4-1" office:value-type="float" office:value="3" calcext:value-type="float">
            <text:p>3</text:p>
          </table:table-cell>
          <table:table-cell table:style-name="ce137" table:formula="of:=31.08-12.64" office:value-type="currency" office:currency="EUR" office:value="18.44" calcext:value-type="currency">
            <text:p>18.44 €</text:p>
          </table:table-cell>
          <table:table-cell table:style-name="ce142" table:formula="of:=[.C20]+[.E20]+[.G20]+[.I20]+[.K20]+[.M20]+[.O20]+[.Q20]+[.S20]+[.U20]+[.W20]+[.Y20]" office:value-type="float" office:value="12" calcext:value-type="float">
            <text:p>12</text:p>
          </table:table-cell>
          <table:table-cell table:style-name="ce145" table:formula="of:=[.D20]+[.F20]+[.H20]+[.J20]+[.L20]+[.N20]+[.P20]+[.R20]+[.T20]+[.V20]+[.X20]+[.Z20]" office:value-type="currency" office:currency="EUR" office:value="91.58" calcext:value-type="currency">
            <text:p>91.58 €</text:p>
          </table:table-cell>
          <table:table-cell table:style-name="ce148"/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54-7</text:p>
          </table:table-cell>
          <table:table-cell table:style-name="ce25" office:value-type="string" calcext:value-type="string">
            <text:p>Bunin, <text:span text:style-name="T4">Sonnentempel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4.02" calcext:value-type="currency">
            <text:p>4.02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4.36" calcext:value-type="currency">
            <text:p>4.36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3.93" calcext:value-type="currency">
            <text:p>3.93 €</text:p>
          </table:table-cell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3.93" calcext:value-type="currency">
            <text:p>3.93 €</text:p>
          </table:table-cell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4.53" calcext:value-type="currency">
            <text:p>4.53 €</text:p>
          </table:table-cell>
          <table:table-cell table:style-name="ce142" table:formula="of:=[.C21]+[.E21]+[.G21]+[.I21]+[.K21]+[.M21]+[.O21]+[.Q21]+[.S21]+[.U21]+[.W21]+[.Y21]" office:value-type="float" office:value="5" calcext:value-type="float">
            <text:p>5</text:p>
          </table:table-cell>
          <table:table-cell table:style-name="ce145" table:formula="of:=[.D21]+[.F21]+[.H21]+[.J21]+[.L21]+[.N21]+[.P21]+[.R21]+[.T21]+[.V21]+[.X21]+[.Z21]" office:value-type="currency" office:currency="EUR" office:value="20.77" calcext:value-type="currency">
            <text:p>20.77 €</text:p>
          </table:table-cell>
          <table:table-cell table:style-name="ce148" table:formula="of:=[.AB21]*0.25" office:value-type="currency" office:currency="EUR" office:value="5.1925" calcext:value-type="currency">
            <text:p>5.19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58-5</text:p>
          </table:table-cell>
          <table:table-cell table:style-name="ce25" office:value-type="string" calcext:value-type="string">
            <text:p>Bunin, <text:span text:style-name="T4">Vera</text:span></text:p>
          </table:table-cell>
          <table:table-cell table:style-name="ce38" office:value-type="float" office:value="2" calcext:value-type="float">
            <text:p>2</text:p>
          </table:table-cell>
          <table:table-cell table:style-name="ce50" office:value-type="currency" office:currency="EUR" office:value="13.72" calcext:value-type="currency">
            <text:p>13.72 €</text:p>
          </table:table-cell>
          <table:table-cell table:style-name="ce43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86" calcext:value-type="currency">
            <text:p>6.86 €</text:p>
          </table:table-cell>
          <table:table-cell table:style-name="ce38"/>
          <table:table-cell table:style-name="ce66"/>
          <table:table-cell table:style-name="ce82"/>
          <table:table-cell table:style-name="ce91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4.71" calcext:value-type="currency">
            <text:p>14.71 €</text:p>
          </table:table-cell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8.06" calcext:value-type="currency">
            <text:p>8.06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68" calcext:value-type="currency">
            <text:p>6.68 €</text:p>
          </table:table-cell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22]+[.E22]+[.G22]+[.I22]+[.K22]+[.M22]+[.O22]+[.Q22]+[.S22]+[.U22]+[.W22]+[.Y22]" office:value-type="float" office:value="7" calcext:value-type="float">
            <text:p>7</text:p>
          </table:table-cell>
          <table:table-cell table:style-name="ce145" table:formula="of:=[.D22]+[.F22]+[.H22]+[.J22]+[.L22]+[.N22]+[.P22]+[.R22]+[.T22]+[.V22]+[.X22]+[.Z22]" office:value-type="currency" office:currency="EUR" office:value="50.03" calcext:value-type="currency">
            <text:p>50.03 €</text:p>
          </table:table-cell>
          <table:table-cell table:style-name="ce148" table:formula="of:=[.AB22]*0.25" office:value-type="currency" office:currency="EUR" office:value="12.5075" calcext:value-type="currency">
            <text:p>12.51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56-1</text:p>
          </table:table-cell>
          <table:table-cell table:style-name="ce25" office:value-type="string" calcext:value-type="string">
            <text:p>Bunin, <text:span text:style-name="T4">Verfluchte Tage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currency" office:currency="EUR" office:value="6.8" calcext:value-type="currency">
            <text:p>6.80 €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currency" office:currency="EUR" office:value="13.6" calcext:value-type="currency">
            <text:p>13.60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86" calcext:value-type="currency">
            <text:p>6.86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86" calcext:value-type="currency">
            <text:p>6.86 €</text:p>
          </table:table-cell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13.66" calcext:value-type="currency">
            <text:p>13.66 €</text:p>
          </table:table-cell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4.78" calcext:value-type="currency">
            <text:p>14.78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8.63" calcext:value-type="currency">
            <text:p>8.63 €</text:p>
          </table:table-cell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24" calcext:value-type="currency">
            <text:p>24.00 €</text:p>
          </table:table-cell>
          <table:table-cell table:style-name="ce107" table:formula="of:=2-1" office:value-type="float" office:value="1" calcext:value-type="float">
            <text:p>1</text:p>
          </table:table-cell>
          <table:table-cell table:style-name="ce90" table:formula="of:=8.06-6.65" office:value-type="currency" office:currency="EUR" office:value="1.41" calcext:value-type="currency">
            <text:p>1.41 €</text:p>
          </table:table-cell>
          <table:table-cell table:style-name="ce121" office:value-type="float" office:value="4" calcext:value-type="float">
            <text:p>4</text:p>
          </table:table-cell>
          <table:table-cell table:style-name="ce116" office:value-type="currency" office:currency="EUR" office:value="16.77" calcext:value-type="currency">
            <text:p>16.77 €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currency" office:currency="EUR" office:value="20.24" calcext:value-type="currency">
            <text:p>20.24 €</text:p>
          </table:table-cell>
          <table:table-cell table:style-name="ce142" table:formula="of:=[.C23]+[.E23]+[.G23]+[.I23]+[.K23]+[.M23]+[.O23]+[.Q23]+[.S23]+[.U23]+[.W23]+[.Y23]" office:value-type="float" office:value="27" calcext:value-type="float">
            <text:p>27</text:p>
          </table:table-cell>
          <table:table-cell table:style-name="ce145" table:formula="of:=[.D23]+[.F23]+[.H23]+[.J23]+[.L23]+[.N23]+[.P23]+[.R23]+[.T23]+[.V23]+[.X23]+[.Z23]" office:value-type="currency" office:currency="EUR" office:value="133.61" calcext:value-type="currency">
            <text:p>133.61 €</text:p>
          </table:table-cell>
          <table:table-cell table:style-name="ce148" table:formula="of:=[.AB23]*0.25" office:value-type="currency" office:currency="EUR" office:value="33.4025" calcext:value-type="currency">
            <text:p>33.40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32-4</text:p>
          </table:table-cell>
          <table:table-cell table:style-name="ce25" office:value-type="string" calcext:value-type="string">
            <text:p>Dostojewskij,  <text:span text:style-name="T4">Aufzeichnungen</text:span></text:p>
          </table:table-cell>
          <table:table-cell table:style-name="ce38" office:value-type="float" office:value="5" calcext:value-type="float">
            <text:p>5</text:p>
          </table:table-cell>
          <table:table-cell table:style-name="ce50" office:value-type="currency" office:currency="EUR" office:value="30.81" calcext:value-type="currency">
            <text:p>30.81 €</text:p>
          </table:table-cell>
          <table:table-cell table:style-name="ce38" office:value-type="float" office:value="2" calcext:value-type="float">
            <text:p>2</text:p>
          </table:table-cell>
          <table:table-cell table:style-name="ce66" office:value-type="currency" office:currency="EUR" office:value="11.3" calcext:value-type="currency">
            <text:p>11.30 €</text:p>
          </table:table-cell>
          <table:table-cell table:style-name="ce38" office:value-type="float" office:value="3" calcext:value-type="float">
            <text:p>3</text:p>
          </table:table-cell>
          <table:table-cell table:style-name="ce66" table:formula="of:=SUM(26.31-7.22)" office:value-type="currency" office:currency="EUR" office:value="19.09" calcext:value-type="currency">
            <text:p>19.09 €</text:p>
          </table:table-cell>
          <table:table-cell table:style-name="ce38"/>
          <table:table-cell table:style-name="ce66"/>
          <table:table-cell table:style-name="ce82" office:value-type="float" office:value="3" calcext:value-type="float">
            <text:p>3</text:p>
          </table:table-cell>
          <table:table-cell table:style-name="ce91" office:value-type="currency" office:currency="EUR" office:value="18.8" calcext:value-type="currency">
            <text:p>18.80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11" calcext:value-type="currency">
            <text:p>6.11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97" calcext:value-type="currency">
            <text:p>6.97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5" calcext:value-type="currency">
            <text:p>5.50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table:formula="of:=1-1" office:value-type="float" office:value="0" calcext:value-type="float">
            <text:p>0</text:p>
          </table:table-cell>
          <table:table-cell table:style-name="ce137" table:formula="of:=5.5-9.31" office:value-type="currency" office:currency="EUR" office:value="-3.81" calcext:value-type="currency">
            <text:p>-3.81 €</text:p>
          </table:table-cell>
          <table:table-cell table:style-name="ce142" table:formula="of:=[.C24]+[.E24]+[.G24]+[.I24]+[.K24]+[.M24]+[.O24]+[.Q24]+[.S24]+[.U24]+[.W24]+[.Y24]" office:value-type="float" office:value="16" calcext:value-type="float">
            <text:p>16</text:p>
          </table:table-cell>
          <table:table-cell table:style-name="ce145" table:formula="of:=[.D24]+[.F24]+[.H24]+[.J24]+[.L24]+[.N24]+[.P24]+[.R24]+[.T24]+[.V24]+[.X24]+[.Z24]" office:value-type="currency" office:currency="EUR" office:value="94.77" calcext:value-type="currency">
            <text:p>94.77 €</text:p>
          </table:table-cell>
          <table:table-cell table:style-name="ce148" table:formula="of:=[.AB24]*0.25" office:value-type="currency" office:currency="EUR" office:value="23.6925" calcext:value-type="currency">
            <text:p>23.69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37-9</text:p>
          </table:table-cell>
          <table:table-cell table:style-name="ce25" office:value-type="string" calcext:value-type="string">
            <text:p>Droste-Hühlshoff, <text:span text:style-name="T4">Judenbuche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currency" office:currency="EUR" office:value="1.34" calcext:value-type="currency">
            <text:p>1.34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" calcext:value-type="currency">
            <text:p>1.00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" calcext:value-type="currency">
            <text:p>1.00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.09" calcext:value-type="currency">
            <text:p>1.09 €</text:p>
          </table:table-cell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2.17" calcext:value-type="currency">
            <text:p>2.17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1.17" calcext:value-type="currency">
            <text:p>1.17 €</text:p>
          </table:table-cell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2.02" calcext:value-type="currency">
            <text:p>2.02 €</text:p>
          </table:table-cell>
          <table:table-cell table:style-name="ce142" table:formula="of:=[.C25]+[.E25]+[.G25]+[.I25]+[.K25]+[.M25]+[.O25]+[.Q25]+[.S25]+[.U25]+[.W25]+[.Y25]" office:value-type="float" office:value="9" calcext:value-type="float">
            <text:p>9</text:p>
          </table:table-cell>
          <table:table-cell table:style-name="ce145" table:formula="of:=[.D25]+[.F25]+[.H25]+[.J25]+[.L25]+[.N25]+[.P25]+[.R25]+[.T25]+[.V25]+[.X25]+[.Z25]" office:value-type="currency" office:currency="EUR" office:value="9.79" calcext:value-type="currency">
            <text:p>9.79 €</text:p>
          </table:table-cell>
          <table:table-cell table:style-name="ce148" table:formula="of:=[.AB25]*0.25" office:value-type="currency" office:currency="EUR" office:value="2.4475" calcext:value-type="currency">
            <text:p>2.45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36-2</text:p>
          </table:table-cell>
          <table:table-cell table:style-name="ce25" office:value-type="string" calcext:value-type="string">
            <text:p>E. T. A. Hoffmann, <text:span text:style-name="T4">Scuderi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.09" calcext:value-type="currency">
            <text:p>1.09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0.32" calcext:value-type="currency">
            <text:p>0.32 €</text:p>
          </table:table-cell>
          <table:table-cell table:style-name="ce38"/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1.09" calcext:value-type="currency">
            <text:p>1.09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1.16" calcext:value-type="currency">
            <text:p>1.16 €</text:p>
          </table:table-cell>
          <table:table-cell table:style-name="ce142" table:formula="of:=[.C26]+[.E26]+[.G26]+[.I26]+[.K26]+[.M26]+[.O26]+[.Q26]+[.S26]+[.U26]+[.W26]+[.Y26]" office:value-type="float" office:value="4" calcext:value-type="float">
            <text:p>4</text:p>
          </table:table-cell>
          <table:table-cell table:style-name="ce145" table:formula="of:=[.D26]+[.F26]+[.H26]+[.J26]+[.L26]+[.N26]+[.P26]+[.R26]+[.T26]+[.V26]+[.X26]+[.Z26]" office:value-type="currency" office:currency="EUR" office:value="3.66" calcext:value-type="currency">
            <text:p>3.66 €</text:p>
          </table:table-cell>
          <table:table-cell table:style-name="ce148" table:formula="of:=[.AB26]*0.25" office:value-type="currency" office:currency="EUR" office:value="0.915" calcext:value-type="currency">
            <text:p>0.92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47-9</text:p>
          </table:table-cell>
          <table:table-cell table:style-name="ce23" office:value-type="string" calcext:value-type="string">
            <text:p>Fermor, <text:span text:style-name="T1">Baum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48" office:value-type="currency" office:currency="EUR" office:value="0" calcext:value-type="currency">
            <text:p>0.00 €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currency" office:currency="EUR" office:value="5.51" calcext:value-type="currency">
            <text:p>5.51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4.89" calcext:value-type="currency">
            <text:p>4.89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.11" calcext:value-type="currency">
            <text:p>1.11 €</text:p>
          </table:table-cell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4.77" calcext:value-type="currency">
            <text:p>4.77 €</text:p>
          </table:table-cell>
          <table:table-cell table:style-name="ce107" office:value-type="float" office:value="2" calcext:value-type="float">
            <text:p>2</text:p>
          </table:table-cell>
          <table:table-cell table:style-name="ce90" office:value-type="currency" office:currency="EUR" office:value="9.98" calcext:value-type="currency">
            <text:p>9.98 €</text:p>
          </table:table-cell>
          <table:table-cell table:style-name="ce121" office:value-type="float" office:value="3" calcext:value-type="float">
            <text:p>3</text:p>
          </table:table-cell>
          <table:table-cell table:style-name="ce116" office:value-type="currency" office:currency="EUR" office:value="14.42" calcext:value-type="currency">
            <text:p>14.42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5.42" calcext:value-type="currency">
            <text:p>5.42 €</text:p>
          </table:table-cell>
          <table:table-cell table:style-name="ce142" table:formula="of:=[.C27]+[.E27]+[.G27]+[.I27]+[.K27]+[.M27]+[.O27]+[.Q27]+[.S27]+[.U27]+[.W27]+[.Y27]" office:value-type="float" office:value="12" calcext:value-type="float">
            <text:p>12</text:p>
          </table:table-cell>
          <table:table-cell table:style-name="ce145" table:formula="of:=[.D27]+[.F27]+[.H27]+[.J27]+[.L27]+[.N27]+[.P27]+[.R27]+[.T27]+[.V27]+[.X27]+[.Z27]" office:value-type="currency" office:currency="EUR" office:value="46.1" calcext:value-type="currency">
            <text:p>46.10 €</text:p>
          </table:table-cell>
          <table:table-cell table:style-name="ce148" table:formula="of:=[.AB27]*0.25" office:value-type="currency" office:currency="EUR" office:value="11.525" calcext:value-type="currency">
            <text:p>11.53 €</text:p>
          </table:table-cell>
          <table:table-cell table:style-name="ce150" table:number-columns-repeated="995"/>
        </table:table-row>
        <table:table-row table:style-name="ro3">
          <table:table-cell table:style-name="ce9" office:value-type="string" calcext:value-type="string">
            <text:p>978-3-908778-48-6</text:p>
          </table:table-cell>
          <table:table-cell table:style-name="ce25" office:value-type="string" calcext:value-type="string">
            <text:p>Fermor, <text:span text:style-name="T4">Briefe aus den Anden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5.68" calcext:value-type="currency">
            <text:p>5.68 €</text:p>
          </table:table-cell>
          <table:table-cell table:style-name="ce73" office:value-type="float" office:value="2" calcext:value-type="float">
            <text:p>2</text:p>
          </table:table-cell>
          <table:table-cell table:style-name="ce66" office:value-type="currency" office:currency="EUR" office:value="7.47" calcext:value-type="currency">
            <text:p>7.47 €</text:p>
          </table:table-cell>
          <table:table-cell table:style-name="ce73" office:value-type="float" office:value="3" calcext:value-type="float">
            <text:p>3</text:p>
          </table:table-cell>
          <table:table-cell table:style-name="ce66" office:value-type="currency" office:currency="EUR" office:value="7.99" calcext:value-type="currency">
            <text:p>7.99 €</text:p>
          </table:table-cell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1.41" calcext:value-type="currency">
            <text:p>1.41 €</text:p>
          </table:table-cell>
          <table:table-cell table:style-name="ce142" table:formula="of:=[.C28]+[.E28]+[.G28]+[.I28]+[.K28]+[.M28]+[.O28]+[.Q28]+[.S28]+[.U28]+[.W28]+[.Y28]" office:value-type="float" office:value="7" calcext:value-type="float">
            <text:p>7</text:p>
          </table:table-cell>
          <table:table-cell table:style-name="ce145" table:formula="of:=[.D28]+[.F28]+[.H28]+[.J28]+[.L28]+[.N28]+[.P28]+[.R28]+[.T28]+[.V28]+[.X28]+[.Z28]" office:value-type="currency" office:currency="EUR" office:value="22.55" calcext:value-type="currency">
            <text:p>22.55 €</text:p>
          </table:table-cell>
          <table:table-cell table:style-name="ce148" table:formula="of:=[.AB28]*0.25" office:value-type="currency" office:currency="EUR" office:value="5.6375" calcext:value-type="currency">
            <text:p>5.64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67-7</text:p>
          </table:table-cell>
          <table:table-cell table:style-name="ce25" office:value-type="string" calcext:value-type="string">
            <text:p>Fermor, <text:span text:style-name="T4">Die Entführung des Generals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currency" office:currency="EUR" office:value="7.6" calcext:value-type="currency">
            <text:p>7.6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 office:value-type="float" office:value="1" calcext:value-type="float">
            <text:p>1</text:p>
          </table:table-cell>
          <table:table-cell table:style-name="ce66" office:value-type="currency" office:currency="EUR" office:value="7.66" calcext:value-type="currency">
            <text:p>7.66 €</text:p>
          </table:table-cell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18.3" calcext:value-type="currency">
            <text:p>18.30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23.24" calcext:value-type="currency">
            <text:p>23.24 €</text:p>
          </table:table-cell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47.23" calcext:value-type="currency">
            <text:p>47.23 €</text:p>
          </table:table-cell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7.47" calcext:value-type="currency">
            <text:p>7.47 €</text:p>
          </table:table-cell>
          <table:table-cell table:style-name="ce121" office:value-type="float" office:value="2" calcext:value-type="float">
            <text:p>2</text:p>
          </table:table-cell>
          <table:table-cell table:style-name="ce116" office:value-type="currency" office:currency="EUR" office:value="15.77" calcext:value-type="currency">
            <text:p>15.77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8.66" calcext:value-type="currency">
            <text:p>8.66 €</text:p>
          </table:table-cell>
          <table:table-cell table:style-name="ce142" table:formula="of:=[.C29]+[.E29]+[.G29]+[.I29]+[.K29]+[.M29]+[.O29]+[.Q29]+[.S29]+[.U29]+[.W29]+[.Y29]" office:value-type="float" office:value="17" calcext:value-type="float">
            <text:p>17</text:p>
          </table:table-cell>
          <table:table-cell table:style-name="ce145" table:formula="of:=[.D29]+[.F29]+[.H29]+[.J29]+[.L29]+[.N29]+[.P29]+[.R29]+[.T29]+[.V29]+[.X29]+[.Z29]" office:value-type="currency" office:currency="EUR" office:value="135.93" calcext:value-type="currency">
            <text:p>135.93 €</text:p>
          </table:table-cell>
          <table:table-cell table:style-name="ce148" table:formula="of:=[.AB29]*0.25" office:value-type="currency" office:currency="EUR" office:value="33.9825" calcext:value-type="currency">
            <text:p>33.98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34-9</text:p>
          </table:table-cell>
          <table:table-cell table:style-name="ce23" office:value-type="string" calcext:value-type="string">
            <text:p>Fermor, <text:span text:style-name="T1">Die unterbrochene Reise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48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9.53" calcext:value-type="currency">
            <text:p>9.53 €</text:p>
          </table:table-cell>
          <table:table-cell table:style-name="ce38" office:value-type="float" office:value="2" calcext:value-type="float">
            <text:p>2</text:p>
          </table:table-cell>
          <table:table-cell table:style-name="ce66" office:value-type="currency" office:currency="EUR" office:value="20.37" calcext:value-type="currency">
            <text:p>20.37 €</text:p>
          </table:table-cell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30.31" calcext:value-type="currency">
            <text:p>30.31 €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38.89" calcext:value-type="currency">
            <text:p>38.89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8.72" calcext:value-type="currency">
            <text:p>18.72 €</text:p>
          </table:table-cell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8.65" calcext:value-type="currency">
            <text:p>8.65 €</text:p>
          </table:table-cell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10.35" calcext:value-type="currency">
            <text:p>10.35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0.96" calcext:value-type="currency">
            <text:p>10.96 €</text:p>
          </table:table-cell>
          <table:table-cell table:style-name="ce142" table:formula="of:=[.C30]+[.E30]+[.G30]+[.I30]+[.K30]+[.M30]+[.O30]+[.Q30]+[.S30]+[.U30]+[.W30]+[.Y30]" office:value-type="float" office:value="16" calcext:value-type="float">
            <text:p>16</text:p>
          </table:table-cell>
          <table:table-cell table:style-name="ce145" table:formula="of:=[.D30]+[.F30]+[.H30]+[.J30]+[.L30]+[.N30]+[.P30]+[.R30]+[.T30]+[.V30]+[.X30]+[.Z30]" office:value-type="currency" office:currency="EUR" office:value="147.78" calcext:value-type="currency">
            <text:p>147.78 €</text:p>
          </table:table-cell>
          <table:table-cell table:style-name="ce148" table:formula="of:=[.AB30]*0.25" office:value-type="currency" office:currency="EUR" office:value="36.945" calcext:value-type="currency">
            <text:p>36.95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03-5</text:p>
          </table:table-cell>
          <table:table-cell table:style-name="ce25" office:value-type="string" calcext:value-type="string">
            <text:p>Fermor, <text:span text:style-name="T4">Die Zeit der Gaben</text:span></text:p>
          </table:table-cell>
          <table:table-cell table:style-name="ce38" office:value-type="float" office:value="2" calcext:value-type="float">
            <text:p>2</text:p>
          </table:table-cell>
          <table:table-cell table:style-name="ce50" office:value-type="currency" office:currency="EUR" office:value="8.72" calcext:value-type="currency">
            <text:p>8.72 €</text:p>
          </table:table-cell>
          <table:table-cell table:style-name="ce43" office:value-type="float" office:value="6" calcext:value-type="float">
            <text:p>6</text:p>
          </table:table-cell>
          <table:table-cell table:style-name="ce66" office:value-type="currency" office:currency="EUR" office:value="21.6" calcext:value-type="currency">
            <text:p>21.60 €</text:p>
          </table:table-cell>
          <table:table-cell table:style-name="ce73" office:value-type="float" office:value="8" calcext:value-type="float">
            <text:p>8</text:p>
          </table:table-cell>
          <table:table-cell table:style-name="ce66" office:value-type="currency" office:currency="EUR" office:value="34.45" calcext:value-type="currency">
            <text:p>34.45 €</text:p>
          </table:table-cell>
          <table:table-cell table:style-name="ce73" office:value-type="float" office:value="4" calcext:value-type="float">
            <text:p>4</text:p>
          </table:table-cell>
          <table:table-cell table:style-name="ce66" office:value-type="currency" office:currency="EUR" office:value="19.22" calcext:value-type="currency">
            <text:p>19.22 €</text:p>
          </table:table-cell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8.01" calcext:value-type="currency">
            <text:p>8.01 €</text:p>
          </table:table-cell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25.47" calcext:value-type="currency">
            <text:p>25.47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8.04" calcext:value-type="currency">
            <text:p>8.04 €</text:p>
          </table:table-cell>
          <table:table-cell table:style-name="ce81" office:value-type="float" office:value="23" calcext:value-type="float">
            <text:p>23</text:p>
          </table:table-cell>
          <table:table-cell table:style-name="ce90" office:value-type="currency" office:currency="EUR" office:value="98.07" calcext:value-type="currency">
            <text:p>98.07 €</text:p>
          </table:table-cell>
          <table:table-cell table:style-name="ce81" office:value-type="float" office:value="8" calcext:value-type="float">
            <text:p>8</text:p>
          </table:table-cell>
          <table:table-cell table:style-name="ce90" office:value-type="currency" office:currency="EUR" office:value="34.18" calcext:value-type="currency">
            <text:p>34.18 €</text:p>
          </table:table-cell>
          <table:table-cell table:style-name="ce107" office:value-type="float" office:value="8" calcext:value-type="float">
            <text:p>8</text:p>
          </table:table-cell>
          <table:table-cell table:style-name="ce90" office:value-type="currency" office:currency="EUR" office:value="34.36" calcext:value-type="currency">
            <text:p>34.36 €</text:p>
          </table:table-cell>
          <table:table-cell table:style-name="ce121" office:value-type="float" office:value="5" calcext:value-type="float">
            <text:p>5</text:p>
          </table:table-cell>
          <table:table-cell table:style-name="ce116" office:value-type="currency" office:currency="EUR" office:value="20.5" calcext:value-type="currency">
            <text:p>20.50 €</text:p>
          </table:table-cell>
          <table:table-cell table:style-name="ce131" office:value-type="float" office:value="4" calcext:value-type="float">
            <text:p>4</text:p>
          </table:table-cell>
          <table:table-cell table:style-name="ce137" office:value-type="currency" office:currency="EUR" office:value="16.29" calcext:value-type="currency">
            <text:p>16.29 €</text:p>
          </table:table-cell>
          <table:table-cell table:style-name="ce142" table:formula="of:=[.C31]+[.E31]+[.G31]+[.I31]+[.K31]+[.M31]+[.O31]+[.Q31]+[.S31]+[.U31]+[.W31]+[.Y31]" office:value-type="float" office:value="78" calcext:value-type="float">
            <text:p>78</text:p>
          </table:table-cell>
          <table:table-cell table:style-name="ce145" table:formula="of:=[.D31]+[.F31]+[.H31]+[.J31]+[.L31]+[.N31]+[.P31]+[.R31]+[.T31]+[.V31]+[.X31]+[.Z31]" office:value-type="currency" office:currency="EUR" office:value="328.91" calcext:value-type="currency">
            <text:p>328.91 €</text:p>
          </table:table-cell>
          <table:table-cell table:style-name="ce148" table:formula="of:=[.AB31]*0.25" office:value-type="currency" office:currency="EUR" office:value="82.2275" calcext:value-type="currency">
            <text:p>82.23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05-9</text:p>
          </table:table-cell>
          <table:table-cell table:style-name="ce25" office:value-type="string" calcext:value-type="string">
            <text:p>Fermor, <text:span text:style-name="T4">Mani</text:span>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currency" office:currency="EUR" office:value="11.05" calcext:value-type="currency">
            <text:p>11.05 €</text:p>
          </table:table-cell>
          <table:table-cell table:style-name="ce43" office:value-type="float" office:value="4" calcext:value-type="float">
            <text:p>4</text:p>
          </table:table-cell>
          <table:table-cell table:style-name="ce66" office:value-type="currency" office:currency="EUR" office:value="20.11" calcext:value-type="currency">
            <text:p>20.11 €</text:p>
          </table:table-cell>
          <table:table-cell table:style-name="ce73" office:value-type="float" office:value="1" calcext:value-type="float">
            <text:p>1</text:p>
          </table:table-cell>
          <table:table-cell table:style-name="ce66" office:value-type="currency" office:currency="EUR" office:value="5.65" calcext:value-type="currency">
            <text:p>5.65 €</text:p>
          </table:table-cell>
          <table:table-cell table:style-name="ce73" office:value-type="float" office:value="1" calcext:value-type="float">
            <text:p>1</text:p>
          </table:table-cell>
          <table:table-cell table:style-name="ce66" office:value-type="currency" office:currency="EUR" office:value="4.84" calcext:value-type="currency">
            <text:p>4.84 €</text:p>
          </table:table-cell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10.08" calcext:value-type="currency">
            <text:p>10.08 €</text:p>
          </table:table-cell>
          <table:table-cell table:style-name="ce96" office:value-type="float" office:value="2" calcext:value-type="float">
            <text:p>2</text:p>
          </table:table-cell>
          <table:table-cell table:style-name="ce99" office:value-type="currency" office:currency="EUR" office:value="7.24" calcext:value-type="currency">
            <text:p>7.24 €</text:p>
          </table:table-cell>
          <table:table-cell table:style-name="ce96" office:value-type="float" office:value="3" calcext:value-type="float">
            <text:p>3</text:p>
          </table:table-cell>
          <table:table-cell table:style-name="ce99" office:value-type="currency" office:currency="EUR" office:value="11.44" calcext:value-type="currency">
            <text:p>11.44 €</text:p>
          </table:table-cell>
          <table:table-cell table:style-name="ce96"/>
          <table:table-cell table:style-name="ce99"/>
          <table:table-cell table:style-name="ce96" office:value-type="float" office:value="5" calcext:value-type="float">
            <text:p>5</text:p>
          </table:table-cell>
          <table:table-cell table:style-name="ce99" office:value-type="currency" office:currency="EUR" office:value="24.47" calcext:value-type="currency">
            <text:p>24.47 €</text:p>
          </table:table-cell>
          <table:table-cell table:style-name="ce111" table:formula="of:=3-1" office:value-type="float" office:value="2" calcext:value-type="float">
            <text:p>2</text:p>
          </table:table-cell>
          <table:table-cell table:style-name="ce99" table:formula="of:=14.58-7.98" office:value-type="currency" office:currency="EUR" office:value="6.6" calcext:value-type="currency">
            <text:p>6.60 €</text:p>
          </table:table-cell>
          <table:table-cell table:style-name="ce120" office:value-type="float" office:value="3" calcext:value-type="float">
            <text:p>3</text:p>
          </table:table-cell>
          <table:table-cell table:style-name="ce126" office:value-type="currency" office:currency="EUR" office:value="14.16" calcext:value-type="currency">
            <text:p>14.16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5.64" calcext:value-type="currency">
            <text:p>5.64 €</text:p>
          </table:table-cell>
          <table:table-cell table:style-name="ce142" table:formula="of:=[.C32]+[.E32]+[.G32]+[.I32]+[.K32]+[.M32]+[.O32]+[.Q32]+[.S32]+[.U32]+[.W32]+[.Y32]" office:value-type="float" office:value="27" calcext:value-type="float">
            <text:p>27</text:p>
          </table:table-cell>
          <table:table-cell table:style-name="ce145" table:formula="of:=[.D32]+[.F32]+[.H32]+[.J32]+[.L32]+[.N32]+[.P32]+[.R32]+[.T32]+[.V32]+[.X32]+[.Z32]" office:value-type="currency" office:currency="EUR" office:value="121.28" calcext:value-type="currency">
            <text:p>121.28 €</text:p>
          </table:table-cell>
          <table:table-cell table:style-name="ce148" table:formula="of:=[.AB32]*0.25" office:value-type="currency" office:currency="EUR" office:value="30.32" calcext:value-type="currency">
            <text:p>30.32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49-3</text:p>
          </table:table-cell>
          <table:table-cell table:style-name="ce25" office:value-type="string" calcext:value-type="string">
            <text:p>Fermor, <text:span text:style-name="T4">Rumeli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 office:value-type="float" office:value="3" calcext:value-type="float">
            <text:p>3</text:p>
          </table:table-cell>
          <table:table-cell table:style-name="ce66" office:value-type="currency" office:currency="EUR" office:value="20.83" calcext:value-type="currency">
            <text:p>20.83 €</text:p>
          </table:table-cell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2"/>
          <table:table-cell table:style-name="ce91"/>
          <table:table-cell table:style-name="ce82"/>
          <table:table-cell table:style-name="ce91"/>
          <table:table-cell table:style-name="ce82" office:value-type="float" office:value="4" calcext:value-type="float">
            <text:p>4</text:p>
          </table:table-cell>
          <table:table-cell table:style-name="ce91" office:value-type="currency" office:currency="EUR" office:value="24.78" calcext:value-type="currency">
            <text:p>24.78 €</text:p>
          </table:table-cell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6.5" calcext:value-type="currency">
            <text:p>6.50 €</text:p>
          </table:table-cell>
          <table:table-cell table:style-name="ce108" office:value-type="float" office:value="2" calcext:value-type="float">
            <text:p>2</text:p>
          </table:table-cell>
          <table:table-cell table:style-name="ce91" office:value-type="currency" office:currency="EUR" office:value="12.4" calcext:value-type="currency">
            <text:p>12.40 €</text:p>
          </table:table-cell>
          <table:table-cell table:style-name="ce122" office:value-type="float" office:value="1" calcext:value-type="float">
            <text:p>1</text:p>
          </table:table-cell>
          <table:table-cell table:style-name="ce127" office:value-type="currency" office:currency="EUR" office:value="5.9" calcext:value-type="currency">
            <text:p>5.90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2.9" calcext:value-type="currency">
            <text:p>12.90 €</text:p>
          </table:table-cell>
          <table:table-cell table:style-name="ce142" table:formula="of:=[.C33]+[.E33]+[.G33]+[.I33]+[.K33]+[.M33]+[.O33]+[.Q33]+[.S33]+[.U33]+[.W33]+[.Y33]" office:value-type="float" office:value="13" calcext:value-type="float">
            <text:p>13</text:p>
          </table:table-cell>
          <table:table-cell table:style-name="ce145" table:formula="of:=[.D33]+[.F33]+[.H33]+[.J33]+[.L33]+[.N33]+[.P33]+[.R33]+[.T33]+[.V33]+[.X33]+[.Z33]" office:value-type="currency" office:currency="EUR" office:value="83.31" calcext:value-type="currency">
            <text:p>83.31 €</text:p>
          </table:table-cell>
          <table:table-cell table:style-name="ce148" table:formula="of:=[.AB33]*0.25" office:value-type="currency" office:currency="EUR" office:value="20.8275" calcext:value-type="currency">
            <text:p>20.83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50-9</text:p>
          </table:table-cell>
          <table:table-cell table:style-name="ce23" office:value-type="string" calcext:value-type="string">
            <text:p>Fermor, <text:span text:style-name="T1">Violinen</text:span></text:p>
          </table:table-cell>
          <table:table-cell table:style-name="ce38" office:value-type="float" office:value="2" calcext:value-type="float">
            <text:p>2</text:p>
          </table:table-cell>
          <table:table-cell table:style-name="ce48" office:value-type="currency" office:currency="EUR" office:value="8.69" calcext:value-type="currency">
            <text:p>8.69 €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currency" office:currency="EUR" office:value="8.05" calcext:value-type="currency">
            <text:p>8.05 €</text:p>
          </table:table-cell>
          <table:table-cell table:style-name="ce38"/>
          <table:table-cell table:style-name="ce66"/>
          <table:table-cell table:style-name="ce38"/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5.24" calcext:value-type="currency">
            <text:p>5.24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08" calcext:value-type="currency">
            <text:p>5.08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3.93" calcext:value-type="currency">
            <text:p>3.93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4.11" calcext:value-type="currency">
            <text:p>4.11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4.11" calcext:value-type="currency">
            <text:p>4.11 €</text:p>
          </table:table-cell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3.93" calcext:value-type="currency">
            <text:p>3.93 €</text:p>
          </table:table-cell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3.93" calcext:value-type="currency">
            <text:p>3.93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34]+[.E34]+[.G34]+[.I34]+[.K34]+[.M34]+[.O34]+[.Q34]+[.S34]+[.U34]+[.W34]+[.Y34]" office:value-type="float" office:value="11" calcext:value-type="float">
            <text:p>11</text:p>
          </table:table-cell>
          <table:table-cell table:style-name="ce145" table:formula="of:=[.D34]+[.F34]+[.H34]+[.J34]+[.L34]+[.N34]+[.P34]+[.R34]+[.T34]+[.V34]+[.X34]+[.Z34]" office:value-type="currency" office:currency="EUR" office:value="47.07" calcext:value-type="currency">
            <text:p>47.07 €</text:p>
          </table:table-cell>
          <table:table-cell table:style-name="ce148" table:formula="of:=[.AB34]*0.25" office:value-type="currency" office:currency="EUR" office:value="11.7675" calcext:value-type="currency">
            <text:p>11.77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04-2</text:p>
          </table:table-cell>
          <table:table-cell table:style-name="ce25" office:value-type="string" calcext:value-type="string">
            <text:p>Fermor, <text:span text:style-name="T4">Zwischen Wäldern und Wasser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currency" office:currency="EUR" office:value="4.36" calcext:value-type="currency">
            <text:p>4.36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1.14" calcext:value-type="currency">
            <text:p>1.14 €</text:p>
          </table:table-cell>
          <table:table-cell table:style-name="ce73" office:value-type="float" office:value="5" calcext:value-type="float">
            <text:p>5</text:p>
          </table:table-cell>
          <table:table-cell table:style-name="ce66" office:value-type="currency" office:currency="EUR" office:value="20.76" calcext:value-type="currency">
            <text:p>20.76 €</text:p>
          </table:table-cell>
          <table:table-cell table:style-name="ce73"/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4.02" calcext:value-type="currency">
            <text:p>4.02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12.22" calcext:value-type="currency">
            <text:p>12.22 €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18.53" calcext:value-type="currency">
            <text:p>18.53 €</text:p>
          </table:table-cell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28.37" calcext:value-type="currency">
            <text:p>28.37 €</text:p>
          </table:table-cell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26.38" calcext:value-type="currency">
            <text:p>26.38 €</text:p>
          </table:table-cell>
          <table:table-cell table:style-name="ce107" office:value-type="float" office:value="5" calcext:value-type="float">
            <text:p>5</text:p>
          </table:table-cell>
          <table:table-cell table:style-name="ce90" office:value-type="currency" office:currency="EUR" office:value="20.84" calcext:value-type="currency">
            <text:p>20.84 €</text:p>
          </table:table-cell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3.93" calcext:value-type="currency">
            <text:p>3.93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7.79" calcext:value-type="currency">
            <text:p>7.79 €</text:p>
          </table:table-cell>
          <table:table-cell table:style-name="ce142" table:formula="of:=[.C35]+[.E35]+[.G35]+[.I35]+[.K35]+[.M35]+[.O35]+[.Q35]+[.S35]+[.U35]+[.W35]+[.Y35]" office:value-type="float" office:value="35" calcext:value-type="float">
            <text:p>35</text:p>
          </table:table-cell>
          <table:table-cell table:style-name="ce145" table:formula="of:=[.D35]+[.F35]+[.H35]+[.J35]+[.L35]+[.N35]+[.P35]+[.R35]+[.T35]+[.V35]+[.X35]+[.Z35]" office:value-type="currency" office:currency="EUR" office:value="148.34" calcext:value-type="currency">
            <text:p>148.34 €</text:p>
          </table:table-cell>
          <table:table-cell table:style-name="ce148" table:formula="of:=[.AB35]*0.25" office:value-type="currency" office:currency="EUR" office:value="37.085" calcext:value-type="currency">
            <text:p>37.09 €</text:p>
          </table:table-cell>
          <table:table-cell table:number-columns-repeated="995"/>
        </table:table-row>
        <table:table-row table:style-name="ro3">
          <table:table-cell table:style-name="ce11" office:value-type="string" calcext:value-type="string">
            <text:p>978-3-03820-925-6</text:p>
          </table:table-cell>
          <table:table-cell table:style-name="ce27" office:value-type="string" calcext:value-type="string">
            <text:p>Flaubert / Du Camp,<text:span text:style-name="T4"> Felder und Strände</text:span></text:p>
          </table:table-cell>
          <table:table-cell table:style-name="ce42" office:value-type="float" office:value="1" calcext:value-type="float">
            <text:p>1</text:p>
          </table:table-cell>
          <table:table-cell table:style-name="ce52" office:value-type="currency" office:currency="EUR" office:value="11.36" calcext:value-type="currency">
            <text:p>11.36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11.27" calcext:value-type="currency">
            <text:p>11.27 €</text:p>
          </table:table-cell>
          <table:table-cell table:style-name="ce73"/>
          <table:table-cell table:style-name="ce66"/>
          <table:table-cell table:style-name="ce73" office:value-type="float" office:value="1" calcext:value-type="float">
            <text:p>1</text:p>
          </table:table-cell>
          <table:table-cell table:style-name="ce66" office:value-type="currency" office:currency="EUR" office:value="10.48" calcext:value-type="currency">
            <text:p>10.48 €</text:p>
          </table:table-cell>
          <table:table-cell table:style-name="ce82"/>
          <table:table-cell table:style-name="ce91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12.03" calcext:value-type="currency">
            <text:p>12.03 €</text:p>
          </table:table-cell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11.36" calcext:value-type="currency">
            <text:p>11.36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10.22" calcext:value-type="currency">
            <text:p>10.22 €</text:p>
          </table:table-cell>
          <table:table-cell table:style-name="ce142" table:formula="of:=[.C36]+[.E36]+[.G36]+[.I36]+[.K36]+[.M36]+[.O36]+[.Q36]+[.S36]+[.U36]+[.W36]+[.Y36]" office:value-type="float" office:value="6" calcext:value-type="float">
            <text:p>6</text:p>
          </table:table-cell>
          <table:table-cell table:style-name="ce145" table:formula="of:=[.D36]+[.F36]+[.H36]+[.J36]+[.L36]+[.N36]+[.P36]+[.R36]+[.T36]+[.V36]+[.X36]+[.Z36]" office:value-type="currency" office:currency="EUR" office:value="66.72" calcext:value-type="currency">
            <text:p>66.72 €</text:p>
          </table:table-cell>
          <table:table-cell table:style-name="ce148" table:formula="of:=[.AB36]*0.25" office:value-type="currency" office:currency="EUR" office:value="16.68" calcext:value-type="currency">
            <text:p>16.68 €</text:p>
          </table:table-cell>
          <table:table-cell table:number-columns-repeated="995"/>
        </table:table-row>
        <table:table-row table:style-name="ro3">
          <table:table-cell table:style-name="ce12" office:value-type="string" calcext:value-type="string">
            <text:p>978-3-908778-62-2</text:p>
          </table:table-cell>
          <table:table-cell table:style-name="ce28" office:value-type="string" calcext:value-type="string">
            <text:p>Frayn, <text:span text:style-name="T4">Streichholzschachteltheater</text:span></text:p>
          </table:table-cell>
          <table:table-cell table:style-name="ce38" office:value-type="float" office:value="2" calcext:value-type="float">
            <text:p>2</text:p>
          </table:table-cell>
          <table:table-cell table:style-name="ce50" office:value-type="currency" office:currency="EUR" office:value="12.97" calcext:value-type="currency">
            <text:p>12.97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1.66" calcext:value-type="currency">
            <text:p>1.66 €</text:p>
          </table:table-cell>
          <table:table-cell table:style-name="ce73"/>
          <table:table-cell table:style-name="ce66"/>
          <table:table-cell table:style-name="ce73" office:value-type="float" office:value="-1" calcext:value-type="float">
            <text:p>-1</text:p>
          </table:table-cell>
          <table:table-cell table:style-name="ce66" office:value-type="currency" office:currency="EUR" office:value="-5.68" calcext:value-type="currency">
            <text:p>-5.68 €</text:p>
          </table:table-cell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63" calcext:value-type="currency">
            <text:p>5.63 €</text:p>
          </table:table-cell>
          <table:table-cell table:style-name="ce81" table:formula="of:=1-1" office:value-type="float" office:value="0" calcext:value-type="float">
            <text:p>0</text:p>
          </table:table-cell>
          <table:table-cell table:style-name="ce90" table:formula="of:=5.11-8.65" office:value-type="currency" office:currency="EUR" office:value="-3.54" calcext:value-type="currency">
            <text:p>-3.54 €</text:p>
          </table:table-cell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5.11" calcext:value-type="currency">
            <text:p>5.11 €</text:p>
          </table:table-cell>
          <table:table-cell table:style-name="ce142" table:formula="of:=[.C37]+[.E37]+[.G37]+[.I37]+[.K37]+[.M37]+[.O37]+[.Q37]+[.S37]+[.U37]+[.W37]+[.Y37]" office:value-type="float" office:value="4" calcext:value-type="float">
            <text:p>4</text:p>
          </table:table-cell>
          <table:table-cell table:style-name="ce145" table:formula="of:=[.D37]+[.F37]+[.H37]+[.J37]+[.L37]+[.N37]+[.P37]+[.R37]+[.T37]+[.V37]+[.X37]+[.Z37]" office:value-type="currency" office:currency="EUR" office:value="16.15" calcext:value-type="currency">
            <text:p>16.15 €</text:p>
          </table:table-cell>
          <table:table-cell table:style-name="ce148" table:formula="of:=[.AB37]*0.25" office:value-type="currency" office:currency="EUR" office:value="4.0375" calcext:value-type="currency">
            <text:p>4.04 €</text:p>
          </table:table-cell>
          <table:table-cell table:number-columns-repeated="995"/>
        </table:table-row>
        <table:table-row table:style-name="ro3">
          <table:table-cell table:style-name="ce13" office:value-type="string" calcext:value-type="string">
            <text:p>978-3-03820-926-3</text:p>
          </table:table-cell>
          <table:table-cell table:style-name="ce29" office:value-type="string" calcext:value-type="string">
            <text:p><text:span text:style-name="T5">Garnett,</text:span><text:span text:style-name="T6"> Dame zu Fuchs</text:span></text:p>
          </table:table-cell>
          <table:table-cell table:style-name="ce41" office:value-type="float" office:value="11" calcext:value-type="float">
            <text:p>11</text:p>
          </table:table-cell>
          <table:table-cell table:style-name="ce51" office:value-type="currency" office:currency="EUR" office:value="56" calcext:value-type="currency">
            <text:p>56.00 €</text:p>
          </table:table-cell>
          <table:table-cell table:style-name="ce43" office:value-type="float" office:value="6" calcext:value-type="float">
            <text:p>6</text:p>
          </table:table-cell>
          <table:table-cell table:style-name="ce66" office:value-type="currency" office:currency="EUR" office:value="32.37" calcext:value-type="currency">
            <text:p>32.37 €</text:p>
          </table:table-cell>
          <table:table-cell table:style-name="ce73" office:value-type="float" office:value="8" calcext:value-type="float">
            <text:p>8</text:p>
          </table:table-cell>
          <table:table-cell table:style-name="ce66" office:value-type="currency" office:currency="EUR" office:value="43.51" calcext:value-type="currency">
            <text:p>43.51 €</text:p>
          </table:table-cell>
          <table:table-cell table:style-name="ce73" office:value-type="float" office:value="5" calcext:value-type="float">
            <text:p>5</text:p>
          </table:table-cell>
          <table:table-cell table:style-name="ce66" office:value-type="currency" office:currency="EUR" office:value="27.02" calcext:value-type="currency">
            <text:p>27.02 €</text:p>
          </table:table-cell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10.48" calcext:value-type="currency">
            <text:p>10.48 €</text:p>
          </table:table-cell>
          <table:table-cell table:style-name="ce81" office:value-type="float" office:value="9" calcext:value-type="float">
            <text:p>9</text:p>
          </table:table-cell>
          <table:table-cell table:style-name="ce90" office:value-type="currency" office:currency="EUR" office:value="47.66" calcext:value-type="currency">
            <text:p>47.66 €</text:p>
          </table:table-cell>
          <table:table-cell table:style-name="ce81" office:value-type="float" office:value="8" calcext:value-type="float">
            <text:p>8</text:p>
          </table:table-cell>
          <table:table-cell table:style-name="ce90" office:value-type="currency" office:currency="EUR" office:value="44.17" calcext:value-type="currency">
            <text:p>44.17 €</text:p>
          </table:table-cell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31.71" calcext:value-type="currency">
            <text:p>31.71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.022" calcext:value-type="currency">
            <text:p>1.02 €</text:p>
          </table:table-cell>
          <table:table-cell table:style-name="ce107" office:value-type="float" office:value="3" calcext:value-type="float">
            <text:p>3</text:p>
          </table:table-cell>
          <table:table-cell table:style-name="ce90" office:value-type="currency" office:currency="EUR" office:value="16.37" calcext:value-type="currency">
            <text:p>16.37 €</text:p>
          </table:table-cell>
          <table:table-cell table:style-name="ce121"/>
          <table:table-cell table:style-name="ce116"/>
          <table:table-cell table:style-name="ce131" office:value-type="float" office:value="4" calcext:value-type="float">
            <text:p>4</text:p>
          </table:table-cell>
          <table:table-cell table:style-name="ce137" office:value-type="currency" office:currency="EUR" office:value="17.18" calcext:value-type="currency">
            <text:p>17.18 €</text:p>
          </table:table-cell>
          <table:table-cell table:style-name="ce142" table:formula="of:=[.C38]+[.E38]+[.G38]+[.I38]+[.K38]+[.M38]+[.O38]+[.Q38]+[.S38]+[.U38]+[.W38]+[.Y38]" office:value-type="float" office:value="64" calcext:value-type="float">
            <text:p>64</text:p>
          </table:table-cell>
          <table:table-cell table:style-name="ce145" table:formula="of:=[.D38]+[.F38]+[.H38]+[.J38]+[.L38]+[.N38]+[.P38]+[.R38]+[.T38]+[.V38]+[.X38]+[.Z38]" office:value-type="currency" office:currency="EUR" office:value="327.492" calcext:value-type="currency">
            <text:p>327.49 €</text:p>
          </table:table-cell>
          <table:table-cell table:style-name="ce148" table:formula="of:=[.AB38]*0.25" office:value-type="currency" office:currency="EUR" office:value="81.873" calcext:value-type="currency">
            <text:p>81.87 €</text:p>
          </table:table-cell>
          <table:table-cell table:number-columns-repeated="995"/>
        </table:table-row>
        <table:table-row table:style-name="ro3">
          <table:table-cell table:style-name="ce13" office:value-type="string" calcext:value-type="string">
            <text:p>978-3-03820-040-6</text:p>
          </table:table-cell>
          <table:table-cell table:style-name="ce29" office:value-type="string" calcext:value-type="string">
            <text:p><text:span text:style-name="T5">Garnett</text:span><text:span text:style-name="T6">, Mann im Zoo</text:span></text:p>
          </table:table-cell>
          <table:table-cell table:style-name="ce41" office:value-type="float" office:value="7" calcext:value-type="float">
            <text:p>7</text:p>
          </table:table-cell>
          <table:table-cell table:style-name="ce51" office:value-type="currency" office:currency="EUR" office:value="40.33" calcext:value-type="currency">
            <text:p>40.33 €</text:p>
          </table:table-cell>
          <table:table-cell table:style-name="ce43" office:value-type="float" office:value="15" calcext:value-type="float">
            <text:p>15</text:p>
          </table:table-cell>
          <table:table-cell table:style-name="ce66" table:formula="of:=SUM(90.01-5.68)" office:value-type="currency" office:currency="EUR" office:value="84.33" calcext:value-type="currency">
            <text:p>84.33 €</text:p>
          </table:table-cell>
          <table:table-cell table:style-name="ce73" office:value-type="float" office:value="5" calcext:value-type="float">
            <text:p>5</text:p>
          </table:table-cell>
          <table:table-cell table:style-name="ce66" office:value-type="currency" office:currency="EUR" office:value="28.28" calcext:value-type="currency">
            <text:p>28.28 €</text:p>
          </table:table-cell>
          <table:table-cell table:style-name="ce73" office:value-type="float" office:value="12" calcext:value-type="float">
            <text:p>12</text:p>
          </table:table-cell>
          <table:table-cell table:style-name="ce66" office:value-type="currency" office:currency="EUR" office:value="66.42" calcext:value-type="currency">
            <text:p>66.42 €</text:p>
          </table:table-cell>
          <table:table-cell table:style-name="ce82" office:value-type="float" office:value="8" calcext:value-type="float">
            <text:p>8</text:p>
          </table:table-cell>
          <table:table-cell table:style-name="ce91" office:value-type="currency" office:currency="EUR" office:value="44.02" calcext:value-type="currency">
            <text:p>44.02 €</text:p>
          </table:table-cell>
          <table:table-cell table:style-name="ce81" office:value-type="float" office:value="9" calcext:value-type="float">
            <text:p>9</text:p>
          </table:table-cell>
          <table:table-cell table:style-name="ce90" office:value-type="currency" office:currency="EUR" office:value="49.95" calcext:value-type="currency">
            <text:p>49.95 €</text:p>
          </table:table-cell>
          <table:table-cell table:style-name="ce81" office:value-type="float" office:value="8" calcext:value-type="float">
            <text:p>8</text:p>
          </table:table-cell>
          <table:table-cell table:style-name="ce90" office:value-type="currency" office:currency="EUR" office:value="44.73" calcext:value-type="currency">
            <text:p>44.73 €</text:p>
          </table:table-cell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31.76" calcext:value-type="currency">
            <text:p>31.76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0.74" calcext:value-type="currency">
            <text:p>10.74 €</text:p>
          </table:table-cell>
          <table:table-cell table:style-name="ce107" office:value-type="float" office:value="4" calcext:value-type="float">
            <text:p>4</text:p>
          </table:table-cell>
          <table:table-cell table:style-name="ce90" office:value-type="currency" office:currency="EUR" office:value="22.14" calcext:value-type="currency">
            <text:p>22.14 €</text:p>
          </table:table-cell>
          <table:table-cell table:style-name="ce121"/>
          <table:table-cell table:style-name="ce116"/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1.79" calcext:value-type="currency">
            <text:p>11.79 €</text:p>
          </table:table-cell>
          <table:table-cell table:style-name="ce142" table:formula="of:=[.C39]+[.E39]+[.G39]+[.I39]+[.K39]+[.M39]+[.O39]+[.Q39]+[.S39]+[.U39]+[.W39]+[.Y39]" office:value-type="float" office:value="78" calcext:value-type="float">
            <text:p>78</text:p>
          </table:table-cell>
          <table:table-cell table:style-name="ce145" table:formula="of:=[.D39]+[.F39]+[.H39]+[.J39]+[.L39]+[.N39]+[.P39]+[.R39]+[.T39]+[.V39]+[.X39]+[.Z39]" office:value-type="currency" office:currency="EUR" office:value="434.49" calcext:value-type="currency">
            <text:p>434.49 €</text:p>
          </table:table-cell>
          <table:table-cell table:style-name="ce148" table:formula="of:=[.AB39]*0.25" office:value-type="currency" office:currency="EUR" office:value="108.6225" calcext:value-type="currency">
            <text:p>108.62 €</text:p>
          </table:table-cell>
          <table:table-cell table:number-columns-repeated="995"/>
        </table:table-row>
        <table:table-row table:style-name="ro3">
          <table:table-cell table:style-name="ce12" office:value-type="string" calcext:value-type="string">
            <text:p>978-3-908778-41-7</text:p>
          </table:table-cell>
          <table:table-cell table:style-name="ce28" office:value-type="string" calcext:value-type="string">
            <text:p>Gautier,<text:span text:style-name="T4"> Jettatura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4.72" calcext:value-type="currency">
            <text:p>4.72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5.24" calcext:value-type="currency">
            <text:p>5.24 €</text:p>
          </table:table-cell>
          <table:table-cell table:style-name="ce142" table:formula="of:=[.C40]+[.E40]+[.G40]+[.I40]+[.K40]+[.M40]+[.O40]+[.Q40]+[.S40]+[.U40]+[.W40]+[.Y40]" office:value-type="float" office:value="2" calcext:value-type="float">
            <text:p>2</text:p>
          </table:table-cell>
          <table:table-cell table:style-name="ce145" table:formula="of:=[.D40]+[.F40]+[.H40]+[.J40]+[.L40]+[.N40]+[.P40]+[.R40]+[.T40]+[.V40]+[.X40]+[.Z40]" office:value-type="currency" office:currency="EUR" office:value="9.96" calcext:value-type="currency">
            <text:p>9.96 €</text:p>
          </table:table-cell>
          <table:table-cell table:style-name="ce148" table:formula="of:=[.AB40]*0.25" office:value-type="currency" office:currency="EUR" office:value="2.49" calcext:value-type="currency">
            <text:p>2.49 €</text:p>
          </table:table-cell>
          <table:table-cell table:number-columns-repeated="995"/>
        </table:table-row>
        <table:table-row table:style-name="ro3">
          <table:table-cell table:style-name="ce14" office:value-type="string" calcext:value-type="string">
            <text:p>978-3-908778-10-3</text:p>
          </table:table-cell>
          <table:table-cell table:style-name="ce30" office:value-type="string" calcext:value-type="string">
            <text:p>Gellhorn,<text:span text:style-name="T4"> Ausgewählte Briefe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53" office:value-type="currency" office:currency="EUR" office:value="9.5" calcext:value-type="currency">
            <text:p>9.50 €</text:p>
          </table:table-cell>
          <table:table-cell table:style-name="ce43"/>
          <table:table-cell table:style-name="ce69"/>
          <table:table-cell table:style-name="ce73"/>
          <table:table-cell table:style-name="ce66"/>
          <table:table-cell table:style-name="ce74"/>
          <table:table-cell table:style-name="ce69"/>
          <table:table-cell table:style-name="ce85"/>
          <table:table-cell table:style-name="ce94"/>
          <table:table-cell table:style-name="ce97"/>
          <table:table-cell table:style-name="ce100"/>
          <table:table-cell table:style-name="ce97" office:value-type="float" office:value="1" calcext:value-type="float">
            <text:p>1</text:p>
          </table:table-cell>
          <table:table-cell table:style-name="ce100" office:value-type="currency" office:currency="EUR" office:value="6.55" calcext:value-type="currency">
            <text:p>6.55 €</text:p>
          </table:table-cell>
          <table:table-cell table:style-name="ce97"/>
          <table:table-cell table:style-name="ce100"/>
          <table:table-cell table:style-name="ce97"/>
          <table:table-cell table:style-name="ce100"/>
          <table:table-cell table:style-name="ce112"/>
          <table:table-cell table:style-name="ce10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1.47" calcext:value-type="currency">
            <text:p>1.47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41]+[.E41]+[.G41]+[.I41]+[.K41]+[.M41]+[.O41]+[.Q41]+[.S41]+[.U41]+[.W41]+[.Y41]" office:value-type="float" office:value="5" calcext:value-type="float">
            <text:p>5</text:p>
          </table:table-cell>
          <table:table-cell table:style-name="ce145" table:formula="of:=[.D41]+[.F41]+[.H41]+[.J41]+[.L41]+[.N41]+[.P41]+[.R41]+[.T41]+[.V41]+[.X41]+[.Z41]" office:value-type="currency" office:currency="EUR" office:value="17.52" calcext:value-type="currency">
            <text:p>17.52 €</text:p>
          </table:table-cell>
          <table:table-cell table:style-name="ce148" table:formula="of:=[.AB41]*0.25" office:value-type="currency" office:currency="EUR" office:value="4.38" calcext:value-type="currency">
            <text:p>4.38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11-0</text:p>
          </table:table-cell>
          <table:table-cell table:style-name="ce26" office:value-type="string" calcext:value-type="string">
            <text:p>Gellhorn, <text:span text:style-name="T4">Das Gesicht des Krieges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currency" office:currency="EUR" office:value="6.94" calcext:value-type="currency">
            <text:p>6.94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1.51" calcext:value-type="currency">
            <text:p>1.51 €</text:p>
          </table:table-cell>
          <table:table-cell table:style-name="ce73"/>
          <table:table-cell table:style-name="ce66"/>
          <table:table-cell table:style-name="ce73" office:value-type="float" office:value="1" calcext:value-type="float">
            <text:p>1</text:p>
          </table:table-cell>
          <table:table-cell table:style-name="ce66" office:value-type="currency" office:currency="EUR" office:value="6.05" calcext:value-type="currency">
            <text:p>6.05 €</text:p>
          </table:table-cell>
          <table:table-cell table:style-name="ce82"/>
          <table:table-cell table:style-name="ce91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7.36" calcext:value-type="currency">
            <text:p>7.36 €</text:p>
          </table:table-cell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7.37" calcext:value-type="currency">
            <text:p>7.37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5.9" calcext:value-type="currency">
            <text:p>5.90 €</text:p>
          </table:table-cell>
          <table:table-cell table:style-name="ce131" office:value-type="float" office:value="3" calcext:value-type="float">
            <text:p>3</text:p>
          </table:table-cell>
          <table:table-cell table:style-name="ce137" office:value-type="currency" office:currency="EUR" office:value="9.94" calcext:value-type="currency">
            <text:p>9.94 €</text:p>
          </table:table-cell>
          <table:table-cell table:style-name="ce142" table:formula="of:=[.C42]+[.E42]+[.G42]+[.I42]+[.K42]+[.M42]+[.O42]+[.Q42]+[.S42]+[.U42]+[.W42]+[.Y42]" office:value-type="float" office:value="11" calcext:value-type="float">
            <text:p>11</text:p>
          </table:table-cell>
          <table:table-cell table:style-name="ce145" table:formula="of:=[.D42]+[.F42]+[.H42]+[.J42]+[.L42]+[.N42]+[.P42]+[.R42]+[.T42]+[.V42]+[.X42]+[.Z42]" office:value-type="currency" office:currency="EUR" office:value="45.07" calcext:value-type="currency">
            <text:p>45.07 €</text:p>
          </table:table-cell>
          <table:table-cell table:style-name="ce148" table:formula="of:=[.AB42]*0.25" office:value-type="currency" office:currency="EUR" office:value="11.2675" calcext:value-type="currency">
            <text:p>11.27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09-7</text:p>
          </table:table-cell>
          <table:table-cell table:style-name="ce25" office:value-type="string" calcext:value-type="string">
            <text:p>Gellhorn, <text:span text:style-name="T4">Das Wetter in Afrika</text:span></text:p>
          </table:table-cell>
          <table:table-cell table:style-name="ce38" office:value-type="float" office:value="2" calcext:value-type="float">
            <text:p>2</text:p>
          </table:table-cell>
          <table:table-cell table:style-name="ce50" office:value-type="currency" office:currency="EUR" office:value="5.04" calcext:value-type="currency">
            <text:p>5.04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4.36" calcext:value-type="currency">
            <text:p>4.36 €</text:p>
          </table:table-cell>
          <table:table-cell table:style-name="ce73"/>
          <table:table-cell table:style-name="ce66"/>
          <table:table-cell table:style-name="ce73" office:value-type="float" office:value="-1" calcext:value-type="float">
            <text:p>-1</text:p>
          </table:table-cell>
          <table:table-cell table:style-name="ce66" office:value-type="currency" office:currency="EUR" office:value="-4.36" calcext:value-type="currency">
            <text:p>-4.36 €</text:p>
          </table:table-cell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4.7" calcext:value-type="currency">
            <text:p>4.70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0.98" calcext:value-type="currency">
            <text:p>0.98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4.88" calcext:value-type="currency">
            <text:p>4.88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.97" calcext:value-type="currency">
            <text:p>1.97 €</text:p>
          </table:table-cell>
          <table:table-cell table:style-name="ce81"/>
          <table:table-cell table:style-name="ce90"/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1.03" calcext:value-type="currency">
            <text:p>1.03 €</text:p>
          </table:table-cell>
          <table:table-cell table:style-name="ce121" office:value-type="float" office:value="2" calcext:value-type="float">
            <text:p>2</text:p>
          </table:table-cell>
          <table:table-cell table:style-name="ce116" office:value-type="currency" office:currency="EUR" office:value="1.97" calcext:value-type="currency">
            <text:p>1.97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43]+[.E43]+[.G43]+[.I43]+[.K43]+[.M43]+[.O43]+[.Q43]+[.S43]+[.U43]+[.W43]+[.Y43]" office:value-type="float" office:value="11" calcext:value-type="float">
            <text:p>11</text:p>
          </table:table-cell>
          <table:table-cell table:style-name="ce145" table:formula="of:=[.D43]+[.F43]+[.H43]+[.J43]+[.L43]+[.N43]+[.P43]+[.R43]+[.T43]+[.V43]+[.X43]+[.Z43]" office:value-type="currency" office:currency="EUR" office:value="20.57" calcext:value-type="currency">
            <text:p>20.57 €</text:p>
          </table:table-cell>
          <table:table-cell table:style-name="ce148" table:formula="of:=[.AB43]*0.25" office:value-type="currency" office:currency="EUR" office:value="5.1425" calcext:value-type="currency">
            <text:p>5.14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08-0</text:p>
          </table:table-cell>
          <table:table-cell table:style-name="ce25" office:value-type="string" calcext:value-type="string">
            <text:p>Gellhorn, <text:span text:style-name="T4">Muntere Geschichten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 office:value-type="float" office:value="1" calcext:value-type="float">
            <text:p>1</text:p>
          </table:table-cell>
          <table:table-cell table:style-name="ce66" office:value-type="currency" office:currency="EUR" office:value="1.3" calcext:value-type="currency">
            <text:p>1.30 €</text:p>
          </table:table-cell>
          <table:table-cell table:style-name="ce73"/>
          <table:table-cell table:style-name="ce66"/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2.01" calcext:value-type="currency">
            <text:p>2.01 €</text:p>
          </table:table-cell>
          <table:table-cell table:style-name="ce81" table:formula="of:=2-1" office:value-type="float" office:value="1" calcext:value-type="float">
            <text:p>1</text:p>
          </table:table-cell>
          <table:table-cell table:style-name="ce90" table:formula="of:=7.86-6.65" office:value-type="currency" office:currency="EUR" office:value="1.21" calcext:value-type="currency">
            <text:p>1.21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3.9" calcext:value-type="currency">
            <text:p>3.90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.97" calcext:value-type="currency">
            <text:p>1.97 €</text:p>
          </table:table-cell>
          <table:table-cell table:style-name="ce81"/>
          <table:table-cell table:style-name="ce90"/>
          <table:table-cell table:style-name="ce107" office:value-type="float" office:value="4" calcext:value-type="float">
            <text:p>4</text:p>
          </table:table-cell>
          <table:table-cell table:style-name="ce90" office:value-type="currency" office:currency="EUR" office:value="12.79" calcext:value-type="currency">
            <text:p>12.79 €</text:p>
          </table:table-cell>
          <table:table-cell table:style-name="ce121" office:value-type="float" office:value="2" calcext:value-type="float">
            <text:p>2</text:p>
          </table:table-cell>
          <table:table-cell table:style-name="ce116" office:value-type="currency" office:currency="EUR" office:value="1.97" calcext:value-type="currency">
            <text:p>1.97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5.31" calcext:value-type="currency">
            <text:p>5.31 €</text:p>
          </table:table-cell>
          <table:table-cell table:style-name="ce142" table:formula="of:=[.C44]+[.E44]+[.G44]+[.I44]+[.K44]+[.M44]+[.O44]+[.Q44]+[.S44]+[.U44]+[.W44]+[.Y44]" office:value-type="float" office:value="15" calcext:value-type="float">
            <text:p>15</text:p>
          </table:table-cell>
          <table:table-cell table:style-name="ce145" table:formula="of:=[.D44]+[.F44]+[.H44]+[.J44]+[.L44]+[.N44]+[.P44]+[.R44]+[.T44]+[.V44]+[.X44]+[.Z44]" office:value-type="currency" office:currency="EUR" office:value="30.46" calcext:value-type="currency">
            <text:p>30.46 €</text:p>
          </table:table-cell>
          <table:table-cell table:style-name="ce148" table:formula="of:=[.AB44]*0.25" office:value-type="currency" office:currency="EUR" office:value="7.615" calcext:value-type="currency">
            <text:p>7.62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07-3</text:p>
          </table:table-cell>
          <table:table-cell table:style-name="ce25" office:value-type="string" calcext:value-type="string">
            <text:p>Gellhorn, <text:span text:style-name="T4">Paare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 office:value-type="float" office:value="1" calcext:value-type="float">
            <text:p>1</text:p>
          </table:table-cell>
          <table:table-cell table:style-name="ce66" office:value-type="currency" office:currency="EUR" office:value="4.85" calcext:value-type="currency">
            <text:p>4.85 €</text:p>
          </table:table-cell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3.93" calcext:value-type="currency">
            <text:p>3.93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4.7" calcext:value-type="currency">
            <text:p>4.70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4.36" calcext:value-type="currency">
            <text:p>4.36 €</text:p>
          </table:table-cell>
          <table:table-cell table:style-name="ce107" office:value-type="float" office:value="3" calcext:value-type="float">
            <text:p>3</text:p>
          </table:table-cell>
          <table:table-cell table:style-name="ce90" office:value-type="currency" office:currency="EUR" office:value="11.76" calcext:value-type="currency">
            <text:p>11.76 €</text:p>
          </table:table-cell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3.93" calcext:value-type="currency">
            <text:p>3.93 €</text:p>
          </table:table-cell>
          <table:table-cell table:style-name="ce142" table:formula="of:=[.C45]+[.E45]+[.G45]+[.I45]+[.K45]+[.M45]+[.O45]+[.Q45]+[.S45]+[.U45]+[.W45]+[.Y45]" office:value-type="float" office:value="8" calcext:value-type="float">
            <text:p>8</text:p>
          </table:table-cell>
          <table:table-cell table:style-name="ce145" table:formula="of:=[.D45]+[.F45]+[.H45]+[.J45]+[.L45]+[.N45]+[.P45]+[.R45]+[.T45]+[.V45]+[.X45]+[.Z45]" office:value-type="currency" office:currency="EUR" office:value="33.53" calcext:value-type="currency">
            <text:p>33.53 €</text:p>
          </table:table-cell>
          <table:table-cell table:style-name="ce148" table:formula="of:=[.AB45]*0.25" office:value-type="currency" office:currency="EUR" office:value="8.3825" calcext:value-type="currency">
            <text:p>8.38 €</text:p>
          </table:table-cell>
          <table:table-cell table:number-columns-repeated="995"/>
        </table:table-row>
        <table:table-row table:style-name="ro3">
          <table:table-cell table:style-name="ce14" office:value-type="string" calcext:value-type="string">
            <text:p>978-3-908778-06-6</text:p>
          </table:table-cell>
          <table:table-cell table:style-name="ce30" office:value-type="string" calcext:value-type="string">
            <text:p>Gellhorn, <text:span text:style-name="T4">Reisen mit mir</text:span>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currency" office:currency="EUR" office:value="6.05" calcext:value-type="currency">
            <text:p>6.05 €</text:p>
          </table:table-cell>
          <table:table-cell table:style-name="ce43" office:value-type="float" office:value="5" calcext:value-type="float">
            <text:p>5</text:p>
          </table:table-cell>
          <table:table-cell table:style-name="ce69" office:value-type="currency" office:currency="EUR" office:value="29.25" calcext:value-type="currency">
            <text:p>29.25 €</text:p>
          </table:table-cell>
          <table:table-cell table:style-name="ce74" office:value-type="float" office:value="1" calcext:value-type="float">
            <text:p>1</text:p>
          </table:table-cell>
          <table:table-cell table:style-name="ce69" office:value-type="currency" office:currency="EUR" office:value="6.55" calcext:value-type="currency">
            <text:p>6.55 €</text:p>
          </table:table-cell>
          <table:table-cell table:style-name="ce74" office:value-type="float" office:value="1" calcext:value-type="float">
            <text:p>1</text:p>
          </table:table-cell>
          <table:table-cell table:style-name="ce69" office:value-type="currency" office:currency="EUR" office:value="6.55" calcext:value-type="currency">
            <text:p>6.55 €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currency" office:currency="EUR" office:value="12.6" calcext:value-type="currency">
            <text:p>12.60 €</text:p>
          </table:table-cell>
          <table:table-cell table:style-name="ce97" office:value-type="float" office:value="5" calcext:value-type="float">
            <text:p>5</text:p>
          </table:table-cell>
          <table:table-cell table:style-name="ce100" office:value-type="currency" office:currency="EUR" office:value="26.78" calcext:value-type="currency">
            <text:p>26.78 €</text:p>
          </table:table-cell>
          <table:table-cell table:style-name="ce97" office:value-type="float" office:value="4" calcext:value-type="float">
            <text:p>4</text:p>
          </table:table-cell>
          <table:table-cell table:style-name="ce100" office:value-type="currency" office:currency="EUR" office:value="19.8" calcext:value-type="currency">
            <text:p>19.80 €</text:p>
          </table:table-cell>
          <table:table-cell table:style-name="ce97" office:value-type="float" office:value="5" calcext:value-type="float">
            <text:p>5</text:p>
          </table:table-cell>
          <table:table-cell table:style-name="ce100" office:value-type="currency" office:currency="EUR" office:value="18.76" calcext:value-type="currency">
            <text:p>18.76 €</text:p>
          </table:table-cell>
          <table:table-cell table:style-name="ce97" office:value-type="float" office:value="1" calcext:value-type="float">
            <text:p>1</text:p>
          </table:table-cell>
          <table:table-cell table:style-name="ce100" office:value-type="currency" office:currency="EUR" office:value="1.47" calcext:value-type="currency">
            <text:p>1.47 €</text:p>
          </table:table-cell>
          <table:table-cell table:style-name="ce112" office:value-type="float" office:value="2" calcext:value-type="float">
            <text:p>2</text:p>
          </table:table-cell>
          <table:table-cell table:style-name="ce100" office:value-type="currency" office:currency="EUR" office:value="11.75" calcext:value-type="currency">
            <text:p>11.75 €</text:p>
          </table:table-cell>
          <table:table-cell table:style-name="ce121" office:value-type="float" office:value="2" calcext:value-type="float">
            <text:p>2</text:p>
          </table:table-cell>
          <table:table-cell table:style-name="ce116" office:value-type="currency" office:currency="EUR" office:value="13.17" calcext:value-type="currency">
            <text:p>13.17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46]+[.E46]+[.G46]+[.I46]+[.K46]+[.M46]+[.O46]+[.Q46]+[.S46]+[.U46]+[.W46]+[.Y46]" office:value-type="float" office:value="32" calcext:value-type="float">
            <text:p>32</text:p>
          </table:table-cell>
          <table:table-cell table:style-name="ce145" table:formula="of:=[.D46]+[.F46]+[.H46]+[.J46]+[.L46]+[.N46]+[.P46]+[.R46]+[.T46]+[.V46]+[.X46]+[.Z46]" office:value-type="currency" office:currency="EUR" office:value="152.73" calcext:value-type="currency">
            <text:p>152.73 €</text:p>
          </table:table-cell>
          <table:table-cell table:style-name="ce148" table:formula="of:=[.AB46]*0.25" office:value-type="currency" office:currency="EUR" office:value="38.1825" calcext:value-type="currency">
            <text:p>38.18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18-9</text:p>
          </table:table-cell>
          <table:table-cell table:style-name="ce25" office:value-type="string" calcext:value-type="string">
            <text:p>Goetsch, <text:span text:style-name="T4">Grüne Witwe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6.5" calcext:value-type="currency">
            <text:p>6.50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47]+[.E47]+[.G47]+[.I47]+[.K47]+[.M47]+[.O47]+[.Q47]+[.S47]+[.U47]+[.W47]+[.Y47]" office:value-type="float" office:value="1" calcext:value-type="float">
            <text:p>1</text:p>
          </table:table-cell>
          <table:table-cell table:style-name="ce145" table:formula="of:=[.D47]+[.F47]+[.H47]+[.J47]+[.L47]+[.N47]+[.P47]+[.R47]+[.T47]+[.V47]+[.X47]+[.Z47]" office:value-type="currency" office:currency="EUR" office:value="6.5" calcext:value-type="currency">
            <text:p>6.50 €</text:p>
          </table:table-cell>
          <table:table-cell table:style-name="ce148" table:formula="of:=[.AB47]*0.25" office:value-type="currency" office:currency="EUR" office:value="1.625" calcext:value-type="currency">
            <text:p>1.63 €</text:p>
          </table:table-cell>
          <table:table-cell table:number-columns-repeated="995"/>
        </table:table-row>
        <table:table-row table:style-name="ro3">
          <table:table-cell table:style-name="ce15" office:value-type="string" calcext:value-type="string">
            <text:p>978-3-908778-17-2</text:p>
          </table:table-cell>
          <table:table-cell table:style-name="ce25" office:value-type="string" calcext:value-type="string">
            <text:p>Goetsch, <text:span text:style-name="T4">Wasserblau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1.47" calcext:value-type="currency">
            <text:p>1.47 €</text:p>
          </table:table-cell>
          <table:table-cell table:style-name="ce142" table:formula="of:=[.C48]+[.E48]+[.G48]+[.I48]+[.K48]+[.M48]+[.O48]+[.Q48]+[.S48]+[.U48]+[.W48]+[.Y48]" office:value-type="float" office:value="1" calcext:value-type="float">
            <text:p>1</text:p>
          </table:table-cell>
          <table:table-cell table:style-name="ce145" table:formula="of:=[.D48]+[.F48]+[.H48]+[.J48]+[.L48]+[.N48]+[.P48]+[.R48]+[.T48]+[.V48]+[.X48]+[.Z48]" office:value-type="currency" office:currency="EUR" office:value="1.47" calcext:value-type="currency">
            <text:p>1.47 €</text:p>
          </table:table-cell>
          <table:table-cell table:style-name="ce148" table:formula="of:=[.AB48]*0.25" office:value-type="currency" office:currency="EUR" office:value="0.3675" calcext:value-type="currency">
            <text:p>0.37 €</text:p>
          </table:table-cell>
          <table:table-cell table:number-columns-repeated="995"/>
        </table:table-row>
        <table:table-row table:style-name="ro3">
          <table:table-cell table:style-name="ce15" office:value-type="string" calcext:value-type="string">
            <text:p>978-3-03820-024-6</text:p>
          </table:table-cell>
          <table:table-cell table:style-name="ce25" office:value-type="string" calcext:value-type="string">
            <text:p>Grigorcea, <text:span text:style-name="T4">Baba Rada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 office:value-type="float" office:value="1" calcext:value-type="float">
            <text:p>1</text:p>
          </table:table-cell>
          <table:table-cell table:style-name="ce66" office:value-type="currency" office:currency="EUR" office:value="8.86" calcext:value-type="currency">
            <text:p>8.86 €</text:p>
          </table:table-cell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49]+[.E49]+[.G49]+[.I49]+[.K49]+[.M49]+[.O49]+[.Q49]+[.S49]+[.U49]+[.W49]+[.Y49]" office:value-type="float" office:value="1" calcext:value-type="float">
            <text:p>1</text:p>
          </table:table-cell>
          <table:table-cell table:style-name="ce145" table:formula="of:=[.D49]+[.F49]+[.H49]+[.J49]+[.L49]+[.N49]+[.P49]+[.R49]+[.T49]+[.V49]+[.X49]+[.Z49]" office:value-type="currency" office:currency="EUR" office:value="8.86" calcext:value-type="currency">
            <text:p>8.86 €</text:p>
          </table:table-cell>
          <table:table-cell table:style-name="ce148" table:formula="of:=[.AB49]*0.25" office:value-type="currency" office:currency="EUR" office:value="2.215" calcext:value-type="currency">
            <text:p>2.22 €</text:p>
          </table:table-cell>
          <table:table-cell table:number-columns-repeated="995"/>
        </table:table-row>
        <table:table-row table:style-name="ro3">
          <table:table-cell table:style-name="ce15" office:value-type="string" calcext:value-type="string">
            <text:p>978-3-03820-921-8</text:p>
          </table:table-cell>
          <table:table-cell table:style-name="ce25" office:value-type="string" calcext:value-type="string">
            <text:p>Grigorcea, <text:span text:style-name="T4">Gefühl</text:span>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currency" office:currency="EUR" office:value="23.17" calcext:value-type="currency">
            <text:p>23.17 €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currency" office:currency="EUR" office:value="18.98" calcext:value-type="currency">
            <text:p>18.98 €</text:p>
          </table:table-cell>
          <table:table-cell table:style-name="ce73" office:value-type="float" office:value="2" calcext:value-type="float">
            <text:p>2</text:p>
          </table:table-cell>
          <table:table-cell table:style-name="ce66" office:value-type="currency" office:currency="EUR" office:value="15.69" calcext:value-type="currency">
            <text:p>15.69 €</text:p>
          </table:table-cell>
          <table:table-cell table:style-name="ce73"/>
          <table:table-cell table:style-name="ce66"/>
          <table:table-cell table:style-name="ce82" office:value-type="float" office:value="3" calcext:value-type="float">
            <text:p>3</text:p>
          </table:table-cell>
          <table:table-cell table:style-name="ce91" office:value-type="currency" office:currency="EUR" office:value="22.98" calcext:value-type="currency">
            <text:p>22.98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8.66" calcext:value-type="currency">
            <text:p>8.66 €</text:p>
          </table:table-cell>
          <table:table-cell table:style-name="ce81" office:value-type="float" office:value="5" calcext:value-type="float">
            <text:p>5</text:p>
          </table:table-cell>
          <table:table-cell table:style-name="ce90" office:value-type="currency" office:currency="EUR" office:value="36.6" calcext:value-type="currency">
            <text:p>36.60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16.48" calcext:value-type="currency">
            <text:p>16.48 €</text:p>
          </table:table-cell>
          <table:table-cell table:style-name="ce81" office:value-type="float" office:value="5" calcext:value-type="float">
            <text:p>5</text:p>
          </table:table-cell>
          <table:table-cell table:style-name="ce90" office:value-type="currency" office:currency="EUR" office:value="25.55" calcext:value-type="currency">
            <text:p>25.55 €</text:p>
          </table:table-cell>
          <table:table-cell table:style-name="ce107" office:value-type="float" office:value="7" calcext:value-type="float">
            <text:p>7</text:p>
          </table:table-cell>
          <table:table-cell table:style-name="ce90" office:value-type="currency" office:currency="EUR" office:value="33.72" calcext:value-type="currency">
            <text:p>33.72 €</text:p>
          </table:table-cell>
          <table:table-cell table:style-name="ce121" office:value-type="float" office:value="2" calcext:value-type="float">
            <text:p>2</text:p>
          </table:table-cell>
          <table:table-cell table:style-name="ce116" office:value-type="currency" office:currency="EUR" office:value="13.89" calcext:value-type="currency">
            <text:p>13.89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9.51" calcext:value-type="currency">
            <text:p>9.51 €</text:p>
          </table:table-cell>
          <table:table-cell table:style-name="ce142" table:formula="of:=[.C50]+[.E50]+[.G50]+[.I50]+[.K50]+[.M50]+[.O50]+[.Q50]+[.S50]+[.U50]+[.W50]+[.Y50]" office:value-type="float" office:value="34" calcext:value-type="float">
            <text:p>34</text:p>
          </table:table-cell>
          <table:table-cell table:style-name="ce145" table:formula="of:=[.D50]+[.F50]+[.H50]+[.J50]+[.L50]+[.N50]+[.P50]+[.R50]+[.T50]+[.V50]+[.X50]+[.Z50]" office:value-type="currency" office:currency="EUR" office:value="225.23" calcext:value-type="currency">
            <text:p>225.23 €</text:p>
          </table:table-cell>
          <table:table-cell table:style-name="ce148" table:formula="of:=[.AB50]*0.25" office:value-type="currency" office:currency="EUR" office:value="56.3075" calcext:value-type="currency">
            <text:p>56.31 €</text:p>
          </table:table-cell>
          <table:table-cell table:number-columns-repeated="995"/>
        </table:table-row>
        <table:table-row table:style-name="ro3">
          <table:table-cell table:style-name="ce15" office:value-type="string" calcext:value-type="string">
            <text:p>978-3-03820-943-0</text:p>
          </table:table-cell>
          <table:table-cell table:style-name="ce25" office:value-type="string" calcext:value-type="string">
            <text:p>Günther, <text:span text:style-name="T4">Weiß</text:span></text:p>
          </table:table-cell>
          <table:table-cell table:style-name="ce38"/>
          <table:table-cell table:style-name="ce50"/>
          <table:table-cell table:style-name="ce43" office:value-type="float" office:value="3" calcext:value-type="float">
            <text:p>3</text:p>
          </table:table-cell>
          <table:table-cell table:style-name="ce66" table:formula="of:=SUM(25.2-9.98)" office:value-type="currency" office:currency="EUR" office:value="15.22" calcext:value-type="currency">
            <text:p>15.22 €</text:p>
          </table:table-cell>
          <table:table-cell table:style-name="ce73" table:formula="of:=SUM([.G50])" office:value-type="float" office:value="2" calcext:value-type="float">
            <text:p>2</text:p>
          </table:table-cell>
          <table:table-cell table:style-name="ce66" table:formula="of:=SUM(32.72-6.55)" office:value-type="currency" office:currency="EUR" office:value="26.17" calcext:value-type="currency">
            <text:p>26.17 €</text:p>
          </table:table-cell>
          <table:table-cell table:style-name="ce39" office:value-type="float" office:value="8" calcext:value-type="float">
            <text:p>8</text:p>
          </table:table-cell>
          <table:table-cell table:style-name="ce67" office:value-type="currency" office:currency="EUR" office:value="49.12" calcext:value-type="currency">
            <text:p>49.12 €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currency" office:currency="EUR" office:value="6.55" calcext:value-type="currency">
            <text:p>6.55 €</text:p>
          </table:table-cell>
          <table:table-cell table:style-name="ce96" office:value-type="float" office:value="2" calcext:value-type="float">
            <text:p>2</text:p>
          </table:table-cell>
          <table:table-cell table:style-name="ce99" office:value-type="currency" office:currency="EUR" office:value="12.45" calcext:value-type="currency">
            <text:p>12.45 €</text:p>
          </table:table-cell>
          <table:table-cell table:style-name="ce96" office:value-type="float" office:value="5" calcext:value-type="float">
            <text:p>5</text:p>
          </table:table-cell>
          <table:table-cell table:style-name="ce99" office:value-type="currency" office:currency="EUR" office:value="33.13" calcext:value-type="currency">
            <text:p>33.13 €</text:p>
          </table:table-cell>
          <table:table-cell table:style-name="ce96" office:value-type="float" office:value="3" calcext:value-type="float">
            <text:p>3</text:p>
          </table:table-cell>
          <table:table-cell table:style-name="ce99" office:value-type="currency" office:currency="EUR" office:value="17.69" calcext:value-type="currency">
            <text:p>17.69 €</text:p>
          </table:table-cell>
          <table:table-cell table:style-name="ce96" office:value-type="float" office:value="5" calcext:value-type="float">
            <text:p>5</text:p>
          </table:table-cell>
          <table:table-cell table:style-name="ce99" office:value-type="currency" office:currency="EUR" office:value="32.42" calcext:value-type="currency">
            <text:p>32.42 €</text:p>
          </table:table-cell>
          <table:table-cell table:style-name="ce111"/>
          <table:table-cell table:style-name="ce99"/>
          <table:table-cell table:style-name="ce120" office:value-type="float" office:value="12" calcext:value-type="float">
            <text:p>12</text:p>
          </table:table-cell>
          <table:table-cell table:style-name="ce126" office:value-type="currency" office:currency="EUR" office:value="73.65" calcext:value-type="currency">
            <text:p>73.65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3.61" calcext:value-type="currency">
            <text:p>13.61 €</text:p>
          </table:table-cell>
          <table:table-cell table:style-name="ce142" table:formula="of:=[.C51]+[.E51]+[.G51]+[.I51]+[.K51]+[.M51]+[.O51]+[.Q51]+[.S51]+[.U51]+[.W51]+[.Y51]" office:value-type="float" office:value="43" calcext:value-type="float">
            <text:p>43</text:p>
          </table:table-cell>
          <table:table-cell table:style-name="ce145" table:formula="of:=[.D51]+[.F51]+[.H51]+[.J51]+[.L51]+[.N51]+[.P51]+[.R51]+[.T51]+[.V51]+[.X51]+[.Z51]" office:value-type="currency" office:currency="EUR" office:value="280.01" calcext:value-type="currency">
            <text:p>280.01 €</text:p>
          </table:table-cell>
          <table:table-cell table:style-name="ce148" table:formula="of:=[.AB51]*0.25" office:value-type="currency" office:currency="EUR" office:value="70.0025" calcext:value-type="currency">
            <text:p>70.00 €</text:p>
          </table:table-cell>
          <table:table-cell table:number-columns-repeated="995"/>
        </table:table-row>
        <table:table-row table:style-name="ro3">
          <table:table-cell table:style-name="ce15" office:value-type="string" calcext:value-type="string">
            <text:p>978-3-03820-923-2</text:p>
          </table:table-cell>
          <table:table-cell table:style-name="ce25" office:value-type="string" calcext:value-type="string">
            <text:p>Hanley,<text:span text:style-name="T4"> Ozean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currency" office:currency="EUR" office:value="7.42" calcext:value-type="currency">
            <text:p>7.42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8.22" calcext:value-type="currency">
            <text:p>8.22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8.87" calcext:value-type="currency">
            <text:p>8.87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52]+[.E52]+[.G52]+[.I52]+[.K52]+[.M52]+[.O52]+[.Q52]+[.S52]+[.U52]+[.W52]+[.Y52]" office:value-type="float" office:value="3" calcext:value-type="float">
            <text:p>3</text:p>
          </table:table-cell>
          <table:table-cell table:style-name="ce145" table:formula="of:=[.D52]+[.F52]+[.H52]+[.J52]+[.L52]+[.N52]+[.P52]+[.R52]+[.T52]+[.V52]+[.X52]+[.Z52]" office:value-type="currency" office:currency="EUR" office:value="24.51" calcext:value-type="currency">
            <text:p>24.51 €</text:p>
          </table:table-cell>
          <table:table-cell table:style-name="ce148" table:formula="of:=[.AB52]*0.25" office:value-type="currency" office:currency="EUR" office:value="6.1275" calcext:value-type="currency">
            <text:p>6.13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42-4</text:p>
          </table:table-cell>
          <table:table-cell table:style-name="ce23" office:value-type="string" calcext:value-type="string">
            <text:p>Hamilton, <text:span text:style-name="T1">Hangover Square</text:span></text:p>
          </table:table-cell>
          <table:table-cell table:style-name="ce38" office:value-type="float" office:value="3" calcext:value-type="float">
            <text:p>3</text:p>
          </table:table-cell>
          <table:table-cell table:style-name="ce48" office:value-type="currency" office:currency="EUR" office:value="25.72" calcext:value-type="currency">
            <text:p>25.72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8.81" calcext:value-type="currency">
            <text:p>8.81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7.96" calcext:value-type="currency">
            <text:p>7.96 €</text:p>
          </table:table-cell>
          <table:table-cell table:style-name="ce38"/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8.44" calcext:value-type="currency">
            <text:p>8.44 €</text:p>
          </table:table-cell>
          <table:table-cell table:style-name="ce81"/>
          <table:table-cell table:style-name="ce90"/>
          <table:table-cell table:style-name="ce81" table:formula="of:=1-1" office:value-type="float" office:value="0" calcext:value-type="float">
            <text:p>0</text:p>
          </table:table-cell>
          <table:table-cell table:style-name="ce90" table:formula="of:=7.98-7.98" office:value-type="currency" office:currency="EUR" office:value="0" calcext:value-type="currency">
            <text:p>0.00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26" calcext:value-type="currency">
            <text:p>6.26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6.9" calcext:value-type="currency">
            <text:p>6.90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53]+[.E53]+[.G53]+[.I53]+[.K53]+[.M53]+[.O53]+[.Q53]+[.S53]+[.U53]+[.W53]+[.Y53]" office:value-type="float" office:value="8" calcext:value-type="float">
            <text:p>8</text:p>
          </table:table-cell>
          <table:table-cell table:style-name="ce145" table:formula="of:=[.D53]+[.F53]+[.H53]+[.J53]+[.L53]+[.N53]+[.P53]+[.R53]+[.T53]+[.V53]+[.X53]+[.Z53]" office:value-type="currency" office:currency="EUR" office:value="64.09" calcext:value-type="currency">
            <text:p>64.09 €</text:p>
          </table:table-cell>
          <table:table-cell table:style-name="ce148" table:formula="of:=[.AB53]*0.25" office:value-type="currency" office:currency="EUR" office:value="16.0225" calcext:value-type="currency">
            <text:p>16.02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03820-950-8</text:p>
          </table:table-cell>
          <table:table-cell table:style-name="ce23" office:value-type="string" calcext:value-type="string">
            <text:p>Held, <text:span text:style-name="T1">Bewohner</text:span></text:p>
          </table:table-cell>
          <table:table-cell table:style-name="ce38"/>
          <table:table-cell table:style-name="ce48"/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17" calcext:value-type="float">
            <text:p>17</text:p>
          </table:table-cell>
          <table:table-cell table:style-name="ce90" office:value-type="currency" office:currency="EUR" office:value="114.59" calcext:value-type="currency">
            <text:p>114.59 €</text:p>
          </table:table-cell>
          <table:table-cell table:style-name="ce81" office:value-type="float" office:value="18" calcext:value-type="float">
            <text:p>18</text:p>
          </table:table-cell>
          <table:table-cell table:style-name="ce90" office:value-type="currency" office:currency="EUR" office:value="118.03" calcext:value-type="currency">
            <text:p>118.03 €</text:p>
          </table:table-cell>
          <table:table-cell table:style-name="ce107" office:value-type="float" office:value="35" calcext:value-type="float">
            <text:p>35</text:p>
          </table:table-cell>
          <table:table-cell table:style-name="ce90" office:value-type="currency" office:currency="EUR" office:value="233.28" calcext:value-type="currency">
            <text:p>233.28 €</text:p>
          </table:table-cell>
          <table:table-cell table:style-name="ce121" office:value-type="float" office:value="34" calcext:value-type="float">
            <text:p>34</text:p>
          </table:table-cell>
          <table:table-cell table:style-name="ce116" office:value-type="currency" office:currency="EUR" office:value="226.44" calcext:value-type="currency">
            <text:p>226.44 €</text:p>
          </table:table-cell>
          <table:table-cell table:style-name="ce131" office:value-type="float" office:value="17" calcext:value-type="float">
            <text:p>17</text:p>
          </table:table-cell>
          <table:table-cell table:style-name="ce137" office:value-type="currency" office:currency="EUR" office:value="110.96" calcext:value-type="currency">
            <text:p>110.96 €</text:p>
          </table:table-cell>
          <table:table-cell table:style-name="ce142" table:formula="of:=[.C54]+[.E54]+[.G54]+[.I54]+[.K54]+[.M54]+[.O54]+[.Q54]+[.S54]+[.U54]+[.W54]+[.Y54]" office:value-type="float" office:value="121" calcext:value-type="float">
            <text:p>121</text:p>
          </table:table-cell>
          <table:table-cell table:style-name="ce145" table:formula="of:=[.D54]+[.F54]+[.H54]+[.J54]+[.L54]+[.N54]+[.P54]+[.R54]+[.T54]+[.V54]+[.X54]+[.Z54]" office:value-type="currency" office:currency="EUR" office:value="803.3" calcext:value-type="currency">
            <text:p>803.30 €</text:p>
          </table:table-cell>
          <table:table-cell table:style-name="ce148"/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13-4</text:p>
          </table:table-cell>
          <table:table-cell table:style-name="ce25" office:value-type="string" calcext:value-type="string">
            <text:p>Helle, <text:span text:style-name="T4">Die Vorstellung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55]+[.E55]+[.G55]+[.I55]+[.K55]+[.M55]+[.O55]+[.Q55]+[.S55]+[.U55]+[.W55]+[.Y55]" office:value-type="float" office:value="0" calcext:value-type="float">
            <text:p>0</text:p>
          </table:table-cell>
          <table:table-cell table:style-name="ce145" table:formula="of:=[.D55]+[.F55]+[.H55]+[.J55]+[.L55]+[.N55]+[.P55]+[.R55]+[.T55]+[.V55]+[.X55]+[.Z55]" office:value-type="currency" office:currency="EUR" office:value="0" calcext:value-type="currency">
            <text:p>0.00 €</text:p>
          </table:table-cell>
          <table:table-cell table:style-name="ce148" table:formula="of:=[.AB55]*0.25" office:value-type="currency" office:currency="EUR" office:value="0" calcext:value-type="currency">
            <text:p>0.00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12-7</text:p>
          </table:table-cell>
          <table:table-cell table:style-name="ce25" office:value-type="string" calcext:value-type="string">
            <text:p>Helle, <text:span text:style-name="T4">Rødby-Puttgarden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55" calcext:value-type="currency">
            <text:p>6.55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107" table:formula="of:=2-1" office:value-type="float" office:value="1" calcext:value-type="float">
            <text:p>1</text:p>
          </table:table-cell>
          <table:table-cell table:style-name="ce90" table:formula="of:=11.79-9.98" office:value-type="currency" office:currency="EUR" office:value="1.81" calcext:value-type="currency">
            <text:p>1.81 €</text:p>
          </table:table-cell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6.55" calcext:value-type="currency">
            <text:p>6.55 €</text:p>
          </table:table-cell>
          <table:table-cell table:style-name="ce142" table:formula="of:=[.C56]+[.E56]+[.G56]+[.I56]+[.K56]+[.M56]+[.O56]+[.Q56]+[.S56]+[.U56]+[.W56]+[.Y56]" office:value-type="float" office:value="3" calcext:value-type="float">
            <text:p>3</text:p>
          </table:table-cell>
          <table:table-cell table:style-name="ce145" table:formula="of:=[.D56]+[.F56]+[.H56]+[.J56]+[.L56]+[.N56]+[.P56]+[.R56]+[.T56]+[.V56]+[.X56]+[.Z56]" office:value-type="currency" office:currency="EUR" office:value="14.91" calcext:value-type="currency">
            <text:p>14.91 €</text:p>
          </table:table-cell>
          <table:table-cell table:style-name="ce148" table:formula="of:=[.AB56]*0.25" office:value-type="currency" office:currency="EUR" office:value="3.7275" calcext:value-type="currency">
            <text:p>3.73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64-6</text:p>
          </table:table-cell>
          <table:table-cell table:style-name="ce25" office:value-type="string" calcext:value-type="string">
            <text:p>Helle, <text:span text:style-name="T4">Färseninsel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currency" office:currency="EUR" office:value="6.55" calcext:value-type="currency">
            <text:p>6.55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/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6.5" calcext:value-type="currency">
            <text:p>6.50 €</text:p>
          </table:table-cell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2.96" calcext:value-type="currency">
            <text:p>12.96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9" calcext:value-type="currency">
            <text:p>5.90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57]+[.E57]+[.G57]+[.I57]+[.K57]+[.M57]+[.O57]+[.Q57]+[.S57]+[.U57]+[.W57]+[.Y57]" office:value-type="float" office:value="5" calcext:value-type="float">
            <text:p>5</text:p>
          </table:table-cell>
          <table:table-cell table:style-name="ce145" table:formula="of:=[.D57]+[.F57]+[.H57]+[.J57]+[.L57]+[.N57]+[.P57]+[.R57]+[.T57]+[.V57]+[.X57]+[.Z57]" office:value-type="currency" office:currency="EUR" office:value="31.91" calcext:value-type="currency">
            <text:p>31.91 €</text:p>
          </table:table-cell>
          <table:table-cell table:style-name="ce148" table:formula="of:=[.AB57]*0.25" office:value-type="currency" office:currency="EUR" office:value="7.9775" calcext:value-type="currency">
            <text:p>7.98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34-8</text:p>
          </table:table-cell>
          <table:table-cell table:style-name="ce25" office:value-type="string" calcext:value-type="string">
            <text:p>Helle, <text:span text:style-name="T4">Wenn du magst</text:span></text:p>
          </table:table-cell>
          <table:table-cell table:style-name="ce38" office:value-type="float" office:value="5" calcext:value-type="float">
            <text:p>5</text:p>
          </table:table-cell>
          <table:table-cell table:style-name="ce50" office:value-type="currency" office:currency="EUR" office:value="34.53" calcext:value-type="currency">
            <text:p>34.53 €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currency" office:currency="EUR" office:value="14.78" calcext:value-type="currency">
            <text:p>14.78 €</text:p>
          </table:table-cell>
          <table:table-cell table:style-name="ce73" office:value-type="float" office:value="2" calcext:value-type="float">
            <text:p>2</text:p>
          </table:table-cell>
          <table:table-cell table:style-name="ce66" office:value-type="currency" office:currency="EUR" office:value="13.73" calcext:value-type="currency">
            <text:p>13.73 €</text:p>
          </table:table-cell>
          <table:table-cell table:style-name="ce73" office:value-type="float" office:value="3" calcext:value-type="float">
            <text:p>3</text:p>
          </table:table-cell>
          <table:table-cell table:style-name="ce66" office:value-type="currency" office:currency="EUR" office:value="21.92" calcext:value-type="currency">
            <text:p>21.92 €</text:p>
          </table:table-cell>
          <table:table-cell table:style-name="ce82"/>
          <table:table-cell table:style-name="ce91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3.05" calcext:value-type="currency">
            <text:p>13.05 €</text:p>
          </table:table-cell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9" calcext:value-type="currency">
            <text:p>5.90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6.5" calcext:value-type="currency">
            <text:p>6.50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58]+[.E58]+[.G58]+[.I58]+[.K58]+[.M58]+[.O58]+[.Q58]+[.S58]+[.U58]+[.W58]+[.Y58]" office:value-type="float" office:value="16" calcext:value-type="float">
            <text:p>16</text:p>
          </table:table-cell>
          <table:table-cell table:style-name="ce145" table:formula="of:=[.D58]+[.F58]+[.H58]+[.J58]+[.L58]+[.N58]+[.P58]+[.R58]+[.T58]+[.V58]+[.X58]+[.Z58]" office:value-type="currency" office:currency="EUR" office:value="110.41" calcext:value-type="currency">
            <text:p>110.41 €</text:p>
          </table:table-cell>
          <table:table-cell table:style-name="ce148" table:formula="of:=[.AB58]*0.25" office:value-type="currency" office:currency="EUR" office:value="27.6025" calcext:value-type="currency">
            <text:p>27.60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29-4</text:p>
          </table:table-cell>
          <table:table-cell table:style-name="ce25" office:value-type="string" calcext:value-type="string">
            <text:p>Hughes, <text:span text:style-name="T4">Fallen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 office:value-type="float" office:value="1" calcext:value-type="float">
            <text:p>1</text:p>
          </table:table-cell>
          <table:table-cell table:style-name="ce66" office:value-type="currency" office:currency="EUR" office:value="6.66" calcext:value-type="currency">
            <text:p>6.66 €</text:p>
          </table:table-cell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6.62" calcext:value-type="currency">
            <text:p>6.62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59]+[.E59]+[.G59]+[.I59]+[.K59]+[.M59]+[.O59]+[.Q59]+[.S59]+[.U59]+[.W59]+[.Y59]" office:value-type="float" office:value="2" calcext:value-type="float">
            <text:p>2</text:p>
          </table:table-cell>
          <table:table-cell table:style-name="ce145" table:formula="of:=[.D59]+[.F59]+[.H59]+[.J59]+[.L59]+[.N59]+[.P59]+[.R59]+[.T59]+[.V59]+[.X59]+[.Z59]" office:value-type="currency" office:currency="EUR" office:value="13.28" calcext:value-type="currency">
            <text:p>13.28 €</text:p>
          </table:table-cell>
          <table:table-cell table:style-name="ce148" table:formula="of:=[.AB59]*0.25" office:value-type="currency" office:currency="EUR" office:value="3.32" calcext:value-type="currency">
            <text:p>3.32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14-1</text:p>
          </table:table-cell>
          <table:table-cell table:style-name="ce25" office:value-type="string" calcext:value-type="string">
            <text:p>Hughes, <text:span text:style-name="T4">Zimmer 307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60]+[.E60]+[.G60]+[.I60]+[.K60]+[.M60]+[.O60]+[.Q60]+[.S60]+[.U60]+[.W60]+[.Y60]" office:value-type="float" office:value="0" calcext:value-type="float">
            <text:p>0</text:p>
          </table:table-cell>
          <table:table-cell table:style-name="ce145" table:formula="of:=[.D60]+[.F60]+[.H60]+[.J60]+[.L60]+[.N60]+[.P60]+[.R60]+[.T60]+[.V60]+[.X60]+[.Z60]" office:value-type="currency" office:currency="EUR" office:value="0" calcext:value-type="currency">
            <text:p>0.00 €</text:p>
          </table:table-cell>
          <table:table-cell table:style-name="ce148" table:formula="of:=[.AB60]*0.25" office:value-type="currency" office:currency="EUR" office:value="0" calcext:value-type="currency">
            <text:p>0.00 €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978-3-908778-448</text:p>
          </table:table-cell>
          <table:table-cell table:style-name="ce31" office:value-type="string" calcext:value-type="string">
            <text:p>Jackson, <text:span text:style-name="T1">Wochenende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54" office:value-type="currency" office:currency="EUR" office:value="23.63" calcext:value-type="currency">
            <text:p>23.63 €</text:p>
          </table:table-cell>
          <table:table-cell table:style-name="ce43"/>
          <table:table-cell table:style-name="ce69"/>
          <table:table-cell table:style-name="ce43" office:value-type="float" office:value="1" calcext:value-type="float">
            <text:p>1</text:p>
          </table:table-cell>
          <table:table-cell table:style-name="ce69" office:value-type="currency" office:currency="EUR" office:value="10.08" calcext:value-type="currency">
            <text:p>10.08 €</text:p>
          </table:table-cell>
          <table:table-cell table:style-name="ce43"/>
          <table:table-cell table:style-name="ce69"/>
          <table:table-cell table:style-name="ce85"/>
          <table:table-cell table:style-name="ce94"/>
          <table:table-cell table:style-name="ce97" office:value-type="float" office:value="4" calcext:value-type="float">
            <text:p>4</text:p>
          </table:table-cell>
          <table:table-cell table:style-name="ce100" office:value-type="currency" office:currency="EUR" office:value="31.46" calcext:value-type="currency">
            <text:p>31.46 €</text:p>
          </table:table-cell>
          <table:table-cell table:style-name="ce97" office:value-type="float" office:value="2" calcext:value-type="float">
            <text:p>2</text:p>
          </table:table-cell>
          <table:table-cell table:style-name="ce100" office:value-type="currency" office:currency="EUR" office:value="16.53" calcext:value-type="currency">
            <text:p>16.53 €</text:p>
          </table:table-cell>
          <table:table-cell table:style-name="ce97"/>
          <table:table-cell table:style-name="ce100"/>
          <table:table-cell table:style-name="ce97"/>
          <table:table-cell table:style-name="ce100"/>
          <table:table-cell table:style-name="ce112"/>
          <table:table-cell table:style-name="ce100"/>
          <table:table-cell table:style-name="ce121"/>
          <table:table-cell table:style-name="ce116"/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4.87" calcext:value-type="currency">
            <text:p>14.87 €</text:p>
          </table:table-cell>
          <table:table-cell table:style-name="ce142" table:formula="of:=[.C61]+[.E61]+[.G61]+[.I61]+[.K61]+[.M61]+[.O61]+[.Q61]+[.S61]+[.U61]+[.W61]+[.Y61]" office:value-type="float" office:value="12" calcext:value-type="float">
            <text:p>12</text:p>
          </table:table-cell>
          <table:table-cell table:style-name="ce145" table:formula="of:=[.D61]+[.F61]+[.H61]+[.J61]+[.L61]+[.N61]+[.P61]+[.R61]+[.T61]+[.V61]+[.X61]+[.Z61]" office:value-type="currency" office:currency="EUR" office:value="96.57" calcext:value-type="currency">
            <text:p>96.57 €</text:p>
          </table:table-cell>
          <table:table-cell table:style-name="ce148" table:formula="of:=[.AB61]*0.25" office:value-type="currency" office:currency="EUR" office:value="24.1425" calcext:value-type="currency">
            <text:p>24.14 €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978-3-03820-946-1</text:p>
          </table:table-cell>
          <table:table-cell table:style-name="ce31" office:value-type="string" calcext:value-type="string">
            <text:p>James, <text:span text:style-name="T1">Lady Barbarina</text:span></text:p>
          </table:table-cell>
          <table:table-cell table:style-name="ce43"/>
          <table:table-cell table:style-name="ce54"/>
          <table:table-cell table:style-name="ce43"/>
          <table:table-cell table:style-name="ce69"/>
          <table:table-cell table:style-name="ce43"/>
          <table:table-cell table:style-name="ce69"/>
          <table:table-cell table:style-name="ce43"/>
          <table:table-cell table:style-name="ce69"/>
          <table:table-cell table:style-name="ce85"/>
          <table:table-cell table:style-name="ce94"/>
          <table:table-cell table:style-name="ce97"/>
          <table:table-cell table:style-name="ce100"/>
          <table:table-cell table:style-name="ce97"/>
          <table:table-cell table:style-name="ce100"/>
          <table:table-cell table:style-name="ce97"/>
          <table:table-cell table:style-name="ce100"/>
          <table:table-cell table:style-name="ce97" office:value-type="float" office:value="11" calcext:value-type="float">
            <text:p>11</text:p>
          </table:table-cell>
          <table:table-cell table:style-name="ce100" office:value-type="currency" office:currency="EUR" office:value="82.35" calcext:value-type="currency">
            <text:p>82.35 €</text:p>
          </table:table-cell>
          <table:table-cell table:style-name="ce112" table:formula="of:=9-1" office:value-type="float" office:value="8" calcext:value-type="float">
            <text:p>8</text:p>
          </table:table-cell>
          <table:table-cell table:style-name="ce100" table:formula="of:=61.07-10.64" office:value-type="currency" office:currency="EUR" office:value="50.43" calcext:value-type="currency">
            <text:p>50.43 €</text:p>
          </table:table-cell>
          <table:table-cell table:style-name="ce121" office:value-type="float" office:value="3" calcext:value-type="float">
            <text:p>3</text:p>
          </table:table-cell>
          <table:table-cell table:style-name="ce116" office:value-type="currency" office:currency="EUR" office:value="20.22" calcext:value-type="currency">
            <text:p>20.22 €</text:p>
          </table:table-cell>
          <table:table-cell table:style-name="ce131" office:value-type="float" office:value="6" calcext:value-type="float">
            <text:p>6</text:p>
          </table:table-cell>
          <table:table-cell table:style-name="ce137" office:value-type="currency" office:currency="EUR" office:value="39.13" calcext:value-type="currency">
            <text:p>39.13 €</text:p>
          </table:table-cell>
          <table:table-cell table:style-name="ce142" table:formula="of:=[.C62]+[.E62]+[.G62]+[.I62]+[.K62]+[.M62]+[.O62]+[.Q62]+[.S62]+[.U62]+[.W62]+[.Y62]" office:value-type="float" office:value="28" calcext:value-type="float">
            <text:p>28</text:p>
          </table:table-cell>
          <table:table-cell table:style-name="ce145" table:formula="of:=[.D62]+[.F62]+[.H62]+[.J62]+[.L62]+[.N62]+[.P62]+[.R62]+[.T62]+[.V62]+[.X62]+[.Z62]" office:value-type="currency" office:currency="EUR" office:value="192.13" calcext:value-type="currency">
            <text:p>192.13 €</text:p>
          </table:table-cell>
          <table:table-cell table:style-name="ce148"/>
          <table:table-cell table:number-columns-repeated="995"/>
        </table:table-row>
        <table:table-row table:style-name="ro3">
          <table:table-cell table:style-name="ce16" office:value-type="string" calcext:value-type="string">
            <text:p>978-3-908778-60-8</text:p>
          </table:table-cell>
          <table:table-cell table:style-name="ce31" office:value-type="string" calcext:value-type="string">
            <text:p>Johansen,<text:span text:style-name="T1"> Der Herbst, ...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EUR" office:value="9.44" calcext:value-type="currency">
            <text:p>9.44 €</text:p>
          </table:table-cell>
          <table:table-cell table:style-name="ce43"/>
          <table:table-cell table:style-name="ce69"/>
          <table:table-cell table:style-name="ce43" office:value-type="float" office:value="1" calcext:value-type="float">
            <text:p>1</text:p>
          </table:table-cell>
          <table:table-cell table:style-name="ce69" office:value-type="currency" office:currency="EUR" office:value="7.66" calcext:value-type="currency">
            <text:p>7.66 €</text:p>
          </table:table-cell>
          <table:table-cell table:style-name="ce43" office:value-type="float" office:value="0" calcext:value-type="float">
            <text:p>0</text:p>
          </table:table-cell>
          <table:table-cell table:style-name="ce69" office:value-type="currency" office:currency="EUR" office:value="-0.64" calcext:value-type="currency">
            <text:p>-0.64 €</text:p>
          </table:table-cell>
          <table:table-cell table:style-name="ce85"/>
          <table:table-cell table:style-name="ce94"/>
          <table:table-cell table:style-name="ce97" office:value-type="float" office:value="1" calcext:value-type="float">
            <text:p>1</text:p>
          </table:table-cell>
          <table:table-cell table:style-name="ce100" office:value-type="currency" office:currency="EUR" office:value="7.47" calcext:value-type="currency">
            <text:p>7.47 €</text:p>
          </table:table-cell>
          <table:table-cell table:style-name="ce97" office:value-type="float" office:value="2" calcext:value-type="float">
            <text:p>2</text:p>
          </table:table-cell>
          <table:table-cell table:style-name="ce100" office:value-type="currency" office:currency="EUR" office:value="17.03" calcext:value-type="currency">
            <text:p>17.03 €</text:p>
          </table:table-cell>
          <table:table-cell table:style-name="ce97" office:value-type="float" office:value="2" calcext:value-type="float">
            <text:p>2</text:p>
          </table:table-cell>
          <table:table-cell table:style-name="ce100" office:value-type="currency" office:currency="EUR" office:value="17" calcext:value-type="currency">
            <text:p>17.00 €</text:p>
          </table:table-cell>
          <table:table-cell table:style-name="ce97" office:value-type="float" office:value="2" calcext:value-type="float">
            <text:p>2</text:p>
          </table:table-cell>
          <table:table-cell table:style-name="ce100" office:value-type="currency" office:currency="EUR" office:value="14.94" calcext:value-type="currency">
            <text:p>14.94 €</text:p>
          </table:table-cell>
          <table:table-cell table:style-name="ce112" office:value-type="float" office:value="2" calcext:value-type="float">
            <text:p>2</text:p>
          </table:table-cell>
          <table:table-cell table:style-name="ce100" office:value-type="currency" office:currency="EUR" office:value="17" calcext:value-type="currency">
            <text:p>17.00 €</text:p>
          </table:table-cell>
          <table:table-cell table:style-name="ce121"/>
          <table:table-cell table:style-name="ce116"/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8.66" calcext:value-type="currency">
            <text:p>8.66 €</text:p>
          </table:table-cell>
          <table:table-cell table:style-name="ce142" table:formula="of:=[.C63]+[.E63]+[.G63]+[.I63]+[.K63]+[.M63]+[.O63]+[.Q63]+[.S63]+[.U63]+[.W63]+[.Y63]" office:value-type="float" office:value="12" calcext:value-type="float">
            <text:p>12</text:p>
          </table:table-cell>
          <table:table-cell table:style-name="ce145" table:formula="of:=[.D63]+[.F63]+[.H63]+[.J63]+[.L63]+[.N63]+[.P63]+[.R63]+[.T63]+[.V63]+[.X63]+[.Z63]" office:value-type="currency" office:currency="EUR" office:value="98.56" calcext:value-type="currency">
            <text:p>98.56 €</text:p>
          </table:table-cell>
          <table:table-cell table:style-name="ce148" table:formula="of:=[.AB63]*0.25" office:value-type="currency" office:currency="EUR" office:value="24.64" calcext:value-type="currency">
            <text:p>24.64 €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978-3-03820-919-5</text:p>
          </table:table-cell>
          <table:table-cell table:style-name="ce31" office:value-type="string" calcext:value-type="string">
            <text:p>Krzyzanowski, <text:span text:style-name="T1">Club</text:span></text:p>
          </table:table-cell>
          <table:table-cell table:style-name="ce43" office:value-type="float" office:value="0" calcext:value-type="float">
            <text:p>0</text:p>
          </table:table-cell>
          <table:table-cell table:style-name="ce54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9" office:value-type="currency" office:currency="EUR" office:value="6.55" calcext:value-type="currency">
            <text:p>6.55 €</text:p>
          </table:table-cell>
          <table:table-cell table:style-name="ce43"/>
          <table:table-cell table:style-name="ce69"/>
          <table:table-cell table:style-name="ce43"/>
          <table:table-cell table:style-name="ce69"/>
          <table:table-cell table:style-name="ce85"/>
          <table:table-cell table:style-name="ce94"/>
          <table:table-cell table:style-name="ce97"/>
          <table:table-cell table:style-name="ce100"/>
          <table:table-cell table:style-name="ce97" office:value-type="float" office:value="2" calcext:value-type="float">
            <text:p>2</text:p>
          </table:table-cell>
          <table:table-cell table:style-name="ce100" office:value-type="currency" office:currency="EUR" office:value="16.92" calcext:value-type="currency">
            <text:p>16.92 €</text:p>
          </table:table-cell>
          <table:table-cell table:style-name="ce97" office:value-type="float" office:value="2" calcext:value-type="float">
            <text:p>2</text:p>
          </table:table-cell>
          <table:table-cell table:style-name="ce100" office:value-type="currency" office:currency="EUR" office:value="11.79" calcext:value-type="currency">
            <text:p>11.79 €</text:p>
          </table:table-cell>
          <table:table-cell table:style-name="ce97" office:value-type="float" office:value="1" calcext:value-type="float">
            <text:p>1</text:p>
          </table:table-cell>
          <table:table-cell table:style-name="ce100" office:value-type="currency" office:currency="EUR" office:value="5.9" calcext:value-type="currency">
            <text:p>5.90 €</text:p>
          </table:table-cell>
          <table:table-cell table:style-name="ce112"/>
          <table:table-cell table:style-name="ce10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64]+[.E64]+[.G64]+[.I64]+[.K64]+[.M64]+[.O64]+[.Q64]+[.S64]+[.U64]+[.W64]+[.Y64]" office:value-type="float" office:value="6" calcext:value-type="float">
            <text:p>6</text:p>
          </table:table-cell>
          <table:table-cell table:style-name="ce145" table:formula="of:=[.D64]+[.F64]+[.H64]+[.J64]+[.L64]+[.N64]+[.P64]+[.R64]+[.T64]+[.V64]+[.X64]+[.Z64]" office:value-type="currency" office:currency="EUR" office:value="41.16" calcext:value-type="currency">
            <text:p>41.16 €</text:p>
          </table:table-cell>
          <table:table-cell table:style-name="ce148" table:formula="of:=[.AB64]*0.25" office:value-type="currency" office:currency="EUR" office:value="10.29" calcext:value-type="currency">
            <text:p>10.29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19-6</text:p>
          </table:table-cell>
          <table:table-cell table:style-name="ce25" office:value-type="string" calcext:value-type="string">
            <text:p>Larsen, <text:span text:style-name="T4">Seitenwechsel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24" calcext:value-type="currency">
            <text:p>5.24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65]+[.E65]+[.G65]+[.I65]+[.K65]+[.M65]+[.O65]+[.Q65]+[.S65]+[.U65]+[.W65]+[.Y65]" office:value-type="float" office:value="1" calcext:value-type="float">
            <text:p>1</text:p>
          </table:table-cell>
          <table:table-cell table:style-name="ce145" table:formula="of:=[.D65]+[.F65]+[.H65]+[.J65]+[.L65]+[.N65]+[.P65]+[.R65]+[.T65]+[.V65]+[.X65]+[.Z65]" office:value-type="currency" office:currency="EUR" office:value="5.24" calcext:value-type="currency">
            <text:p>5.24 €</text:p>
          </table:table-cell>
          <table:table-cell table:style-name="ce148" table:formula="of:=[.AB65]*0.25" office:value-type="currency" office:currency="EUR" office:value="1.31" calcext:value-type="currency">
            <text:p>1.31 €</text:p>
          </table:table-cell>
          <table:table-cell table:number-columns-repeated="995"/>
        </table:table-row>
        <table:table-row table:style-name="ro3">
          <table:table-cell table:style-name="ce8" office:value-type="string" calcext:value-type="string">
            <text:p>978-3-908778-59-2</text:p>
          </table:table-cell>
          <table:table-cell table:style-name="ce24" office:value-type="string" calcext:value-type="string">
            <text:p>Le, <text:span text:style-name="T1">FLUTwelle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48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3.36" calcext:value-type="currency">
            <text:p>13.36 €</text:p>
          </table:table-cell>
          <table:table-cell table:style-name="ce142" table:formula="of:=[.C66]+[.E66]+[.G66]+[.I66]+[.K66]+[.M66]+[.O66]+[.Q66]+[.S66]+[.U66]+[.W66]+[.Y66]" office:value-type="float" office:value="2" calcext:value-type="float">
            <text:p>2</text:p>
          </table:table-cell>
          <table:table-cell table:style-name="ce145" table:formula="of:=[.D66]+[.F66]+[.H66]+[.J66]+[.L66]+[.N66]+[.P66]+[.R66]+[.T66]+[.V66]+[.X66]+[.Z66]" office:value-type="currency" office:currency="EUR" office:value="13.36" calcext:value-type="currency">
            <text:p>13.36 €</text:p>
          </table:table-cell>
          <table:table-cell table:style-name="ce148" table:formula="of:=[.AB66]*0.25" office:value-type="currency" office:currency="EUR" office:value="3.34" calcext:value-type="currency">
            <text:p>3.34 €</text:p>
          </table:table-cell>
          <table:table-cell table:number-columns-repeated="995"/>
        </table:table-row>
        <table:table-row table:style-name="ro3">
          <table:table-cell table:style-name="ce8" office:value-type="string" calcext:value-type="string">
            <text:p>978-3-03820-930-0</text:p>
          </table:table-cell>
          <table:table-cell table:style-name="ce24" office:value-type="string" calcext:value-type="string">
            <text:p>McCann, <text:span text:style-name="T1">Verschwunden</text:span></text:p>
          </table:table-cell>
          <table:table-cell table:style-name="ce38" office:value-type="float" office:value="4" calcext:value-type="float">
            <text:p>4</text:p>
          </table:table-cell>
          <table:table-cell table:style-name="ce48" office:value-type="currency" office:currency="EUR" office:value="15.01" calcext:value-type="currency">
            <text:p>15.01 €</text:p>
          </table:table-cell>
          <table:table-cell table:style-name="ce43" office:value-type="float" office:value="3" calcext:value-type="float">
            <text:p>3</text:p>
          </table:table-cell>
          <table:table-cell table:style-name="ce66" office:value-type="currency" office:currency="EUR" office:value="11.02" calcext:value-type="currency">
            <text:p>11.02 €</text:p>
          </table:table-cell>
          <table:table-cell table:style-name="ce38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4.81" calcext:value-type="currency">
            <text:p>4.81 €</text:p>
          </table:table-cell>
          <table:table-cell table:style-name="ce82"/>
          <table:table-cell table:style-name="ce91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9.06" calcext:value-type="currency">
            <text:p>9.06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9.09" calcext:value-type="currency">
            <text:p>9.09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8.62" calcext:value-type="currency">
            <text:p>8.62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71" calcext:value-type="currency">
            <text:p>5.71 €</text:p>
          </table:table-cell>
          <table:table-cell table:style-name="ce107"/>
          <table:table-cell table:style-name="ce90"/>
          <table:table-cell table:style-name="ce121" office:value-type="float" office:value="0" calcext:value-type="float">
            <text:p>0</text:p>
          </table:table-cell>
          <table:table-cell table:style-name="ce116" office:value-type="currency" office:currency="EUR" office:value="-2.99" calcext:value-type="currency">
            <text:p>-2.99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67]+[.E67]+[.G67]+[.I67]+[.K67]+[.M67]+[.O67]+[.Q67]+[.S67]+[.U67]+[.W67]+[.Y67]" office:value-type="float" office:value="15" calcext:value-type="float">
            <text:p>15</text:p>
          </table:table-cell>
          <table:table-cell table:style-name="ce145" table:formula="of:=[.D67]+[.F67]+[.H67]+[.J67]+[.L67]+[.N67]+[.P67]+[.R67]+[.T67]+[.V67]+[.X67]+[.Z67]" office:value-type="currency" office:currency="EUR" office:value="60.33" calcext:value-type="currency">
            <text:p>60.33 €</text:p>
          </table:table-cell>
          <table:table-cell table:style-name="ce148" table:formula="of:=[.AB67]*0.25" office:value-type="currency" office:currency="EUR" office:value="15.0825" calcext:value-type="currency">
            <text:p>15.08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02-8</text:p>
          </table:table-cell>
          <table:table-cell table:style-name="ce25" office:value-type="string" calcext:value-type="string">
            <text:p>Munro, <text:span text:style-name="T4">Tanz der seligen Geister</text:span></text:p>
          </table:table-cell>
          <table:table-cell table:style-name="ce38" office:value-type="float" office:value="6" calcext:value-type="float">
            <text:p>6</text:p>
          </table:table-cell>
          <table:table-cell table:style-name="ce50" office:value-type="currency" office:currency="EUR" office:value="23.14" calcext:value-type="currency">
            <text:p>23.14 €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currency" office:currency="EUR" office:value="8.05" calcext:value-type="currency">
            <text:p>8.05 €</text:p>
          </table:table-cell>
          <table:table-cell table:style-name="ce73" office:value-type="float" office:value="8" calcext:value-type="float">
            <text:p>8</text:p>
          </table:table-cell>
          <table:table-cell table:style-name="ce66" office:value-type="currency" office:currency="EUR" office:value="32.86" calcext:value-type="currency">
            <text:p>32.86 €</text:p>
          </table:table-cell>
          <table:table-cell table:style-name="ce73" office:value-type="float" office:value="8" calcext:value-type="float">
            <text:p>8</text:p>
          </table:table-cell>
          <table:table-cell table:style-name="ce66" office:value-type="currency" office:currency="EUR" office:value="34.04" calcext:value-type="currency">
            <text:p>34.04 €</text:p>
          </table:table-cell>
          <table:table-cell table:style-name="ce82"/>
          <table:table-cell table:style-name="ce91"/>
          <table:table-cell table:style-name="ce81" office:value-type="float" office:value="9" calcext:value-type="float">
            <text:p>9</text:p>
          </table:table-cell>
          <table:table-cell table:style-name="ce90" office:value-type="currency" office:currency="EUR" office:value="36.65" calcext:value-type="currency">
            <text:p>36.65 €</text:p>
          </table:table-cell>
          <table:table-cell table:style-name="ce81" office:value-type="float" office:value="5" calcext:value-type="float">
            <text:p>5</text:p>
          </table:table-cell>
          <table:table-cell table:style-name="ce90" office:value-type="currency" office:currency="EUR" office:value="19.64" calcext:value-type="currency">
            <text:p>19.64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12.22" calcext:value-type="currency">
            <text:p>12.22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3.93" calcext:value-type="currency">
            <text:p>3.93 €</text:p>
          </table:table-cell>
          <table:table-cell table:style-name="ce107" office:value-type="float" office:value="3" calcext:value-type="float">
            <text:p>3</text:p>
          </table:table-cell>
          <table:table-cell table:style-name="ce90" office:value-type="currency" office:currency="EUR" office:value="12.65" calcext:value-type="currency">
            <text:p>12.65 €</text:p>
          </table:table-cell>
          <table:table-cell table:style-name="ce121" office:value-type="float" office:value="4" calcext:value-type="float">
            <text:p>4</text:p>
          </table:table-cell>
          <table:table-cell table:style-name="ce116" office:value-type="currency" office:currency="EUR" office:value="16.09" calcext:value-type="currency">
            <text:p>16.09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9.55" calcext:value-type="currency">
            <text:p>9.55 €</text:p>
          </table:table-cell>
          <table:table-cell table:style-name="ce142" table:formula="of:=[.C68]+[.E68]+[.G68]+[.I68]+[.K68]+[.M68]+[.O68]+[.Q68]+[.S68]+[.U68]+[.W68]+[.Y68]" office:value-type="float" office:value="51" calcext:value-type="float">
            <text:p>51</text:p>
          </table:table-cell>
          <table:table-cell table:style-name="ce145" table:formula="of:=[.D68]+[.F68]+[.H68]+[.J68]+[.L68]+[.N68]+[.P68]+[.R68]+[.T68]+[.V68]+[.X68]+[.Z68]" office:value-type="currency" office:currency="EUR" office:value="208.82" calcext:value-type="currency">
            <text:p>208.82 €</text:p>
          </table:table-cell>
          <table:table-cell table:style-name="ce148" table:formula="of:=[.AB68]*0.25" office:value-type="currency" office:currency="EUR" office:value="52.205" calcext:value-type="currency">
            <text:p>52.21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15-8</text:p>
          </table:table-cell>
          <table:table-cell table:style-name="ce25" office:value-type="string" calcext:value-type="string">
            <text:p>Munro, <text:span text:style-name="T4">Was ich dir schon immer</text:span></text:p>
          </table:table-cell>
          <table:table-cell table:style-name="ce38" office:value-type="float" office:value="7" calcext:value-type="float">
            <text:p>7</text:p>
          </table:table-cell>
          <table:table-cell table:style-name="ce50" office:value-type="currency" office:currency="EUR" office:value="23.78" calcext:value-type="currency">
            <text:p>23.78 €</text:p>
          </table:table-cell>
          <table:table-cell table:style-name="ce43" office:value-type="float" office:value="3" calcext:value-type="float">
            <text:p>3</text:p>
          </table:table-cell>
          <table:table-cell table:style-name="ce66" office:value-type="currency" office:currency="EUR" office:value="9.99" calcext:value-type="currency">
            <text:p>9.99 €</text:p>
          </table:table-cell>
          <table:table-cell table:style-name="ce73"/>
          <table:table-cell table:style-name="ce66"/>
          <table:table-cell table:style-name="ce73" office:value-type="float" office:value="2" calcext:value-type="float">
            <text:p>2</text:p>
          </table:table-cell>
          <table:table-cell table:style-name="ce66" office:value-type="currency" office:currency="EUR" office:value="8.38" calcext:value-type="currency">
            <text:p>8.38 €</text:p>
          </table:table-cell>
          <table:table-cell table:style-name="ce82"/>
          <table:table-cell table:style-name="ce91"/>
          <table:table-cell table:style-name="ce81" table:formula="of:=4-1" office:value-type="float" office:value="3" calcext:value-type="float">
            <text:p>3</text:p>
          </table:table-cell>
          <table:table-cell table:style-name="ce90" table:formula="of:=16.86-6.65" office:value-type="currency" office:currency="EUR" office:value="10.21" calcext:value-type="currency">
            <text:p>10.21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9.39" calcext:value-type="currency">
            <text:p>9.39 €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17.31" calcext:value-type="currency">
            <text:p>17.31 €</text:p>
          </table:table-cell>
          <table:table-cell table:style-name="ce81"/>
          <table:table-cell table:style-name="ce90"/>
          <table:table-cell table:style-name="ce107" office:value-type="float" office:value="2" calcext:value-type="float">
            <text:p>2</text:p>
          </table:table-cell>
          <table:table-cell table:style-name="ce90" office:value-type="currency" office:currency="EUR" office:value="9.55" calcext:value-type="currency">
            <text:p>9.55 €</text:p>
          </table:table-cell>
          <table:table-cell table:style-name="ce121" office:value-type="float" office:value="2" calcext:value-type="float">
            <text:p>2</text:p>
          </table:table-cell>
          <table:table-cell table:style-name="ce116" office:value-type="currency" office:currency="EUR" office:value="8.91" calcext:value-type="currency">
            <text:p>8.91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69]+[.E69]+[.G69]+[.I69]+[.K69]+[.M69]+[.O69]+[.Q69]+[.S69]+[.U69]+[.W69]+[.Y69]" office:value-type="float" office:value="25" calcext:value-type="float">
            <text:p>25</text:p>
          </table:table-cell>
          <table:table-cell table:style-name="ce145" table:formula="of:=[.D69]+[.F69]+[.H69]+[.J69]+[.L69]+[.N69]+[.P69]+[.R69]+[.T69]+[.V69]+[.X69]+[.Z69]" office:value-type="currency" office:currency="EUR" office:value="97.52" calcext:value-type="currency">
            <text:p>97.52 €</text:p>
          </table:table-cell>
          <table:table-cell table:style-name="ce148" table:formula="of:=[.AB69]*0.25" office:value-type="currency" office:currency="EUR" office:value="24.38" calcext:value-type="currency">
            <text:p>24.38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44-7</text:p>
          </table:table-cell>
          <table:table-cell table:style-name="ce25" office:value-type="string" calcext:value-type="string">
            <text:p>Parker, <text:span text:style-name="T4">Denn mein Herz ist frisch gebrochen</text:span></text:p>
          </table:table-cell>
          <table:table-cell table:style-name="ce38"/>
          <table:table-cell table:style-name="ce50"/>
          <table:table-cell table:style-name="ce43"/>
          <table:table-cell table:style-name="ce66"/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47.96" calcext:value-type="currency">
            <text:p>47.96 €</text:p>
          </table:table-cell>
          <table:table-cell table:style-name="ce81" table:formula="of:=5-1" office:value-type="float" office:value="4" calcext:value-type="float">
            <text:p>4</text:p>
          </table:table-cell>
          <table:table-cell table:style-name="ce90" table:formula="of:=41.08-7.47" office:value-type="currency" office:currency="EUR" office:value="33.61" calcext:value-type="currency">
            <text:p>33.61 €</text:p>
          </table:table-cell>
          <table:table-cell table:style-name="ce107" office:value-type="float" office:value="2" calcext:value-type="float">
            <text:p>2</text:p>
          </table:table-cell>
          <table:table-cell table:style-name="ce90" office:value-type="currency" office:currency="EUR" office:value="15.69" calcext:value-type="currency">
            <text:p>15.69 €</text:p>
          </table:table-cell>
          <table:table-cell table:style-name="ce121" office:value-type="float" office:value="5" calcext:value-type="float">
            <text:p>5</text:p>
          </table:table-cell>
          <table:table-cell table:style-name="ce116" office:value-type="currency" office:currency="EUR" office:value="39.84" calcext:value-type="currency">
            <text:p>39.84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7.66" calcext:value-type="currency">
            <text:p>17.66 €</text:p>
          </table:table-cell>
          <table:table-cell table:style-name="ce142" table:formula="of:=[.C70]+[.E70]+[.G70]+[.I70]+[.K70]+[.M70]+[.O70]+[.Q70]+[.S70]+[.U70]+[.W70]+[.Y70]" office:value-type="float" office:value="19" calcext:value-type="float">
            <text:p>19</text:p>
          </table:table-cell>
          <table:table-cell table:style-name="ce145" table:formula="of:=[.D70]+[.F70]+[.H70]+[.J70]+[.L70]+[.N70]+[.P70]+[.R70]+[.T70]+[.V70]+[.X70]+[.Z70]" office:value-type="currency" office:currency="EUR" office:value="154.76" calcext:value-type="currency">
            <text:p>154.76 €</text:p>
          </table:table-cell>
          <table:table-cell table:style-name="ce148"/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16-5</text:p>
          </table:table-cell>
          <table:table-cell table:style-name="ce25" office:value-type="string" calcext:value-type="string">
            <text:p>Piniel, <text:span text:style-name="T4">Die Verbannte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6.55" calcext:value-type="currency">
            <text:p>6.55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05" calcext:value-type="currency">
            <text:p>6.05 €</text:p>
          </table:table-cell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3.55" calcext:value-type="currency">
            <text:p>13.55 €</text:p>
          </table:table-cell>
          <table:table-cell table:style-name="ce142" table:formula="of:=[.C71]+[.E71]+[.G71]+[.I71]+[.K71]+[.M71]+[.O71]+[.Q71]+[.S71]+[.U71]+[.W71]+[.Y71]" office:value-type="float" office:value="4" calcext:value-type="float">
            <text:p>4</text:p>
          </table:table-cell>
          <table:table-cell table:style-name="ce145" table:formula="of:=[.D71]+[.F71]+[.H71]+[.J71]+[.L71]+[.N71]+[.P71]+[.R71]+[.T71]+[.V71]+[.X71]+[.Z71]" office:value-type="currency" office:currency="EUR" office:value="26.15" calcext:value-type="currency">
            <text:p>26.15 €</text:p>
          </table:table-cell>
          <table:table-cell table:style-name="ce148" table:formula="of:=[.AB71]*0.25" office:value-type="currency" office:currency="EUR" office:value="6.5375" calcext:value-type="currency">
            <text:p>6.54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68-4</text:p>
          </table:table-cell>
          <table:table-cell table:style-name="ce25" office:value-type="string" calcext:value-type="string">
            <text:p>Porter, <text:span text:style-name="T4">Geschröpft</text:span>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currency" office:currency="EUR" office:value="5.04" calcext:value-type="currency">
            <text:p>5.04 €</text:p>
          </table:table-cell>
          <table:table-cell table:style-name="ce43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.69" calcext:value-type="currency">
            <text:p>1.69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5.24" calcext:value-type="currency">
            <text:p>5.24 €</text:p>
          </table:table-cell>
          <table:table-cell table:style-name="ce82"/>
          <table:table-cell table:style-name="ce91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11" calcext:value-type="currency">
            <text:p>6.11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72]+[.E72]+[.G72]+[.I72]+[.K72]+[.M72]+[.O72]+[.Q72]+[.S72]+[.U72]+[.W72]+[.Y72]" office:value-type="float" office:value="6" calcext:value-type="float">
            <text:p>6</text:p>
          </table:table-cell>
          <table:table-cell table:style-name="ce145" table:formula="of:=[.D72]+[.F72]+[.H72]+[.J72]+[.L72]+[.N72]+[.P72]+[.R72]+[.T72]+[.V72]+[.X72]+[.Z72]" office:value-type="currency" office:currency="EUR" office:value="18.08" calcext:value-type="currency">
            <text:p>18.08 €</text:p>
          </table:table-cell>
          <table:table-cell table:style-name="ce148" table:formula="of:=[.AB72]*0.25" office:value-type="currency" office:currency="EUR" office:value="4.52" calcext:value-type="currency">
            <text:p>4.52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45-5</text:p>
          </table:table-cell>
          <table:table-cell table:style-name="ce25" office:value-type="string" calcext:value-type="string">
            <text:p>Querfurth, <text:span text:style-name="T4">Sehnsuchtsorte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5.24" calcext:value-type="currency">
            <text:p>5.24 €</text:p>
          </table:table-cell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11" calcext:value-type="currency">
            <text:p>5.11 €</text:p>
          </table:table-cell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1.28" calcext:value-type="currency">
            <text:p>1.28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73]+[.E73]+[.G73]+[.I73]+[.K73]+[.M73]+[.O73]+[.Q73]+[.S73]+[.U73]+[.W73]+[.Y73]" office:value-type="float" office:value="3" calcext:value-type="float">
            <text:p>3</text:p>
          </table:table-cell>
          <table:table-cell table:style-name="ce145" table:formula="of:=[.D73]+[.F73]+[.H73]+[.J73]+[.L73]+[.N73]+[.P73]+[.R73]+[.T73]+[.V73]+[.X73]+[.Z73]" office:value-type="currency" office:currency="EUR" office:value="11.63" calcext:value-type="currency">
            <text:p>11.63 €</text:p>
          </table:table-cell>
          <table:table-cell table:style-name="ce148" table:formula="of:=[.AB73]*0.25" office:value-type="currency" office:currency="EUR" office:value="2.9075" calcext:value-type="currency">
            <text:p>2.91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49-2</text:p>
          </table:table-cell>
          <table:table-cell table:style-name="ce25" office:value-type="string" calcext:value-type="string">
            <text:p>Récondo, <text:span text:style-name="T4">Amours</text:span></text:p>
          </table:table-cell>
          <table:table-cell table:style-name="ce38"/>
          <table:table-cell table:style-name="ce50"/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26.07" calcext:value-type="currency">
            <text:p>26.07 €</text:p>
          </table:table-cell>
          <table:table-cell table:style-name="ce81" table:formula="of:=41-1" office:value-type="float" office:value="40" calcext:value-type="float">
            <text:p>40</text:p>
          </table:table-cell>
          <table:table-cell table:style-name="ce90" table:formula="of:=253.7-9.98" office:value-type="currency" office:currency="EUR" office:value="243.72" calcext:value-type="currency">
            <text:p>243.72 €</text:p>
          </table:table-cell>
          <table:table-cell table:style-name="ce107" office:value-type="float" office:value="22" calcext:value-type="float">
            <text:p>22</text:p>
          </table:table-cell>
          <table:table-cell table:style-name="ce90" office:value-type="currency" office:currency="EUR" office:value="140.33" calcext:value-type="currency">
            <text:p>140.33 €</text:p>
          </table:table-cell>
          <table:table-cell table:style-name="ce121" office:value-type="float" office:value="7" calcext:value-type="float">
            <text:p>7</text:p>
          </table:table-cell>
          <table:table-cell table:style-name="ce116" office:value-type="currency" office:currency="EUR" office:value="44.25" calcext:value-type="currency">
            <text:p>44.25 €</text:p>
          </table:table-cell>
          <table:table-cell table:style-name="ce131" office:value-type="float" office:value="9" calcext:value-type="float">
            <text:p>9</text:p>
          </table:table-cell>
          <table:table-cell table:style-name="ce137" office:value-type="currency" office:currency="EUR" office:value="55.03" calcext:value-type="currency">
            <text:p>55.03 €</text:p>
          </table:table-cell>
          <table:table-cell table:style-name="ce142" table:formula="of:=[.C74]+[.E74]+[.G74]+[.I74]+[.K74]+[.M74]+[.O74]+[.Q74]+[.S74]+[.U74]+[.W74]+[.Y74]" office:value-type="float" office:value="82" calcext:value-type="float">
            <text:p>82</text:p>
          </table:table-cell>
          <table:table-cell table:style-name="ce145" table:formula="of:=[.D74]+[.F74]+[.H74]+[.J74]+[.L74]+[.N74]+[.P74]+[.R74]+[.T74]+[.V74]+[.X74]+[.Z74]" office:value-type="currency" office:currency="EUR" office:value="509.4" calcext:value-type="currency">
            <text:p>509.40 €</text:p>
          </table:table-cell>
          <table:table-cell table:style-name="ce148"/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39-3</text:p>
          </table:table-cell>
          <table:table-cell table:style-name="ce25" office:value-type="string" calcext:value-type="string">
            <text:p>Reichart, <text:span text:style-name="T4">Beziehungsweise</text:span></text:p>
          </table:table-cell>
          <table:table-cell table:style-name="ce38"/>
          <table:table-cell table:style-name="ce50"/>
          <table:table-cell table:style-name="ce43" office:value-type="float" office:value="37" calcext:value-type="float">
            <text:p>37</text:p>
          </table:table-cell>
          <table:table-cell table:style-name="ce66" table:formula="of:=SUM(218.23-15.21)" office:value-type="currency" office:currency="EUR" office:value="203.02" calcext:value-type="currency">
            <text:p>203.02 €</text:p>
          </table:table-cell>
          <table:table-cell table:style-name="ce38" office:value-type="float" office:value="6" calcext:value-type="float">
            <text:p>6</text:p>
          </table:table-cell>
          <table:table-cell table:style-name="ce66" office:value-type="currency" office:currency="EUR" office:value="32.31" calcext:value-type="currency">
            <text:p>32.31 €</text:p>
          </table:table-cell>
          <table:table-cell table:style-name="ce38" office:value-type="float" office:value="8" calcext:value-type="float">
            <text:p>8</text:p>
          </table:table-cell>
          <table:table-cell table:style-name="ce66" office:value-type="currency" office:currency="EUR" office:value="47.77" calcext:value-type="currency">
            <text:p>47.77 €</text:p>
          </table:table-cell>
          <table:table-cell table:style-name="ce82" office:value-type="float" office:value="5" calcext:value-type="float">
            <text:p>5</text:p>
          </table:table-cell>
          <table:table-cell table:style-name="ce91" office:value-type="currency" office:currency="EUR" office:value="30.04" calcext:value-type="currency">
            <text:p>30.04 €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24.5" calcext:value-type="currency">
            <text:p>24.50 €</text:p>
          </table:table-cell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68" calcext:value-type="currency">
            <text:p>5.68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1.79" calcext:value-type="currency">
            <text:p>11.79 €</text:p>
          </table:table-cell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5.11" calcext:value-type="currency">
            <text:p>5.11 €</text:p>
          </table:table-cell>
          <table:table-cell table:style-name="ce121"/>
          <table:table-cell table:style-name="ce116"/>
          <table:table-cell table:style-name="ce131" office:value-type="float" office:value="5" calcext:value-type="float">
            <text:p>5</text:p>
          </table:table-cell>
          <table:table-cell table:style-name="ce137" office:value-type="currency" office:currency="EUR" office:value="27.12" calcext:value-type="currency">
            <text:p>27.12 €</text:p>
          </table:table-cell>
          <table:table-cell table:style-name="ce142" table:formula="of:=[.C75]+[.E75]+[.G75]+[.I75]+[.K75]+[.M75]+[.O75]+[.Q75]+[.S75]+[.U75]+[.W75]+[.Y75]" office:value-type="float" office:value="69" calcext:value-type="float">
            <text:p>69</text:p>
          </table:table-cell>
          <table:table-cell table:style-name="ce145" table:formula="of:=[.D75]+[.F75]+[.H75]+[.J75]+[.L75]+[.N75]+[.P75]+[.R75]+[.T75]+[.V75]+[.X75]+[.Z75]" office:value-type="currency" office:currency="EUR" office:value="387.34" calcext:value-type="currency">
            <text:p>387.34 €</text:p>
          </table:table-cell>
          <table:table-cell table:style-name="ce148" table:formula="of:=[.AB75]*0.25" office:value-type="currency" office:currency="EUR" office:value="96.835" calcext:value-type="currency">
            <text:p>96.84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9-20-1</text:p>
          </table:table-cell>
          <table:table-cell table:style-name="ce25" office:value-type="string" calcext:value-type="string">
            <text:p>Reichart, <text:span text:style-name="T4">Verspätung</text:span>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currency" office:currency="EUR" office:value="18.05" calcext:value-type="currency">
            <text:p>18.05 €</text:p>
          </table:table-cell>
          <table:table-cell table:style-name="ce43"/>
          <table:table-cell table:style-name="ce66"/>
          <table:table-cell table:style-name="ce38"/>
          <table:table-cell table:style-name="ce66"/>
          <table:table-cell table:style-name="ce38" office:value-type="float" office:value="-1" calcext:value-type="float">
            <text:p>-1</text:p>
          </table:table-cell>
          <table:table-cell table:style-name="ce66" office:value-type="currency" office:currency="EUR" office:value="-4.81" calcext:value-type="currency">
            <text:p>-4.81 €</text:p>
          </table:table-cell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76]+[.E76]+[.G76]+[.I76]+[.K76]+[.M76]+[.O76]+[.Q76]+[.S76]+[.U76]+[.W76]+[.Y76]" office:value-type="float" office:value="2" calcext:value-type="float">
            <text:p>2</text:p>
          </table:table-cell>
          <table:table-cell table:style-name="ce145" table:formula="of:=[.D76]+[.F76]+[.H76]+[.J76]+[.L76]+[.N76]+[.P76]+[.R76]+[.T76]+[.V76]+[.X76]+[.Z76]" office:value-type="currency" office:currency="EUR" office:value="13.24" calcext:value-type="currency">
            <text:p>13.24 €</text:p>
          </table:table-cell>
          <table:table-cell table:style-name="ce148" table:formula="of:=[.AB76]*0.25" office:value-type="currency" office:currency="EUR" office:value="3.31" calcext:value-type="currency">
            <text:p>3.31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69-1</text:p>
          </table:table-cell>
          <table:table-cell table:style-name="ce25" office:value-type="string" calcext:value-type="string">
            <text:p>Richebächer, <text:span text:style-name="T4">Spielrein</text:span></text:p>
          </table:table-cell>
          <table:table-cell table:style-name="ce38"/>
          <table:table-cell table:style-name="ce50"/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 office:value-type="float" office:value="3" calcext:value-type="float">
            <text:p>3</text:p>
          </table:table-cell>
          <table:table-cell table:style-name="ce91" office:value-type="currency" office:currency="EUR" office:value="16.77" calcext:value-type="currency">
            <text:p>16.77 €</text:p>
          </table:table-cell>
          <table:table-cell table:style-name="ce81" table:formula="of:=5-1" office:value-type="float" office:value="4" calcext:value-type="float">
            <text:p>4</text:p>
          </table:table-cell>
          <table:table-cell table:style-name="ce90" table:formula="of:=7.86-6.65" office:value-type="currency" office:currency="EUR" office:value="1.21" calcext:value-type="currency">
            <text:p>1.21 €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22.05" calcext:value-type="currency">
            <text:p>22.05 €</text:p>
          </table:table-cell>
          <table:table-cell table:style-name="ce81" office:value-type="float" office:value="5" calcext:value-type="float">
            <text:p>5</text:p>
          </table:table-cell>
          <table:table-cell table:style-name="ce90" office:value-type="currency" office:currency="EUR" office:value="28.26" calcext:value-type="currency">
            <text:p>28.26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16.42" calcext:value-type="currency">
            <text:p>16.42 €</text:p>
          </table:table-cell>
          <table:table-cell table:style-name="ce107" office:value-type="float" office:value="2" calcext:value-type="float">
            <text:p>2</text:p>
          </table:table-cell>
          <table:table-cell table:style-name="ce90" office:value-type="currency" office:currency="EUR" office:value="10.22" calcext:value-type="currency">
            <text:p>10.22 €</text:p>
          </table:table-cell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5.63" calcext:value-type="currency">
            <text:p>5.63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5.63" calcext:value-type="currency">
            <text:p>5.63 €</text:p>
          </table:table-cell>
          <table:table-cell table:style-name="ce142" table:formula="of:=[.C77]+[.E77]+[.G77]+[.I77]+[.K77]+[.M77]+[.O77]+[.Q77]+[.S77]+[.U77]+[.W77]+[.Y77]" office:value-type="float" office:value="23" calcext:value-type="float">
            <text:p>23</text:p>
          </table:table-cell>
          <table:table-cell table:style-name="ce145" table:formula="of:=[.D77]+[.F77]+[.H77]+[.J77]+[.L77]+[.N77]+[.P77]+[.R77]+[.T77]+[.V77]+[.X77]+[.Z77]" office:value-type="currency" office:currency="EUR" office:value="106.19" calcext:value-type="currency">
            <text:p>106.19 €</text:p>
          </table:table-cell>
          <table:table-cell table:style-name="ce148" table:formula="of:=[.AB77]*0.25" office:value-type="currency" office:currency="EUR" office:value="26.5475" calcext:value-type="currency">
            <text:p>26.55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951-6</text:p>
          </table:table-cell>
          <table:table-cell table:style-name="ce25" office:value-type="string" calcext:value-type="string">
            <text:p>Schibli, <text:span text:style-name="T4">Flechten</text:span></text:p>
          </table:table-cell>
          <table:table-cell table:style-name="ce38"/>
          <table:table-cell table:style-name="ce50"/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18" calcext:value-type="float">
            <text:p>18</text:p>
          </table:table-cell>
          <table:table-cell table:style-name="ce90" office:value-type="currency" office:currency="EUR" office:value="133.37" calcext:value-type="currency">
            <text:p>133.37 €</text:p>
          </table:table-cell>
          <table:table-cell table:style-name="ce107" office:value-type="float" office:value="15" calcext:value-type="float">
            <text:p>15</text:p>
          </table:table-cell>
          <table:table-cell table:style-name="ce90" office:value-type="currency" office:currency="EUR" office:value="105.75" calcext:value-type="currency">
            <text:p>105.75 €</text:p>
          </table:table-cell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6.87" calcext:value-type="currency">
            <text:p>6.87 €</text:p>
          </table:table-cell>
          <table:table-cell table:style-name="ce131" office:value-type="float" office:value="4" calcext:value-type="float">
            <text:p>4</text:p>
          </table:table-cell>
          <table:table-cell table:style-name="ce137" office:value-type="currency" office:currency="EUR" office:value="26.17" calcext:value-type="currency">
            <text:p>26.17 €</text:p>
          </table:table-cell>
          <table:table-cell table:style-name="ce142" table:formula="of:=[.C78]+[.E78]+[.G78]+[.I78]+[.K78]+[.M78]+[.O78]+[.Q78]+[.S78]+[.U78]+[.W78]+[.Y78]" office:value-type="float" office:value="38" calcext:value-type="float">
            <text:p>38</text:p>
          </table:table-cell>
          <table:table-cell table:style-name="ce145" table:formula="of:=[.D78]+[.F78]+[.H78]+[.J78]+[.L78]+[.N78]+[.P78]+[.R78]+[.T78]+[.V78]+[.X78]+[.Z78]" office:value-type="currency" office:currency="EUR" office:value="272.16" calcext:value-type="currency">
            <text:p>272.16 €</text:p>
          </table:table-cell>
          <table:table-cell table:style-name="ce148"/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28-7</text:p>
          </table:table-cell>
          <table:table-cell table:style-name="ce32" office:value-type="string" calcext:value-type="string">
            <text:p><text:span text:style-name="T5">Schnyder</text:span><text:span text:style-name="T6">,  Alles ist besser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2" calcext:value-type="float">
            <text:p>2</text:p>
          </table:table-cell>
          <table:table-cell table:style-name="ce116" office:value-type="currency" office:currency="EUR" office:value="12.52" calcext:value-type="currency">
            <text:p>12.52 €</text:p>
          </table:table-cell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79]+[.E79]+[.G79]+[.I79]+[.K79]+[.M79]+[.O79]+[.Q79]+[.S79]+[.U79]+[.W79]+[.Y79]" office:value-type="float" office:value="2" calcext:value-type="float">
            <text:p>2</text:p>
          </table:table-cell>
          <table:table-cell table:style-name="ce145" table:formula="of:=[.D79]+[.F79]+[.H79]+[.J79]+[.L79]+[.N79]+[.P79]+[.R79]+[.T79]+[.V79]+[.X79]+[.Z79]" office:value-type="currency" office:currency="EUR" office:value="12.52" calcext:value-type="currency">
            <text:p>12.52 €</text:p>
          </table:table-cell>
          <table:table-cell table:style-name="ce148" table:formula="of:=[.AB79]*0.25" office:value-type="currency" office:currency="EUR" office:value="3.13" calcext:value-type="currency">
            <text:p>3.13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57-8</text:p>
          </table:table-cell>
          <table:table-cell table:style-name="ce23" office:value-type="string" calcext:value-type="string">
            <text:p>Siekkinen, <text:span text:style-name="T1">Wie Liebe entsteht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48" office:value-type="currency" office:currency="EUR" office:value="0" calcext:value-type="currency">
            <text:p>0.00 €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currency" office:currency="EUR" office:value="7.08" calcext:value-type="currency">
            <text:p>7.08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.21" calcext:value-type="currency">
            <text:p>1.21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.2" calcext:value-type="currency">
            <text:p>1.20 €</text:p>
          </table:table-cell>
          <table:table-cell table:style-name="ce82"/>
          <table:table-cell table:style-name="ce91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19" calcext:value-type="currency">
            <text:p>5.19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107" office:value-type="float" office:value="2" calcext:value-type="float">
            <text:p>2</text:p>
          </table:table-cell>
          <table:table-cell table:style-name="ce90" office:value-type="currency" office:currency="EUR" office:value="7.41" calcext:value-type="currency">
            <text:p>7.41 €</text:p>
          </table:table-cell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80]+[.E80]+[.G80]+[.I80]+[.K80]+[.M80]+[.O80]+[.Q80]+[.S80]+[.U80]+[.W80]+[.Y80]" office:value-type="float" office:value="7" calcext:value-type="float">
            <text:p>7</text:p>
          </table:table-cell>
          <table:table-cell table:style-name="ce145" table:formula="of:=[.D80]+[.F80]+[.H80]+[.J80]+[.L80]+[.N80]+[.P80]+[.R80]+[.T80]+[.V80]+[.X80]+[.Z80]" office:value-type="currency" office:currency="EUR" office:value="22.09" calcext:value-type="currency">
            <text:p>22.09 €</text:p>
          </table:table-cell>
          <table:table-cell table:style-name="ce148" table:formula="of:=[.AB80]*0.25" office:value-type="currency" office:currency="EUR" office:value="5.5225" calcext:value-type="currency">
            <text:p>5.52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03820-945-4</text:p>
          </table:table-cell>
          <table:table-cell table:style-name="ce23" office:value-type="string" calcext:value-type="string">
            <text:p>Siemann, <text:span text:style-name="T1">Das Weiszheithaus</text:span></text:p>
          </table:table-cell>
          <table:table-cell table:style-name="ce38"/>
          <table:table-cell table:style-name="ce48"/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24.97" calcext:value-type="currency">
            <text:p>24.97 €</text:p>
          </table:table-cell>
          <table:table-cell table:style-name="ce81" office:value-type="float" office:value="15" calcext:value-type="float">
            <text:p>15</text:p>
          </table:table-cell>
          <table:table-cell table:style-name="ce90" office:value-type="currency" office:currency="EUR" office:value="139.21" calcext:value-type="currency">
            <text:p>139.21 €</text:p>
          </table:table-cell>
          <table:table-cell table:style-name="ce107" office:value-type="float" office:value="3" calcext:value-type="float">
            <text:p>3</text:p>
          </table:table-cell>
          <table:table-cell table:style-name="ce90" office:value-type="currency" office:currency="EUR" office:value="28.43" calcext:value-type="currency">
            <text:p>28.43 €</text:p>
          </table:table-cell>
          <table:table-cell table:style-name="ce121" office:value-type="float" office:value="14" calcext:value-type="float">
            <text:p>14</text:p>
          </table:table-cell>
          <table:table-cell table:style-name="ce116" office:value-type="currency" office:currency="EUR" office:value="127.38" calcext:value-type="currency">
            <text:p>127.38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7.44" calcext:value-type="currency">
            <text:p>17.44 €</text:p>
          </table:table-cell>
          <table:table-cell table:style-name="ce142" table:formula="of:=[.C81]+[.E81]+[.G81]+[.I81]+[.K81]+[.M81]+[.O81]+[.Q81]+[.S81]+[.U81]+[.W81]+[.Y81]" office:value-type="float" office:value="37" calcext:value-type="float">
            <text:p>37</text:p>
          </table:table-cell>
          <table:table-cell table:style-name="ce145" table:formula="of:=[.D81]+[.F81]+[.H81]+[.J81]+[.L81]+[.N81]+[.P81]+[.R81]+[.T81]+[.V81]+[.X81]+[.Z81]" office:value-type="currency" office:currency="EUR" office:value="337.43" calcext:value-type="currency">
            <text:p>337.43 €</text:p>
          </table:table-cell>
          <table:table-cell table:style-name="ce148"/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-778-33-2</text:p>
          </table:table-cell>
          <table:table-cell table:style-name="ce23" office:value-type="string" calcext:value-type="string">
            <text:p>Steiner, <text:span text:style-name="T1">Carambole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48" office:value-type="currency" office:currency="EUR" office:value="6.66" calcext:value-type="currency">
            <text:p>6.66 €</text:p>
          </table:table-cell>
          <table:table-cell table:style-name="ce43" office:value-type="float" office:value="3" calcext:value-type="float">
            <text:p>3</text:p>
          </table:table-cell>
          <table:table-cell table:style-name="ce66" office:value-type="currency" office:currency="EUR" office:value="23.59" calcext:value-type="currency">
            <text:p>23.59 €</text:p>
          </table:table-cell>
          <table:table-cell table:style-name="ce38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5" calcext:value-type="currency">
            <text:p>6.50 €</text:p>
          </table:table-cell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7.51" calcext:value-type="currency">
            <text:p>7.51 €</text:p>
          </table:table-cell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9" calcext:value-type="currency">
            <text:p>5.90 €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26.16" calcext:value-type="currency">
            <text:p>26.16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20.13" calcext:value-type="currency">
            <text:p>20.13 €</text:p>
          </table:table-cell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82]+[.E82]+[.G82]+[.I82]+[.K82]+[.M82]+[.O82]+[.Q82]+[.S82]+[.U82]+[.W82]+[.Y82]" office:value-type="float" office:value="14" calcext:value-type="float">
            <text:p>14</text:p>
          </table:table-cell>
          <table:table-cell table:style-name="ce145" table:formula="of:=[.D82]+[.F82]+[.H82]+[.J82]+[.L82]+[.N82]+[.P82]+[.R82]+[.T82]+[.V82]+[.X82]+[.Z82]" office:value-type="currency" office:currency="EUR" office:value="96.45" calcext:value-type="currency">
            <text:p>96.45 €</text:p>
          </table:table-cell>
          <table:table-cell table:style-name="ce148" table:formula="of:=[.AB82]*0.25" office:value-type="currency" office:currency="EUR" office:value="24.1125" calcext:value-type="currency">
            <text:p>24.11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01-1</text:p>
          </table:table-cell>
          <table:table-cell table:style-name="ce25" office:value-type="string" calcext:value-type="string">
            <text:p>Steiner, <text:span text:style-name="T4">Hasenleben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 office:value-type="float" office:value="-1" calcext:value-type="float">
            <text:p>-1</text:p>
          </table:table-cell>
          <table:table-cell table:style-name="ce66" office:value-type="currency" office:currency="EUR" office:value="-4.36" calcext:value-type="currency">
            <text:p>-4.36 €</text:p>
          </table:table-cell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8.88" calcext:value-type="currency">
            <text:p>8.88 €</text:p>
          </table:table-cell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3.9" calcext:value-type="currency">
            <text:p>3.90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12.69" calcext:value-type="currency">
            <text:p>12.69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8.98" calcext:value-type="currency">
            <text:p>8.98 €</text:p>
          </table:table-cell>
          <table:table-cell table:style-name="ce107" office:value-type="float" office:value="2" calcext:value-type="float">
            <text:p>2</text:p>
          </table:table-cell>
          <table:table-cell table:style-name="ce90" office:value-type="currency" office:currency="EUR" office:value="8.69" calcext:value-type="currency">
            <text:p>8.69 €</text:p>
          </table:table-cell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4.9" calcext:value-type="currency">
            <text:p>4.90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4.36" calcext:value-type="currency">
            <text:p>4.36 €</text:p>
          </table:table-cell>
          <table:table-cell table:style-name="ce142" table:formula="of:=[.C83]+[.E83]+[.G83]+[.I83]+[.K83]+[.M83]+[.O83]+[.Q83]+[.S83]+[.U83]+[.W83]+[.Y83]" office:value-type="float" office:value="11" calcext:value-type="float">
            <text:p>11</text:p>
          </table:table-cell>
          <table:table-cell table:style-name="ce145" table:formula="of:=[.D83]+[.F83]+[.H83]+[.J83]+[.L83]+[.N83]+[.P83]+[.R83]+[.T83]+[.V83]+[.X83]+[.Z83]" office:value-type="currency" office:currency="EUR" office:value="48.04" calcext:value-type="currency">
            <text:p>48.04 €</text:p>
          </table:table-cell>
          <table:table-cell table:style-name="ce148" table:formula="of:=[.AB83]*0.25" office:value-type="currency" office:currency="EUR" office:value="12.01" calcext:value-type="currency">
            <text:p>12.01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65-3</text:p>
          </table:table-cell>
          <table:table-cell table:style-name="ce25" office:value-type="string" calcext:value-type="string">
            <text:p>Steiner, <text:span text:style-name="T4">Junger Mann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73"/>
          <table:table-cell table:style-name="ce66"/>
          <table:table-cell table:style-name="ce73" office:value-type="float" office:value="-1" calcext:value-type="float">
            <text:p>-1</text:p>
          </table:table-cell>
          <table:table-cell table:style-name="ce66" office:value-type="currency" office:currency="EUR" office:value="-6.55" calcext:value-type="currency">
            <text:p>-6.55 €</text:p>
          </table:table-cell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2.4" calcext:value-type="currency">
            <text:p>12.40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9" calcext:value-type="currency">
            <text:p>5.90 €</text:p>
          </table:table-cell>
          <table:table-cell table:style-name="ce107" office:value-type="float" office:value="2" calcext:value-type="float">
            <text:p>2</text:p>
          </table:table-cell>
          <table:table-cell table:style-name="ce90" office:value-type="currency" office:currency="EUR" office:value="7.79" calcext:value-type="currency">
            <text:p>7.79 €</text:p>
          </table:table-cell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84]+[.E84]+[.G84]+[.I84]+[.K84]+[.M84]+[.O84]+[.Q84]+[.S84]+[.U84]+[.W84]+[.Y84]" office:value-type="float" office:value="4" calcext:value-type="float">
            <text:p>4</text:p>
          </table:table-cell>
          <table:table-cell table:style-name="ce145" table:formula="of:=[.D84]+[.F84]+[.H84]+[.J84]+[.L84]+[.N84]+[.P84]+[.R84]+[.T84]+[.V84]+[.X84]+[.Z84]" office:value-type="currency" office:currency="EUR" office:value="19.54" calcext:value-type="currency">
            <text:p>19.54 €</text:p>
          </table:table-cell>
          <table:table-cell table:style-name="ce148" table:formula="of:=[.AB84]*0.25" office:value-type="currency" office:currency="EUR" office:value="4.885" calcext:value-type="currency">
            <text:p>4.89 €</text:p>
          </table:table-cell>
          <table:table-cell table:number-columns-repeated="995"/>
        </table:table-row>
        <table:table-row table:style-name="ro3">
          <table:table-cell table:style-name="ce17" office:value-type="string" calcext:value-type="string">
            <text:p>978-3-03820-035-2</text:p>
          </table:table-cell>
          <table:table-cell table:style-name="ce26" office:value-type="string" calcext:value-type="string">
            <text:p>Stokar, <text:span text:style-name="T4">Gewissheiten</text:span></text:p>
          </table:table-cell>
          <table:table-cell table:style-name="ce41" office:value-type="float" office:value="9" calcext:value-type="float">
            <text:p>9</text:p>
          </table:table-cell>
          <table:table-cell table:style-name="ce51" office:value-type="currency" office:currency="EUR" office:value="58.46" calcext:value-type="currency">
            <text:p>58.46 €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currency" office:currency="EUR" office:value="13.21" calcext:value-type="currency">
            <text:p>13.21 €</text:p>
          </table:table-cell>
          <table:table-cell table:style-name="ce73"/>
          <table:table-cell table:style-name="ce66"/>
          <table:table-cell table:style-name="ce73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85]+[.E85]+[.G85]+[.I85]+[.K85]+[.M85]+[.O85]+[.Q85]+[.S85]+[.U85]+[.W85]+[.Y85]" office:value-type="float" office:value="11" calcext:value-type="float">
            <text:p>11</text:p>
          </table:table-cell>
          <table:table-cell table:style-name="ce145" table:formula="of:=[.D85]+[.F85]+[.H85]+[.J85]+[.L85]+[.N85]+[.P85]+[.R85]+[.T85]+[.V85]+[.X85]+[.Z85]" office:value-type="currency" office:currency="EUR" office:value="71.67" calcext:value-type="currency">
            <text:p>71.67 €</text:p>
          </table:table-cell>
          <table:table-cell table:style-name="ce148" table:formula="of:=[.AB85]*0.25" office:value-type="currency" office:currency="EUR" office:value="17.9175" calcext:value-type="currency">
            <text:p>17.92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30-1</text:p>
          </table:table-cell>
          <table:table-cell table:style-name="ce25" office:value-type="string" calcext:value-type="string">
            <text:p>Taylor, <text:span text:style-name="T4">Blick auf den Hafen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6.05" calcext:value-type="currency">
            <text:p>6.05 €</text:p>
          </table:table-cell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86]+[.E86]+[.G86]+[.I86]+[.K86]+[.M86]+[.O86]+[.Q86]+[.S86]+[.U86]+[.W86]+[.Y86]" office:value-type="float" office:value="1" calcext:value-type="float">
            <text:p>1</text:p>
          </table:table-cell>
          <table:table-cell table:style-name="ce145" table:formula="of:=[.D86]+[.F86]+[.H86]+[.J86]+[.L86]+[.N86]+[.P86]+[.R86]+[.T86]+[.V86]+[.X86]+[.Z86]" office:value-type="currency" office:currency="EUR" office:value="6.05" calcext:value-type="currency">
            <text:p>6.05 €</text:p>
          </table:table-cell>
          <table:table-cell table:style-name="ce148" table:formula="of:=[.AB86]*0.25" office:value-type="currency" office:currency="EUR" office:value="1.5125" calcext:value-type="currency">
            <text:p>1.51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31-8</text:p>
          </table:table-cell>
          <table:table-cell table:style-name="ce25" office:value-type="string" calcext:value-type="string">
            <text:p>Taylor, <text:span text:style-name="T4">Versteckspiel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5.9" calcext:value-type="currency">
            <text:p>5.90 €</text:p>
          </table:table-cell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5.9" calcext:value-type="currency">
            <text:p>5.90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1.47" calcext:value-type="currency">
            <text:p>1.47 €</text:p>
          </table:table-cell>
          <table:table-cell table:style-name="ce142" table:formula="of:=[.C87]+[.E87]+[.G87]+[.I87]+[.K87]+[.M87]+[.O87]+[.Q87]+[.S87]+[.U87]+[.W87]+[.Y87]" office:value-type="float" office:value="3" calcext:value-type="float">
            <text:p>3</text:p>
          </table:table-cell>
          <table:table-cell table:style-name="ce145" table:formula="of:=[.D87]+[.F87]+[.H87]+[.J87]+[.L87]+[.N87]+[.P87]+[.R87]+[.T87]+[.V87]+[.X87]+[.Z87]" office:value-type="currency" office:currency="EUR" office:value="13.27" calcext:value-type="currency">
            <text:p>13.27 €</text:p>
          </table:table-cell>
          <table:table-cell table:style-name="ce148" table:formula="of:=[.AB87]*0.25" office:value-type="currency" office:currency="EUR" office:value="3.3175" calcext:value-type="currency">
            <text:p>3.32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20-2</text:p>
          </table:table-cell>
          <table:table-cell table:style-name="ce25" office:value-type="string" calcext:value-type="string">
            <text:p>Tolstoj, <text:span text:style-name="T4">Familienglück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 office:value-type="float" office:value="7" calcext:value-type="float">
            <text:p>7</text:p>
          </table:table-cell>
          <table:table-cell table:style-name="ce66" office:value-type="currency" office:currency="EUR" office:value="23.28" calcext:value-type="currency">
            <text:p>23.28 €</text:p>
          </table:table-cell>
          <table:table-cell table:style-name="ce38" office:value-type="float" office:value="4" calcext:value-type="float">
            <text:p>4</text:p>
          </table:table-cell>
          <table:table-cell table:style-name="ce66" office:value-type="currency" office:currency="EUR" office:value="13.01" calcext:value-type="currency">
            <text:p>13.01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4.02" calcext:value-type="currency">
            <text:p>4.02 €</text:p>
          </table:table-cell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5.93" calcext:value-type="currency">
            <text:p>5.93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5.9" calcext:value-type="currency">
            <text:p>5.90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0.98" calcext:value-type="currency">
            <text:p>0.98 €</text:p>
          </table:table-cell>
          <table:table-cell table:style-name="ce81"/>
          <table:table-cell table:style-name="ce90"/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16.58" calcext:value-type="currency">
            <text:p>16.58 €</text:p>
          </table:table-cell>
          <table:table-cell table:style-name="ce107" table:formula="of:=2-1" office:value-type="float" office:value="1" calcext:value-type="float">
            <text:p>1</text:p>
          </table:table-cell>
          <table:table-cell table:style-name="ce90" table:formula="of:=7.86-4.36" office:value-type="currency" office:currency="EUR" office:value="3.5" calcext:value-type="currency">
            <text:p>3.50 €</text:p>
          </table:table-cell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0.98" calcext:value-type="currency">
            <text:p>0.98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5" calcext:value-type="currency">
            <text:p>5.00 €</text:p>
          </table:table-cell>
          <table:table-cell table:style-name="ce142" table:formula="of:=[.C88]+[.E88]+[.G88]+[.I88]+[.K88]+[.M88]+[.O88]+[.Q88]+[.S88]+[.U88]+[.W88]+[.Y88]" office:value-type="float" office:value="25" calcext:value-type="float">
            <text:p>25</text:p>
          </table:table-cell>
          <table:table-cell table:style-name="ce145" table:formula="of:=[.D88]+[.F88]+[.H88]+[.J88]+[.L88]+[.N88]+[.P88]+[.R88]+[.T88]+[.V88]+[.X88]+[.Z88]" office:value-type="currency" office:currency="EUR" office:value="79.18" calcext:value-type="currency">
            <text:p>79.18 €</text:p>
          </table:table-cell>
          <table:table-cell table:style-name="ce148" table:formula="of:=[.AB88]*0.25" office:value-type="currency" office:currency="EUR" office:value="19.795" calcext:value-type="currency">
            <text:p>19.80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21-9</text:p>
          </table:table-cell>
          <table:table-cell table:style-name="ce32" office:value-type="string" calcext:value-type="string">
            <text:p><text:span text:style-name="T5">Tolstoj, </text:span><text:span text:style-name="T6">Hadschi Murat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7.68" calcext:value-type="currency">
            <text:p>7.68 €</text:p>
          </table:table-cell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2.35" calcext:value-type="currency">
            <text:p>12.35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0" calcext:value-type="float">
            <text:p>0</text:p>
          </table:table-cell>
          <table:table-cell table:style-name="ce137"/>
          <table:table-cell table:style-name="ce142" table:formula="of:=[.C89]+[.E89]+[.G89]+[.I89]+[.K89]+[.M89]+[.O89]+[.Q89]+[.S89]+[.U89]+[.W89]+[.Y89]" office:value-type="float" office:value="3" calcext:value-type="float">
            <text:p>3</text:p>
          </table:table-cell>
          <table:table-cell table:style-name="ce145" table:formula="of:=[.D89]+[.F89]+[.H89]+[.J89]+[.L89]+[.N89]+[.P89]+[.R89]+[.T89]+[.V89]+[.X89]+[.Z89]" office:value-type="currency" office:currency="EUR" office:value="20.03" calcext:value-type="currency">
            <text:p>20.03 €</text:p>
          </table:table-cell>
          <table:table-cell table:style-name="ce148" table:formula="of:=[.AB89]*0.25" office:value-type="currency" office:currency="EUR" office:value="5.0075" calcext:value-type="currency">
            <text:p>5.01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63-9</text:p>
          </table:table-cell>
          <table:table-cell table:style-name="ce32" office:value-type="string" calcext:value-type="string">
            <text:p><text:span text:style-name="T5">Tschukowskaja, </text:span><text:span text:style-name="T6">Untertauchen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6.05" calcext:value-type="currency">
            <text:p>6.05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5.71" calcext:value-type="currency">
            <text:p>5.71 €</text:p>
          </table:table-cell>
          <table:table-cell table:style-name="ce38"/>
          <table:table-cell table:style-name="ce66"/>
          <table:table-cell table:style-name="ce82"/>
          <table:table-cell table:style-name="ce91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5" calcext:value-type="currency">
            <text:p>6.50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7.4" calcext:value-type="currency">
            <text:p>7.40 €</text:p>
          </table:table-cell>
          <table:table-cell table:style-name="ce81"/>
          <table:table-cell table:style-name="ce90"/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20.17" calcext:value-type="currency">
            <text:p>20.17 €</text:p>
          </table:table-cell>
          <table:table-cell table:style-name="ce107" office:value-type="float" office:value="4" calcext:value-type="float">
            <text:p>4</text:p>
          </table:table-cell>
          <table:table-cell table:style-name="ce90" office:value-type="currency" office:currency="EUR" office:value="26.43" calcext:value-type="currency">
            <text:p>26.43 €</text:p>
          </table:table-cell>
          <table:table-cell table:style-name="ce121" office:value-type="float" office:value="2" calcext:value-type="float">
            <text:p>2</text:p>
          </table:table-cell>
          <table:table-cell table:style-name="ce116" office:value-type="currency" office:currency="EUR" office:value="12.4" calcext:value-type="currency">
            <text:p>12.40 €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currency" office:currency="EUR" office:value="4.67" calcext:value-type="currency">
            <text:p>4.67 €</text:p>
          </table:table-cell>
          <table:table-cell table:style-name="ce142" table:formula="of:=[.C90]+[.E90]+[.G90]+[.I90]+[.K90]+[.M90]+[.O90]+[.Q90]+[.S90]+[.U90]+[.W90]+[.Y90]" office:value-type="float" office:value="14" calcext:value-type="float">
            <text:p>14</text:p>
          </table:table-cell>
          <table:table-cell table:style-name="ce145" table:formula="of:=[.D90]+[.F90]+[.H90]+[.J90]+[.L90]+[.N90]+[.P90]+[.R90]+[.T90]+[.V90]+[.X90]+[.Z90]" office:value-type="currency" office:currency="EUR" office:value="89.33" calcext:value-type="currency">
            <text:p>89.33 €</text:p>
          </table:table-cell>
          <table:table-cell table:style-name="ce148" table:formula="of:=[.AB90]*0.25" office:value-type="currency" office:currency="EUR" office:value="22.3325" calcext:value-type="currency">
            <text:p>22.33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23-3</text:p>
          </table:table-cell>
          <table:table-cell table:style-name="ce25" office:value-type="string" calcext:value-type="string">
            <text:p>Turgenev, <text:span text:style-name="T4">Faust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/>
          <table:table-cell table:style-name="ce137"/>
          <table:table-cell table:style-name="ce142" table:formula="of:=[.C91]+[.E91]+[.G91]+[.I91]+[.K91]+[.M91]+[.O91]+[.Q91]+[.S91]+[.U91]+[.W91]+[.Y91]" office:value-type="float" office:value="0" calcext:value-type="float">
            <text:p>0</text:p>
          </table:table-cell>
          <table:table-cell table:style-name="ce145" table:formula="of:=[.D91]+[.F91]+[.H91]+[.J91]+[.L91]+[.N91]+[.P91]+[.R91]+[.T91]+[.V91]+[.X91]+[.Z91]" office:value-type="currency" office:currency="EUR" office:value="0" calcext:value-type="currency">
            <text:p>0.00 €</text:p>
          </table:table-cell>
          <table:table-cell table:style-name="ce148" table:formula="of:=[.AB91]*0.25" office:value-type="currency" office:currency="EUR" office:value="0" calcext:value-type="currency">
            <text:p>0.00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22-6</text:p>
          </table:table-cell>
          <table:table-cell table:style-name="ce25" office:value-type="string" calcext:value-type="string">
            <text:p>Turgenev, <text:span text:style-name="T4">Klara Milic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0.9" calcext:value-type="currency">
            <text:p>0.90 €</text:p>
          </table:table-cell>
          <table:table-cell table:style-name="ce38"/>
          <table:table-cell table:style-name="ce66"/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/>
          <table:table-cell table:style-name="ce137"/>
          <table:table-cell table:style-name="ce142" table:formula="of:=[.C92]+[.E92]+[.G92]+[.I92]+[.K92]+[.M92]+[.O92]+[.Q92]+[.S92]+[.U92]+[.W92]+[.Y92]" office:value-type="float" office:value="1" calcext:value-type="float">
            <text:p>1</text:p>
          </table:table-cell>
          <table:table-cell table:style-name="ce145" table:formula="of:=[.D92]+[.F92]+[.H92]+[.J92]+[.L92]+[.N92]+[.P92]+[.R92]+[.T92]+[.V92]+[.X92]+[.Z92]" office:value-type="currency" office:currency="EUR" office:value="0.9" calcext:value-type="currency">
            <text:p>0.90 €</text:p>
          </table:table-cell>
          <table:table-cell table:style-name="ce148" table:formula="of:=[.AB92]*0.25" office:value-type="currency" office:currency="EUR" office:value="0.225" calcext:value-type="currency">
            <text:p>0.23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908778-32-5</text:p>
          </table:table-cell>
          <table:table-cell table:style-name="ce25" office:value-type="string" calcext:value-type="string">
            <text:p>Vásárhelyi, <text:span text:style-name="T4">immeer</text:span></text:p>
          </table:table-cell>
          <table:table-cell table:style-name="ce38" office:value-type="float" office:value="1" calcext:value-type="float">
            <text:p>1</text:p>
          </table:table-cell>
          <table:table-cell table:style-name="ce48" office:value-type="currency" office:currency="EUR" office:value="1.94" calcext:value-type="currency">
            <text:p>1.94 €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currency" office:currency="EUR" office:value="8.57" calcext:value-type="currency">
            <text:p>8.57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05" calcext:value-type="currency">
            <text:p>6.05 €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6.05" calcext:value-type="currency">
            <text:p>6.05 €</text:p>
          </table:table-cell>
          <table:table-cell table:style-name="ce82" office:value-type="float" office:value="2" calcext:value-type="float">
            <text:p>2</text:p>
          </table:table-cell>
          <table:table-cell table:style-name="ce91" office:value-type="currency" office:currency="EUR" office:value="12.71" calcext:value-type="currency">
            <text:p>12.71 €</text:p>
          </table:table-cell>
          <table:table-cell table:style-name="ce81"/>
          <table:table-cell table:style-name="ce90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6.5" calcext:value-type="currency">
            <text:p>6.50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5.9" calcext:value-type="currency">
            <text:p>5.90 €</text:p>
          </table:table-cell>
          <table:table-cell table:style-name="ce131"/>
          <table:table-cell table:style-name="ce137"/>
          <table:table-cell table:style-name="ce142" table:formula="of:=[.C93]+[.E93]+[.G93]+[.I93]+[.K93]+[.M93]+[.O93]+[.Q93]+[.S93]+[.U93]+[.W93]+[.Y93]" office:value-type="float" office:value="9" calcext:value-type="float">
            <text:p>9</text:p>
          </table:table-cell>
          <table:table-cell table:style-name="ce145" table:formula="of:=[.D93]+[.F93]+[.H93]+[.J93]+[.L93]+[.N93]+[.P93]+[.R93]+[.T93]+[.V93]+[.X93]+[.Z93]" office:value-type="currency" office:currency="EUR" office:value="47.72" calcext:value-type="currency">
            <text:p>47.72 €</text:p>
          </table:table-cell>
          <table:table-cell table:style-name="ce148" table:formula="of:=[.AB93]*0.25" office:value-type="currency" office:currency="EUR" office:value="11.93" calcext:value-type="currency">
            <text:p>11.93 €</text:p>
          </table:table-cell>
          <table:table-cell table:style-name="ce150" table:number-columns-repeated="995"/>
        </table:table-row>
        <table:table-row table:style-name="ro3">
          <table:table-cell table:style-name="ce9" office:value-type="string" calcext:value-type="string">
            <text:p>978-3-03820-941-6</text:p>
          </table:table-cell>
          <table:table-cell table:style-name="ce25" office:value-type="string" calcext:value-type="string">
            <text:p>Vásárhelyi, <text:span text:style-name="T4">Seit ich fort bin</text:span></text:p>
          </table:table-cell>
          <table:table-cell table:style-name="ce38"/>
          <table:table-cell table:style-name="ce48"/>
          <table:table-cell table:style-name="ce43" office:value-type="float" office:value="3" calcext:value-type="float">
            <text:p>3</text:p>
          </table:table-cell>
          <table:table-cell table:style-name="ce66" table:formula="of:=SUM(26.94-7.42)" office:value-type="currency" office:currency="EUR" office:value="19.52" calcext:value-type="currency">
            <text:p>19.52 €</text:p>
          </table:table-cell>
          <table:table-cell table:style-name="ce38" office:value-type="float" office:value="7" calcext:value-type="float">
            <text:p>7</text:p>
          </table:table-cell>
          <table:table-cell table:style-name="ce66" office:value-type="currency" office:currency="EUR" office:value="58" calcext:value-type="currency">
            <text:p>58.00 €</text:p>
          </table:table-cell>
          <table:table-cell table:style-name="ce38" office:value-type="float" office:value="4" calcext:value-type="float">
            <text:p>4</text:p>
          </table:table-cell>
          <table:table-cell table:style-name="ce66" office:value-type="currency" office:currency="EUR" office:value="31.19" calcext:value-type="currency">
            <text:p>31.19 €</text:p>
          </table:table-cell>
          <table:table-cell table:style-name="ce82" office:value-type="float" office:value="5" calcext:value-type="float">
            <text:p>5</text:p>
          </table:table-cell>
          <table:table-cell table:style-name="ce91" office:value-type="currency" office:currency="EUR" office:value="37.68" calcext:value-type="currency">
            <text:p>37.68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21.53" calcext:value-type="currency">
            <text:p>21.53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23.01" calcext:value-type="currency">
            <text:p>23.01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7.99" calcext:value-type="currency">
            <text:p>7.99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6.68" calcext:value-type="currency">
            <text:p>6.68 €</text:p>
          </table:table-cell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4.5" calcext:value-type="currency">
            <text:p>14.50 €</text:p>
          </table:table-cell>
          <table:table-cell table:style-name="ce142" table:formula="of:=[.C94]+[.E94]+[.G94]+[.I94]+[.K94]+[.M94]+[.O94]+[.Q94]+[.S94]+[.U94]+[.W94]+[.Y94]" office:value-type="float" office:value="29" calcext:value-type="float">
            <text:p>29</text:p>
          </table:table-cell>
          <table:table-cell table:style-name="ce145" table:formula="of:=[.D94]+[.F94]+[.H94]+[.J94]+[.L94]+[.N94]+[.P94]+[.R94]+[.T94]+[.V94]+[.X94]+[.Z94]" office:value-type="currency" office:currency="EUR" office:value="220.1" calcext:value-type="currency">
            <text:p>220.10 €</text:p>
          </table:table-cell>
          <table:table-cell table:style-name="ce148" table:formula="of:=[.AB94]*0.25" office:value-type="currency" office:currency="EUR" office:value="55.025" calcext:value-type="currency">
            <text:p>55.03 €</text:p>
          </table:table-cell>
          <table:table-cell table:style-name="ce150" table:number-columns-repeated="995"/>
        </table:table-row>
        <table:table-row table:style-name="ro3">
          <table:table-cell table:style-name="ce9" office:value-type="string" calcext:value-type="string">
            <text:p>978-3-03820-933-1</text:p>
          </table:table-cell>
          <table:table-cell table:style-name="ce25" office:value-type="string" calcext:value-type="string">
            <text:p>Vilmorin, <text:span text:style-name="T4">Der Brief im Taxi</text:span></text:p>
          </table:table-cell>
          <table:table-cell table:style-name="ce38" office:value-type="float" office:value="26" calcext:value-type="float">
            <text:p>26</text:p>
          </table:table-cell>
          <table:table-cell table:style-name="ce48" office:value-type="currency" office:currency="EUR" office:value="121.06" calcext:value-type="currency">
            <text:p>121.06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table:formula="of:=SUM(10.92-8.65)" office:value-type="currency" office:currency="EUR" office:value="2.27" calcext:value-type="currency">
            <text:p>2.27 €</text:p>
          </table:table-cell>
          <table:table-cell table:style-name="ce38" office:value-type="float" office:value="5" calcext:value-type="float">
            <text:p>5</text:p>
          </table:table-cell>
          <table:table-cell table:style-name="ce66" office:value-type="currency" office:currency="EUR" office:value="23.97" calcext:value-type="currency">
            <text:p>23.97 €</text:p>
          </table:table-cell>
          <table:table-cell table:style-name="ce38" office:value-type="float" office:value="51" calcext:value-type="float">
            <text:p>51</text:p>
          </table:table-cell>
          <table:table-cell table:style-name="ce66" office:value-type="currency" office:currency="EUR" office:value="270.29" calcext:value-type="currency">
            <text:p>270.29 €</text:p>
          </table:table-cell>
          <table:table-cell table:style-name="ce82" office:value-type="float" office:value="8" calcext:value-type="float">
            <text:p>8</text:p>
          </table:table-cell>
          <table:table-cell table:style-name="ce91" office:value-type="currency" office:currency="EUR" office:value="42.8" calcext:value-type="currency">
            <text:p>42.80 €</text:p>
          </table:table-cell>
          <table:table-cell table:style-name="ce81" office:value-type="float" office:value="9" calcext:value-type="float">
            <text:p>9</text:p>
          </table:table-cell>
          <table:table-cell table:style-name="ce90" office:value-type="currency" office:currency="EUR" office:value="47.65" calcext:value-type="currency">
            <text:p>47.65 €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currency" office:currency="EUR" office:value="20.45" calcext:value-type="currency">
            <text:p>20.45 €</text:p>
          </table:table-cell>
          <table:table-cell table:style-name="ce81" office:value-type="float" office:value="10" calcext:value-type="float">
            <text:p>10</text:p>
          </table:table-cell>
          <table:table-cell table:style-name="ce90" office:value-type="currency" office:currency="EUR" office:value="53.46" calcext:value-type="currency">
            <text:p>53.46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16.47" calcext:value-type="currency">
            <text:p>16.47 €</text:p>
          </table:table-cell>
          <table:table-cell table:style-name="ce107"/>
          <table:table-cell table:style-name="ce90"/>
          <table:table-cell table:style-name="ce121"/>
          <table:table-cell table:style-name="ce116"/>
          <table:table-cell table:style-name="ce131" office:value-type="float" office:value="2" calcext:value-type="float">
            <text:p>2</text:p>
          </table:table-cell>
          <table:table-cell table:style-name="ce137" office:value-type="currency" office:currency="EUR" office:value="11.61" calcext:value-type="currency">
            <text:p>11.61 €</text:p>
          </table:table-cell>
          <table:table-cell table:style-name="ce142" table:formula="of:=[.C95]+[.E95]+[.G95]+[.I95]+[.K95]+[.M95]+[.O95]+[.Q95]+[.S95]+[.U95]+[.W95]+[.Y95]" office:value-type="float" office:value="119" calcext:value-type="float">
            <text:p>119</text:p>
          </table:table-cell>
          <table:table-cell table:style-name="ce145" table:formula="of:=[.D95]+[.F95]+[.H95]+[.J95]+[.L95]+[.N95]+[.P95]+[.R95]+[.T95]+[.V95]+[.X95]+[.Z95]" office:value-type="currency" office:currency="EUR" office:value="610.03" calcext:value-type="currency">
            <text:p>610.03 €</text:p>
          </table:table-cell>
          <table:table-cell table:style-name="ce148" table:formula="of:=[.AB95]*0.25" office:value-type="currency" office:currency="EUR" office:value="152.5075" calcext:value-type="currency">
            <text:p>152.51 €</text:p>
          </table:table-cell>
          <table:table-cell table:style-name="ce150" table:number-columns-repeated="995"/>
        </table:table-row>
        <table:table-row table:style-name="ro3">
          <table:table-cell table:style-name="ce9" office:value-type="string" calcext:value-type="string">
            <text:p>978-3-908778-25-7</text:p>
          </table:table-cell>
          <table:table-cell table:style-name="ce25" office:value-type="string" calcext:value-type="string">
            <text:p>Vilmorin, <text:span text:style-name="T4">Julietta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1.01" calcext:value-type="currency">
            <text:p>1.01 €</text:p>
          </table:table-cell>
          <table:table-cell table:style-name="ce38" office:value-type="float" office:value="3" calcext:value-type="float">
            <text:p>3</text:p>
          </table:table-cell>
          <table:table-cell table:style-name="ce66" office:value-type="currency" office:currency="EUR" office:value="9.06" calcext:value-type="currency">
            <text:p>9.06 €</text:p>
          </table:table-cell>
          <table:table-cell table:style-name="ce82"/>
          <table:table-cell table:style-name="ce91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4.43" calcext:value-type="currency">
            <text:p>4.43 €</text:p>
          </table:table-cell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4.91" calcext:value-type="currency">
            <text:p>4.91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8.78" calcext:value-type="currency">
            <text:p>8.78 €</text:p>
          </table:table-cell>
          <table:table-cell table:style-name="ce107"/>
          <table:table-cell table:style-name="ce90"/>
          <table:table-cell table:style-name="ce121"/>
          <table:table-cell table:style-name="ce116"/>
          <table:table-cell table:style-name="ce131"/>
          <table:table-cell table:style-name="ce137"/>
          <table:table-cell table:style-name="ce142" table:formula="of:=[.C96]+[.E96]+[.G96]+[.I96]+[.K96]+[.M96]+[.O96]+[.Q96]+[.S96]+[.U96]+[.W96]+[.Y96]" office:value-type="float" office:value="9" calcext:value-type="float">
            <text:p>9</text:p>
          </table:table-cell>
          <table:table-cell table:style-name="ce145" table:formula="of:=[.D96]+[.F96]+[.H96]+[.J96]+[.L96]+[.N96]+[.P96]+[.R96]+[.T96]+[.V96]+[.X96]+[.Z96]" office:value-type="currency" office:currency="EUR" office:value="28.19" calcext:value-type="currency">
            <text:p>28.19 €</text:p>
          </table:table-cell>
          <table:table-cell table:style-name="ce148" table:formula="of:=[.AB96]*0.25" office:value-type="currency" office:currency="EUR" office:value="7.0475" calcext:value-type="currency">
            <text:p>7.05 €</text:p>
          </table:table-cell>
          <table:table-cell table:style-name="ce150" table:number-columns-repeated="995"/>
        </table:table-row>
        <table:table-row table:style-name="ro3">
          <table:table-cell table:style-name="ce9" office:value-type="string" calcext:value-type="string">
            <text:p>978-3-908778-24-0</text:p>
          </table:table-cell>
          <table:table-cell table:style-name="ce25" office:value-type="string" calcext:value-type="string">
            <text:p>Vilmorin, <text:span text:style-name="T4">Liebesgeschichte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4.02" calcext:value-type="currency">
            <text:p>4.02 €</text:p>
          </table:table-cell>
          <table:table-cell table:style-name="ce38" office:value-type="float" office:value="2" calcext:value-type="float">
            <text:p>2</text:p>
          </table:table-cell>
          <table:table-cell table:style-name="ce66" office:value-type="currency" office:currency="EUR" office:value="8.05" calcext:value-type="currency">
            <text:p>8.05 €</text:p>
          </table:table-cell>
          <table:table-cell table:style-name="ce82"/>
          <table:table-cell table:style-name="ce91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4" calcext:value-type="currency">
            <text:p>4.00 €</text:p>
          </table:table-cell>
          <table:table-cell table:style-name="ce121"/>
          <table:table-cell table:style-name="ce116"/>
          <table:table-cell table:style-name="ce131"/>
          <table:table-cell table:style-name="ce137"/>
          <table:table-cell table:style-name="ce142" table:formula="of:=[.C97]+[.E97]+[.G97]+[.I97]+[.K97]+[.M97]+[.O97]+[.Q97]+[.S97]+[.U97]+[.W97]+[.Y97]" office:value-type="float" office:value="4" calcext:value-type="float">
            <text:p>4</text:p>
          </table:table-cell>
          <table:table-cell table:style-name="ce145" table:formula="of:=[.D97]+[.F97]+[.H97]+[.J97]+[.L97]+[.N97]+[.P97]+[.R97]+[.T97]+[.V97]+[.X97]+[.Z97]" office:value-type="currency" office:currency="EUR" office:value="16.07" calcext:value-type="currency">
            <text:p>16.07 €</text:p>
          </table:table-cell>
          <table:table-cell table:style-name="ce148" table:formula="of:=[.AB97]*0.25" office:value-type="currency" office:currency="EUR" office:value="4.0175" calcext:value-type="currency">
            <text:p>4.02 €</text:p>
          </table:table-cell>
          <table:table-cell table:style-name="ce150" table:number-columns-repeated="995"/>
        </table:table-row>
        <table:table-row table:style-name="ro3">
          <table:table-cell table:style-name="ce9" office:value-type="string" calcext:value-type="string">
            <text:p>978-3-908778-26-4</text:p>
          </table:table-cell>
          <table:table-cell table:style-name="ce25" office:value-type="string" calcext:value-type="string">
            <text:p>Vilmorin, <text:span text:style-name="T4">Madame de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currency" office:currency="EUR" office:value="0" calcext:value-type="currency">
            <text:p>0.00 €</text:p>
          </table:table-cell>
          <table:table-cell table:style-name="ce43"/>
          <table:table-cell table:style-name="ce66"/>
          <table:table-cell table:style-name="ce38"/>
          <table:table-cell table:style-name="ce66"/>
          <table:table-cell table:style-name="ce38" office:value-type="float" office:value="1" calcext:value-type="float">
            <text:p>1</text:p>
          </table:table-cell>
          <table:table-cell table:style-name="ce66" office:value-type="currency" office:currency="EUR" office:value="3.99" calcext:value-type="currency">
            <text:p>3.99 €</text:p>
          </table:table-cell>
          <table:table-cell table:style-name="ce82" office:value-type="float" office:value="1" calcext:value-type="float">
            <text:p>1</text:p>
          </table:table-cell>
          <table:table-cell table:style-name="ce91" office:value-type="currency" office:currency="EUR" office:value="4.02" calcext:value-type="currency">
            <text:p>4.02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7.86" calcext:value-type="currency">
            <text:p>7.86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8.78" calcext:value-type="currency">
            <text:p>8.78 €</text:p>
          </table:table-cell>
          <table:table-cell table:style-name="ce107" office:value-type="float" office:value="1" calcext:value-type="float">
            <text:p>1</text:p>
          </table:table-cell>
          <table:table-cell table:style-name="ce90" office:value-type="currency" office:currency="EUR" office:value="4.36" calcext:value-type="currency">
            <text:p>4.36 €</text:p>
          </table:table-cell>
          <table:table-cell table:style-name="ce121"/>
          <table:table-cell table:style-name="ce116"/>
          <table:table-cell table:style-name="ce131"/>
          <table:table-cell table:style-name="ce137"/>
          <table:table-cell table:style-name="ce142" table:formula="of:=[.C98]+[.E98]+[.G98]+[.I98]+[.K98]+[.M98]+[.O98]+[.Q98]+[.S98]+[.U98]+[.W98]+[.Y98]" office:value-type="float" office:value="7" calcext:value-type="float">
            <text:p>7</text:p>
          </table:table-cell>
          <table:table-cell table:style-name="ce145" table:formula="of:=[.D98]+[.F98]+[.H98]+[.J98]+[.L98]+[.N98]+[.P98]+[.R98]+[.T98]+[.V98]+[.X98]+[.Z98]" office:value-type="currency" office:currency="EUR" office:value="29.01" calcext:value-type="currency">
            <text:p>29.01 €</text:p>
          </table:table-cell>
          <table:table-cell table:style-name="ce148" table:formula="of:=[.AB98]*0.25" office:value-type="currency" office:currency="EUR" office:value="7.2525" calcext:value-type="currency">
            <text:p>7.25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027-7</text:p>
          </table:table-cell>
          <table:table-cell table:style-name="ce25" office:value-type="string" calcext:value-type="string">
            <text:p>Vodolazkin, <text:span text:style-name="T4">Laurus</text:span></text:p>
          </table:table-cell>
          <table:table-cell table:style-name="ce38" office:value-type="float" office:value="8" calcext:value-type="float">
            <text:p>8</text:p>
          </table:table-cell>
          <table:table-cell table:style-name="ce50" office:value-type="currency" office:currency="EUR" office:value="67.45" calcext:value-type="currency">
            <text:p>67.45 €</text:p>
          </table:table-cell>
          <table:table-cell table:style-name="ce43" office:value-type="float" office:value="8" calcext:value-type="float">
            <text:p>8</text:p>
          </table:table-cell>
          <table:table-cell table:style-name="ce66" office:value-type="currency" office:currency="EUR" office:value="57.27" calcext:value-type="currency">
            <text:p>57.27 €</text:p>
          </table:table-cell>
          <table:table-cell table:style-name="ce38" office:value-type="float" office:value="2" calcext:value-type="float">
            <text:p>2</text:p>
          </table:table-cell>
          <table:table-cell table:style-name="ce66" office:value-type="currency" office:currency="EUR" office:value="15.88" calcext:value-type="currency">
            <text:p>15.88 €</text:p>
          </table:table-cell>
          <table:table-cell table:style-name="ce38" office:value-type="float" office:value="5" calcext:value-type="float">
            <text:p>5</text:p>
          </table:table-cell>
          <table:table-cell table:style-name="ce66" office:value-type="currency" office:currency="EUR" office:value="38.96" calcext:value-type="currency">
            <text:p>38.96 €</text:p>
          </table:table-cell>
          <table:table-cell table:style-name="ce82" office:value-type="float" office:value="5" calcext:value-type="float">
            <text:p>5</text:p>
          </table:table-cell>
          <table:table-cell table:style-name="ce91" office:value-type="currency" office:currency="EUR" office:value="41.93" calcext:value-type="currency">
            <text:p>41.93 €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7.47" calcext:value-type="currency">
            <text:p>7.47 €</text:p>
          </table:table-cell>
          <table:table-cell table:style-name="ce81" office:value-type="float" office:value="3" calcext:value-type="float">
            <text:p>3</text:p>
          </table:table-cell>
          <table:table-cell table:style-name="ce90" office:value-type="currency" office:currency="EUR" office:value="25.74" calcext:value-type="currency">
            <text:p>25.74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15.77" calcext:value-type="currency">
            <text:p>15.77 €</text:p>
          </table:table-cell>
          <table:table-cell table:style-name="ce81"/>
          <table:table-cell table:style-name="ce90"/>
          <table:table-cell table:style-name="ce107"/>
          <table:table-cell table:style-name="ce90"/>
          <table:table-cell table:style-name="ce121" office:value-type="float" office:value="1" calcext:value-type="float">
            <text:p>1</text:p>
          </table:table-cell>
          <table:table-cell table:style-name="ce116" office:value-type="currency" office:currency="EUR" office:value="8.54" calcext:value-type="currency">
            <text:p>8.54 €</text:p>
          </table:table-cell>
          <table:table-cell table:style-name="ce131"/>
          <table:table-cell table:style-name="ce137"/>
          <table:table-cell table:style-name="ce142" table:formula="of:=[.C99]+[.E99]+[.G99]+[.I99]+[.K99]+[.M99]+[.O99]+[.Q99]+[.S99]+[.U99]+[.W99]+[.Y99]" office:value-type="float" office:value="35" calcext:value-type="float">
            <text:p>35</text:p>
          </table:table-cell>
          <table:table-cell table:style-name="ce145" table:formula="of:=[.D99]+[.F99]+[.H99]+[.J99]+[.L99]+[.N99]+[.P99]+[.R99]+[.T99]+[.V99]+[.X99]+[.Z99]" office:value-type="currency" office:currency="EUR" office:value="279.01" calcext:value-type="currency">
            <text:p>279.01 €</text:p>
          </table:table-cell>
          <table:table-cell table:style-name="ce148" table:formula="of:=[.AB99]*0.25" office:value-type="currency" office:currency="EUR" office:value="69.7525" calcext:value-type="currency">
            <text:p>69.75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22-5</text:p>
          </table:table-cell>
          <table:table-cell table:style-name="ce25" office:value-type="string" calcext:value-type="string">
            <text:p>Walker, <text:span text:style-name="T4">Hotel Schräg</text:span></text:p>
          </table:table-cell>
          <table:table-cell table:style-name="ce38" office:value-type="float" office:value="14" calcext:value-type="float">
            <text:p>14</text:p>
          </table:table-cell>
          <table:table-cell table:style-name="ce50" office:value-type="currency" office:currency="EUR" office:value="91.58" calcext:value-type="currency">
            <text:p>91.58 €</text:p>
          </table:table-cell>
          <table:table-cell table:style-name="ce43" office:value-type="float" office:value="14" calcext:value-type="float">
            <text:p>14</text:p>
          </table:table-cell>
          <table:table-cell table:style-name="ce66" office:value-type="currency" office:currency="EUR" office:value="94.41" calcext:value-type="currency">
            <text:p>94.41 €</text:p>
          </table:table-cell>
          <table:table-cell table:style-name="ce38" office:value-type="float" office:value="8" calcext:value-type="float">
            <text:p>8</text:p>
          </table:table-cell>
          <table:table-cell table:style-name="ce66" office:value-type="currency" office:currency="EUR" office:value="55.03" calcext:value-type="currency">
            <text:p>55.03 €</text:p>
          </table:table-cell>
          <table:table-cell table:style-name="ce38" office:value-type="float" office:value="19" calcext:value-type="float">
            <text:p>19</text:p>
          </table:table-cell>
          <table:table-cell table:style-name="ce66" office:value-type="currency" office:currency="EUR" office:value="128.71" calcext:value-type="currency">
            <text:p>128.71 €</text:p>
          </table:table-cell>
          <table:table-cell table:style-name="ce82" office:value-type="float" office:value="11" calcext:value-type="float">
            <text:p>11</text:p>
          </table:table-cell>
          <table:table-cell table:style-name="ce91" office:value-type="currency" office:currency="EUR" office:value="74.98" calcext:value-type="currency">
            <text:p>74.98 €</text:p>
          </table:table-cell>
          <table:table-cell table:style-name="ce81" office:value-type="float" office:value="7" calcext:value-type="float">
            <text:p>7</text:p>
          </table:table-cell>
          <table:table-cell table:style-name="ce90" office:value-type="currency" office:currency="EUR" office:value="46.96" calcext:value-type="currency">
            <text:p>46.96 €</text:p>
          </table:table-cell>
          <table:table-cell table:style-name="ce81" office:value-type="float" office:value="9" calcext:value-type="float">
            <text:p>9</text:p>
          </table:table-cell>
          <table:table-cell table:style-name="ce90" office:value-type="currency" office:currency="EUR" office:value="59.67" calcext:value-type="currency">
            <text:p>59.67 €</text:p>
          </table:table-cell>
          <table:table-cell table:style-name="ce81" office:value-type="float" office:value="11" calcext:value-type="float">
            <text:p>11</text:p>
          </table:table-cell>
          <table:table-cell table:style-name="ce90" office:value-type="currency" office:currency="EUR" office:value="69.9" calcext:value-type="currency">
            <text:p>69.90 €</text:p>
          </table:table-cell>
          <table:table-cell table:style-name="ce81" office:value-type="float" office:value="6" calcext:value-type="float">
            <text:p>6</text:p>
          </table:table-cell>
          <table:table-cell table:style-name="ce90" office:value-type="currency" office:currency="EUR" office:value="38.95" calcext:value-type="currency">
            <text:p>38.95 €</text:p>
          </table:table-cell>
          <table:table-cell table:style-name="ce107" office:value-type="float" office:value="9" calcext:value-type="float">
            <text:p>9</text:p>
          </table:table-cell>
          <table:table-cell table:style-name="ce90" office:value-type="currency" office:currency="EUR" office:value="55.49" calcext:value-type="currency">
            <text:p>55.49 €</text:p>
          </table:table-cell>
          <table:table-cell table:style-name="ce121" office:value-type="float" office:value="5" calcext:value-type="float">
            <text:p>5</text:p>
          </table:table-cell>
          <table:table-cell table:style-name="ce116" office:value-type="currency" office:currency="EUR" office:value="31.93" calcext:value-type="currency">
            <text:p>31.93 €</text:p>
          </table:table-cell>
          <table:table-cell table:style-name="ce131" office:value-type="float" office:value="4" calcext:value-type="float">
            <text:p>4</text:p>
          </table:table-cell>
          <table:table-cell table:style-name="ce137" office:value-type="currency" office:currency="EUR" office:value="29.3" calcext:value-type="currency">
            <text:p>29.30 €</text:p>
          </table:table-cell>
          <table:table-cell table:style-name="ce142" table:formula="of:=[.C100]+[.E100]+[.G100]+[.I100]+[.K100]+[.M100]+[.O100]+[.Q100]+[.S100]+[.U100]+[.W100]+[.Y100]" office:value-type="float" office:value="117" calcext:value-type="float">
            <text:p>117</text:p>
          </table:table-cell>
          <table:table-cell table:style-name="ce145" table:formula="of:=[.D100]+[.F100]+[.H100]+[.J100]+[.L100]+[.N100]+[.P100]+[.R100]+[.T100]+[.V100]+[.X100]+[.Z100]" office:value-type="currency" office:currency="EUR" office:value="776.91" calcext:value-type="currency">
            <text:p>776.91 €</text:p>
          </table:table-cell>
          <table:table-cell table:style-name="ce148" table:formula="of:=[.AB100]*0.25" office:value-type="currency" office:currency="EUR" office:value="194.2275" calcext:value-type="currency">
            <text:p>194.23 €</text:p>
          </table:table-cell>
          <table:table-cell table:number-columns-repeated="995"/>
        </table:table-row>
        <table:table-row table:style-name="ro3">
          <table:table-cell table:style-name="ce9" office:value-type="string" calcext:value-type="string">
            <text:p>978-3-03820-938-6</text:p>
          </table:table-cell>
          <table:table-cell table:style-name="ce25" office:value-type="string" calcext:value-type="string">
            <text:p>Walker, <text:span text:style-name="T4">Stille Nacht</text:span></text:p>
          </table:table-cell>
          <table:table-cell table:style-name="ce39" office:value-type="float" office:value="22" calcext:value-type="float">
            <text:p>22</text:p>
          </table:table-cell>
          <table:table-cell table:style-name="ce55" office:value-type="currency" office:currency="EUR" office:value="101.53" calcext:value-type="currency">
            <text:p>101.53 €</text:p>
          </table:table-cell>
          <table:table-cell table:style-name="ce43" office:value-type="float" office:value="17" calcext:value-type="float">
            <text:p>17</text:p>
          </table:table-cell>
          <table:table-cell table:style-name="ce66" office:value-type="currency" office:currency="EUR" office:value="86.81" calcext:value-type="currency">
            <text:p>86.81 €</text:p>
          </table:table-cell>
          <table:table-cell table:style-name="ce38" office:value-type="float" office:value="2" calcext:value-type="float">
            <text:p>2</text:p>
          </table:table-cell>
          <table:table-cell table:style-name="ce66" office:value-type="currency" office:currency="EUR" office:value="10.85" calcext:value-type="currency">
            <text:p>10.85 €</text:p>
          </table:table-cell>
          <table:table-cell table:style-name="ce38" office:value-type="float" office:value="6" calcext:value-type="float">
            <text:p>6</text:p>
          </table:table-cell>
          <table:table-cell table:style-name="ce66" office:value-type="currency" office:currency="EUR" office:value="30.43" calcext:value-type="currency">
            <text:p>30.43 €</text:p>
          </table:table-cell>
          <table:table-cell table:style-name="ce82" office:value-type="float" office:value="7" calcext:value-type="float">
            <text:p>7</text:p>
          </table:table-cell>
          <table:table-cell table:style-name="ce91" office:value-type="currency" office:currency="EUR" office:value="35.7" calcext:value-type="currency">
            <text:p>35.70 €</text:p>
          </table:table-cell>
          <table:table-cell table:style-name="ce81" office:value-type="float" office:value="9" calcext:value-type="float">
            <text:p>9</text:p>
          </table:table-cell>
          <table:table-cell table:style-name="ce90" office:value-type="currency" office:currency="EUR" office:value="44.79" calcext:value-type="currency">
            <text:p>44.79 €</text:p>
          </table:table-cell>
          <table:table-cell table:style-name="ce81" office:value-type="float" office:value="8" calcext:value-type="float">
            <text:p>8</text:p>
          </table:table-cell>
          <table:table-cell table:style-name="ce90" office:value-type="currency" office:currency="EUR" office:value="39.38" calcext:value-type="currency">
            <text:p>39.38 €</text:p>
          </table:table-cell>
          <table:table-cell table:style-name="ce81" office:value-type="float" office:value="8" calcext:value-type="float">
            <text:p>8</text:p>
          </table:table-cell>
          <table:table-cell table:style-name="ce90" office:value-type="currency" office:currency="EUR" office:value="39.37" calcext:value-type="currency">
            <text:p>39.37 €</text:p>
          </table:table-cell>
          <table:table-cell table:style-name="ce81" office:value-type="float" office:value="2" calcext:value-type="float">
            <text:p>2</text:p>
          </table:table-cell>
          <table:table-cell table:style-name="ce90" office:value-type="currency" office:currency="EUR" office:value="9.58" calcext:value-type="currency">
            <text:p>9.58 €</text:p>
          </table:table-cell>
          <table:table-cell table:style-name="ce107" table:formula="of:=12-1" office:value-type="float" office:value="11" calcext:value-type="float">
            <text:p>11</text:p>
          </table:table-cell>
          <table:table-cell table:style-name="ce90" table:formula="of:=57.48-7.32" office:value-type="currency" office:currency="EUR" office:value="50.16" calcext:value-type="currency">
            <text:p>50.16 €</text:p>
          </table:table-cell>
          <table:table-cell table:style-name="ce121" office:value-type="float" office:value="12" calcext:value-type="float">
            <text:p>12</text:p>
          </table:table-cell>
          <table:table-cell table:style-name="ce116" office:value-type="currency" office:currency="EUR" office:value="57.91" calcext:value-type="currency">
            <text:p>57.91 €</text:p>
          </table:table-cell>
          <table:table-cell table:style-name="ce131" office:value-type="float" office:value="16" calcext:value-type="float">
            <text:p>16</text:p>
          </table:table-cell>
          <table:table-cell table:style-name="ce137" office:value-type="currency" office:currency="EUR" office:value="49.01" calcext:value-type="currency">
            <text:p>49.01 €</text:p>
          </table:table-cell>
          <table:table-cell table:style-name="ce142" table:formula="of:=[.C101]+[.E101]+[.G101]+[.I101]+[.K101]+[.M101]+[.O101]+[.Q101]+[.S101]+[.U101]+[.W101]+[.Y101]" office:value-type="float" office:value="120" calcext:value-type="float">
            <text:p>120</text:p>
          </table:table-cell>
          <table:table-cell table:style-name="ce145" table:formula="of:=[.D101]+[.F101]+[.H101]+[.J101]+[.L101]+[.N101]+[.P101]+[.R101]+[.T101]+[.V101]+[.X101]+[.Z101]" office:value-type="currency" office:currency="EUR" office:value="555.52" calcext:value-type="currency">
            <text:p>555.52 €</text:p>
          </table:table-cell>
          <table:table-cell table:style-name="ce148" table:formula="of:=[.AB101]*0.25" office:value-type="currency" office:currency="EUR" office:value="138.88" calcext:value-type="currency">
            <text:p>138.88 €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978-3-908778-28-8</text:p>
          </table:table-cell>
          <table:table-cell table:style-name="ce23" office:value-type="string" calcext:value-type="string">
            <text:p>Wharton, <text:span text:style-name="T1">Prüfstein</text:span></text:p>
          </table:table-cell>
          <table:table-cell table:style-name="ce38" office:value-type="float" office:value="0" calcext:value-type="float">
            <text:p>0</text:p>
          </table:table-cell>
          <table:table-cell table:style-name="ce48" office:value-type="currency" office:currency="EUR" office:value="0" calcext:value-type="currency">
            <text:p>0.00 €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currency" office:currency="EUR" office:value="4.84" calcext:value-type="currency">
            <text:p>4.84 €</text:p>
          </table:table-cell>
          <table:table-cell table:style-name="ce38"/>
          <table:table-cell table:style-name="ce66"/>
          <table:table-cell table:style-name="ce38"/>
          <table:table-cell table:style-name="ce66"/>
          <table:table-cell table:style-name="ce82"/>
          <table:table-cell table:style-name="ce91"/>
          <table:table-cell table:style-name="ce81" office:value-type="float" office:value="1" calcext:value-type="float">
            <text:p>1</text:p>
          </table:table-cell>
          <table:table-cell table:style-name="ce90" office:value-type="currency" office:currency="EUR" office:value="4.72" calcext:value-type="currency">
            <text:p>4.72 €</text:p>
          </table:table-cell>
          <table:table-cell table:style-name="ce81"/>
          <table:table-cell table:style-name="ce90"/>
          <table:table-cell table:style-name="ce81"/>
          <table:table-cell table:style-name="ce90"/>
          <table:table-cell table:style-name="ce81"/>
          <table:table-cell table:style-name="ce90"/>
          <table:table-cell table:style-name="ce107"/>
          <table:table-cell table:style-name="ce90"/>
          <table:table-cell table:style-name="ce121"/>
          <table:table-cell table:style-name="ce116"/>
          <table:table-cell table:style-name="ce131"/>
          <table:table-cell table:style-name="ce137"/>
          <table:table-cell table:style-name="ce142" table:formula="of:=[.C102]+[.E102]+[.G102]+[.I102]+[.K102]+[.M102]+[.O102]+[.Q102]+[.S102]+[.U102]+[.W102]+[.Y102]" office:value-type="float" office:value="2" calcext:value-type="float">
            <text:p>2</text:p>
          </table:table-cell>
          <table:table-cell table:style-name="ce145" table:formula="of:=[.D102]+[.F102]+[.H102]+[.J102]+[.L102]+[.N102]+[.P102]+[.R102]+[.T102]+[.V102]+[.X102]+[.Z102]" office:value-type="currency" office:currency="EUR" office:value="9.56" calcext:value-type="currency">
            <text:p>9.56 €</text:p>
          </table:table-cell>
          <table:table-cell table:style-name="ce148" table:formula="of:=[.AB102]*0.25" office:value-type="currency" office:currency="EUR" office:value="2.39" calcext:value-type="currency">
            <text:p>2.39 €</text:p>
          </table:table-cell>
          <table:table-cell table:number-columns-repeated="995"/>
        </table:table-row>
        <table:table-row table:style-name="ro3">
          <table:table-cell table:style-name="ce18" office:value-type="string" calcext:value-type="string">
            <text:p>978-3-908778-29-5</text:p>
          </table:table-cell>
          <table:table-cell table:style-name="ce33" office:value-type="string" calcext:value-type="string">
            <text:p>Wyndham,<text:span text:style-name="T1"> Der andere Garten</text:span>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currency" office:currency="EUR" office:value="0" calcext:value-type="currency">
            <text:p>0.00 €</text:p>
          </table:table-cell>
          <table:table-cell table:style-name="ce61"/>
          <table:table-cell table:style-name="ce70"/>
          <table:table-cell table:style-name="ce75"/>
          <table:table-cell table:style-name="ce70"/>
          <table:table-cell table:style-name="ce75" office:value-type="float" office:value="2" calcext:value-type="float">
            <text:p>2</text:p>
          </table:table-cell>
          <table:table-cell table:style-name="ce70" office:value-type="currency" office:currency="EUR" office:value="8.59" calcext:value-type="currency">
            <text:p>8.59 €</text:p>
          </table:table-cell>
          <table:table-cell table:style-name="ce83"/>
          <table:table-cell table:style-name="ce92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113"/>
          <table:table-cell table:style-name="ce99"/>
          <table:table-cell table:style-name="ce120"/>
          <table:table-cell table:style-name="ce126"/>
          <table:table-cell table:style-name="ce132"/>
          <table:table-cell table:style-name="ce138"/>
          <table:table-cell table:style-name="ce142" table:formula="of:=[.C103]+[.E103]+[.G103]+[.I103]+[.K103]+[.M103]+[.O103]+[.Q103]+[.S103]+[.U103]+[.W103]+[.Y103]" office:value-type="float" office:value="2" calcext:value-type="float">
            <text:p>2</text:p>
          </table:table-cell>
          <table:table-cell table:style-name="ce145" table:formula="of:=[.D103]+[.F103]+[.H103]+[.J103]+[.L103]+[.N103]+[.P103]+[.R103]+[.T103]+[.V103]+[.X103]+[.Z103]" office:value-type="currency" office:currency="EUR" office:value="8.59" calcext:value-type="currency">
            <text:p>8.59 €</text:p>
          </table:table-cell>
          <table:table-cell table:style-name="ce148" table:formula="of:=[.AB103]*0.25" office:value-type="currency" office:currency="EUR" office:value="2.1475" calcext:value-type="currency">
            <text:p>2.15 €</text:p>
          </table:table-cell>
          <table:table-cell table:number-columns-repeated="995"/>
        </table:table-row>
        <table:table-row table:style-name="ro3">
          <table:table-cell table:style-name="ce19"/>
          <table:table-cell table:style-name="ce34" office:value-type="string" calcext:value-type="string">
            <text:p>Total</text:p>
          </table:table-cell>
          <table:table-cell table:style-name="ce44" table:formula="of:=SUM([.C6:.C103])" office:value-type="float" office:value="191" calcext:value-type="float">
            <text:p>191</text:p>
          </table:table-cell>
          <table:table-cell table:style-name="ce56" table:formula="of:=SUM([.D6:.D103])" office:value-type="currency" office:currency="EUR" office:value="1009.62" calcext:value-type="currency">
            <text:p>1,009.62 €</text:p>
          </table:table-cell>
          <table:table-cell table:style-name="ce62" table:formula="of:=SUM([.E6:.E103])" office:value-type="float" office:value="192" calcext:value-type="float">
            <text:p>192</text:p>
          </table:table-cell>
          <table:table-cell table:style-name="ce71" table:formula="of:=SUM([.F6:.F103])" office:value-type="currency" office:currency="EUR" office:value="1048.72" calcext:value-type="currency">
            <text:p>1,048.72 €</text:p>
          </table:table-cell>
          <table:table-cell table:style-name="ce62" table:formula="of:=SUM([.G6:.G103])" office:value-type="float" office:value="129" calcext:value-type="float">
            <text:p>129</text:p>
          </table:table-cell>
          <table:table-cell table:style-name="ce71" table:formula="of:=SUM([.H6:.H103])" office:value-type="currency" office:currency="EUR" office:value="725.78" calcext:value-type="currency">
            <text:p>725.78 €</text:p>
          </table:table-cell>
          <table:table-cell table:style-name="ce62" table:formula="of:=SUM([.I6:.I103])" office:value-type="float" office:value="167" calcext:value-type="float">
            <text:p>167</text:p>
          </table:table-cell>
          <table:table-cell table:style-name="ce71" table:formula="of:=SUM([.J6:.J103])" office:value-type="currency" office:currency="EUR" office:value="920.54" calcext:value-type="currency">
            <text:p>920.54 €</text:p>
          </table:table-cell>
          <table:table-cell table:style-name="ce62" table:formula="of:=SUM([.K6:.K103])" office:value-type="float" office:value="110" calcext:value-type="float">
            <text:p>110</text:p>
          </table:table-cell>
          <table:table-cell table:style-name="ce71" table:formula="of:=SUM([.L6:.L103])" office:value-type="currency" office:currency="EUR" office:value="637.83" calcext:value-type="currency">
            <text:p>637.83 €</text:p>
          </table:table-cell>
          <table:table-cell table:style-name="ce62" table:formula="of:=SUM([.M6:.M103])" office:value-type="float" office:value="143" calcext:value-type="float">
            <text:p>143</text:p>
          </table:table-cell>
          <table:table-cell table:style-name="ce71" table:formula="of:=SUM([.N6:.N103])" office:value-type="currency" office:currency="EUR" office:value="758.94" calcext:value-type="currency">
            <text:p>758.94 €</text:p>
          </table:table-cell>
          <table:table-cell table:style-name="ce62" table:formula="of:=SUM([.O6:.O103])" office:value-type="float" office:value="137" calcext:value-type="float">
            <text:p>137</text:p>
          </table:table-cell>
          <table:table-cell table:style-name="ce71" table:formula="of:=SUM([.P6:.P103])" office:value-type="currency" office:currency="EUR" office:value="793.39" calcext:value-type="currency">
            <text:p>793.39 €</text:p>
          </table:table-cell>
          <table:table-cell table:style-name="ce103" table:formula="of:=SUM([.Q6:.Q103])" office:value-type="float" office:value="203" calcext:value-type="float">
            <text:p>203</text:p>
          </table:table-cell>
          <table:table-cell table:style-name="ce56" table:formula="of:=SUM([.R6:.R103])" office:value-type="currency" office:currency="EUR" office:value="1160.98" calcext:value-type="currency">
            <text:p>1,160.98 €</text:p>
          </table:table-cell>
          <table:table-cell table:style-name="ce103" table:formula="of:=SUM([.S6:.S103])" office:value-type="float" office:value="219" calcext:value-type="float">
            <text:p>219</text:p>
          </table:table-cell>
          <table:table-cell table:style-name="ce103" table:formula="of:=SUM([.T6:.T103])" office:value-type="float" office:value="1363.342" calcext:value-type="float">
            <text:p>1363.342</text:p>
          </table:table-cell>
          <table:table-cell table:style-name="ce114" table:formula="of:=SUM([.U6:.U103])" office:value-type="float" office:value="192" calcext:value-type="float">
            <text:p>192</text:p>
          </table:table-cell>
          <table:table-cell table:style-name="ce117" table:formula="of:=SUM([.V6:.V103])" office:value-type="currency" office:currency="EUR" office:value="1104.41" calcext:value-type="currency">
            <text:p>1,104.41 €</text:p>
          </table:table-cell>
          <table:table-cell table:style-name="ce103" table:formula="of:=SUM([.W6:.W103])" office:value-type="float" office:value="167" calcext:value-type="float">
            <text:p>167</text:p>
          </table:table-cell>
          <table:table-cell table:style-name="ce103" table:formula="of:=SUM([.X6:.X103])" office:value-type="float" office:value="1018.38" calcext:value-type="float">
            <text:p>1018.38</text:p>
          </table:table-cell>
          <table:table-cell table:style-name="ce133" table:formula="of:=SUM([.Y6:.Y103])" office:value-type="float" office:value="144" calcext:value-type="float">
            <text:p>144</text:p>
          </table:table-cell>
          <table:table-cell table:style-name="ce117" table:formula="of:=SUM([.Z6:.Z103])" office:value-type="currency" office:currency="EUR" office:value="771.14" calcext:value-type="currency">
            <text:p>771.14 €</text:p>
          </table:table-cell>
          <table:table-cell table:style-name="ce143" table:formula="of:=SUM([.AA6:.AA103])" office:value-type="float" office:value="1994" calcext:value-type="float">
            <text:p>1994</text:p>
          </table:table-cell>
          <table:table-cell table:style-name="ce146" table:formula="of:=SUM([.AB6:.AB103])" office:value-type="currency" office:currency="EUR" office:value="11313.072" calcext:value-type="currency">
            <text:p>11,313.07 €</text:p>
          </table:table-cell>
          <table:table-cell table:style-name="ce149" table:formula="of:=SUM([.AC6:.AC103])" office:value-type="currency" office:currency="EUR" office:value="2238.078" calcext:value-type="currency">
            <text:p>2,238.08 €</text:p>
          </table:table-cell>
          <table:table-cell table:number-columns-repeated="995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" svg:font-family="'Gill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27P0"/>
    </number:currency-style>
    <number:currency-style style:name="N128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29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ine doerlemann</meta:initial-creator>
    <dc:creator>sabine doerlemann</dc:creator>
    <meta:creation-date>2017-12-07T11:47:33</meta:creation-date>
    <dc:date>2018-03-16T16:05:11</dc:date>
    <meta:generator>LibreOffice/6.0.7.3$Linux_X86_64 LibreOffice_project/00m0$Build-3</meta:generator>
    <meta:document-statistic meta:table-count="1" meta:cell-count="1806" meta:object-count="0"/>
    <meta:user-defined meta:name="AppVersion">14.0300</meta:user-defined>
    <meta:user-defined meta:name="Company">Dörlemann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